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17.59cm" table:align="margins" fo:background-color="transparent" style:writing-mode="lr-tb">
        <style:background-image/>
      </style:table-properties>
    </style:style>
    <style:style style:name="Table3.A" style:family="table-column">
      <style:table-column-properties style:column-width="3.408cm" style:rel-column-width="12696*"/>
    </style:style>
    <style:style style:name="Table3.B" style:family="table-column">
      <style:table-column-properties style:column-width="14.182cm" style:rel-column-width="52839*"/>
    </style:style>
    <style:style style:name="Table3.1" style:family="table-row">
      <style:table-row-properties fo:background-color="transparent">
        <style:background-image/>
      </style:table-row-properties>
    </style:style>
    <style:style style:name="Table3.A1" style:family="table-cell">
      <style:table-cell-properties fo:background-color="#d3d3d3"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fo:background-color="transparent" style:writing-mode="lr-tb">
        <style:background-image/>
      </style:table-properties>
    </style:style>
    <style:style style:name="Table4.A" style:family="table-column">
      <style:table-column-properties style:column-width="3.408cm" style:rel-column-width="12696*"/>
    </style:style>
    <style:style style:name="Table4.B" style:family="table-column">
      <style:table-column-properties style:column-width="14.182cm" style:rel-column-width="52839*"/>
    </style:style>
    <style:style style:name="Table4.1" style:family="table-row">
      <style:table-row-properties fo:background-color="transparent">
        <style:background-image/>
      </style:table-row-properties>
    </style:style>
    <style:style style:name="Table4.A1" style:family="table-cell">
      <style:table-cell-properties fo:background-color="#d3d3d3"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4.A3" style:family="table-cell">
      <style:table-cell-properties fo:padding="0.097cm" fo:border-left="0.5pt solid #000000" fo:border-right="none" fo:border-top="none" fo:border-bottom="0.5pt solid #000000"/>
    </style:style>
    <style:style style:name="Table4.B3" style:family="table-cell">
      <style:table-cell-properties fo:padding="0.097cm" fo:border-left="0.5pt solid #000000" fo:border-right="0.5pt solid #000000" fo:border-top="none" fo:border-bottom="0.5pt solid #000000"/>
    </style:style>
    <style:style style:name="Table4.A4" style:family="table-cell">
      <style:table-cell-properties fo:padding="0.097cm" fo:border-left="0.5pt solid #000000" fo:border-right="none" fo:border-top="none" fo:border-bottom="0.5pt solid #000000"/>
    </style:style>
    <style:style style:name="Table4.B4" style:family="table-cell">
      <style:table-cell-properties fo:padding="0.097cm" fo:border-left="0.5pt solid #000000" fo:border-right="0.5pt solid #000000" fo:border-top="none" fo:border-bottom="0.5pt solid #000000"/>
    </style:style>
    <style:style style:name="Table4.A5" style:family="table-cell">
      <style:table-cell-properties fo:padding="0.097cm" fo:border-left="0.5pt solid #000000" fo:border-right="none" fo:border-top="none" fo:border-bottom="0.5pt solid #000000"/>
    </style:style>
    <style:style style:name="Table4.B5"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fo:background-color="transparent" style:writing-mode="lr-tb">
        <style:background-image/>
      </style:table-properties>
    </style:style>
    <style:style style:name="Table5.A" style:family="table-column">
      <style:table-column-properties style:column-width="3.408cm" style:rel-column-width="12696*"/>
    </style:style>
    <style:style style:name="Table5.B" style:family="table-column">
      <style:table-column-properties style:column-width="14.182cm" style:rel-column-width="52839*"/>
    </style:style>
    <style:style style:name="Table5.1" style:family="table-row">
      <style:table-row-properties fo:background-color="transparent">
        <style:background-image/>
      </style:table-row-properties>
    </style:style>
    <style:style style:name="Table5.A1" style:family="table-cell">
      <style:table-cell-properties fo:background-color="#d3d3d3"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5.A5" style:family="table-cell">
      <style:table-cell-properties fo:padding="0.097cm" fo:border-left="0.5pt solid #000000" fo:border-right="none" fo:border-top="none" fo:border-bottom="0.5pt solid #000000"/>
    </style:style>
    <style:style style:name="Table5.B5" style:family="table-cell">
      <style:table-cell-properties fo:padding="0.097cm" fo:border-left="0.5pt solid #000000" fo:border-right="0.5pt solid #000000" fo:border-top="none" fo:border-bottom="0.5pt solid #000000"/>
    </style:style>
    <style:style style:name="Table6" style:family="table">
      <style:table-properties style:width="17.59cm" table:align="margins" fo:background-color="transparent" style:writing-mode="lr-tb">
        <style:background-image/>
      </style:table-properties>
    </style:style>
    <style:style style:name="Table6.A" style:family="table-column">
      <style:table-column-properties style:column-width="3.408cm" style:rel-column-width="12696*"/>
    </style:style>
    <style:style style:name="Table6.B" style:family="table-column">
      <style:table-column-properties style:column-width="14.182cm" style:rel-column-width="52839*"/>
    </style:style>
    <style:style style:name="Table6.1" style:family="table-row">
      <style:table-row-properties fo:background-color="transparent">
        <style:background-image/>
      </style:table-row-properties>
    </style:style>
    <style:style style:name="Table6.A1" style:family="table-cell">
      <style:table-cell-properties fo:background-color="#d3d3d3"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0.5pt solid #000000"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7" style:family="table">
      <style:table-properties style:width="17.59cm" table:align="margins" fo:background-color="transparent" style:writing-mode="lr-tb">
        <style:background-image/>
      </style:table-properties>
    </style:style>
    <style:style style:name="Table7.A" style:family="table-column">
      <style:table-column-properties style:column-width="3.408cm" style:rel-column-width="12696*"/>
    </style:style>
    <style:style style:name="Table7.B" style:family="table-column">
      <style:table-column-properties style:column-width="14.182cm" style:rel-column-width="52839*"/>
    </style:style>
    <style:style style:name="Table7.1" style:family="table-row">
      <style:table-row-properties fo:background-color="transparent">
        <style:background-image/>
      </style:table-row-properties>
    </style:style>
    <style:style style:name="Table7.A1" style:family="table-cell">
      <style:table-cell-properties fo:background-color="#d3d3d3" fo:padding="0.097cm" fo:border="0.5pt solid #000000">
        <style:background-image/>
      </style:table-cell-properties>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A5" style:family="table-cell">
      <style:table-cell-properties fo:padding="0.097cm" fo:border-left="0.5pt solid #000000" fo:border-right="none"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1" style:family="table">
      <style:table-properties style:width="17.59cm" table:align="margins" fo:background-color="transparent" style:writing-mode="lr-tb">
        <style:background-image/>
      </style:table-properties>
    </style:style>
    <style:style style:name="Table1.A" style:family="table-column">
      <style:table-column-properties style:column-width="3.408cm" style:rel-column-width="12696*"/>
    </style:style>
    <style:style style:name="Table1.B" style:family="table-column">
      <style:table-column-properties style:column-width="14.182cm" style:rel-column-width="52839*"/>
    </style:style>
    <style:style style:name="Table1.1" style:family="table-row">
      <style:table-row-properties fo:background-color="transparent">
        <style:background-image/>
      </style:table-row-properties>
    </style:style>
    <style:style style:name="Table1.A1" style:family="table-cell">
      <style:table-cell-properties fo:background-color="#d3d3d3"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0.5pt solid #000000" fo:border-top="none" fo:border-bottom="0.5pt solid #000000"/>
    </style:style>
    <style:style style:name="Table9" style:family="table">
      <style:table-properties style:width="17.59cm" table:align="margins" fo:background-color="transparent" style:writing-mode="lr-tb">
        <style:background-image/>
      </style:table-properties>
    </style:style>
    <style:style style:name="Table9.A" style:family="table-column">
      <style:table-column-properties style:column-width="3.408cm" style:rel-column-width="12696*"/>
    </style:style>
    <style:style style:name="Table9.B" style:family="table-column">
      <style:table-column-properties style:column-width="14.182cm" style:rel-column-width="52839*"/>
    </style:style>
    <style:style style:name="Table9.1" style:family="table-row">
      <style:table-row-properties fo:background-color="transparent">
        <style:background-image/>
      </style:table-row-properties>
    </style:style>
    <style:style style:name="Table9.A1" style:family="table-cell">
      <style:table-cell-properties fo:background-color="#d3d3d3" fo:padding="0.097cm" fo:border="0.5pt solid #000000">
        <style:background-image/>
      </style:table-cell-properties>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9.A3" style:family="table-cell">
      <style:table-cell-properties fo:padding="0.097cm" fo:border-left="0.5pt solid #000000" fo:border-right="none" fo:border-top="none" fo:border-bottom="0.5pt solid #000000"/>
    </style:style>
    <style:style style:name="Table9.B3" style:family="table-cell">
      <style:table-cell-properties fo:padding="0.097cm" fo:border-left="0.5pt solid #000000" fo:border-right="0.5pt solid #000000" fo:border-top="none" fo:border-bottom="0.5pt solid #000000"/>
    </style:style>
    <style:style style:name="Table9.A4" style:family="table-cell">
      <style:table-cell-properties fo:padding="0.097cm" fo:border-left="0.5pt solid #000000" fo:border-right="none" fo:border-top="none" fo:border-bottom="0.5pt solid #000000"/>
    </style:style>
    <style:style style:name="Table9.B4" style:family="table-cell">
      <style:table-cell-properties fo:padding="0.097cm" fo:border-left="0.5pt solid #000000" fo:border-right="0.5pt solid #000000" fo:border-top="none" fo:border-bottom="0.5pt solid #000000"/>
    </style:style>
    <style:style style:name="Table9.A5" style:family="table-cell">
      <style:table-cell-properties fo:padding="0.097cm" fo:border-left="0.5pt solid #000000" fo:border-right="none" fo:border-top="none" fo:border-bottom="0.5pt solid #000000"/>
    </style:style>
    <style:style style:name="Table9.B5" style:family="table-cell">
      <style:table-cell-properties fo:padding="0.097cm" fo:border-left="0.5pt solid #000000" fo:border-right="0.5pt solid #000000" fo:border-top="none" fo:border-bottom="0.5pt solid #000000"/>
    </style:style>
    <style:style style:name="Table10" style:family="table">
      <style:table-properties style:width="17.59cm" table:align="margins" fo:background-color="transparent" style:writing-mode="lr-tb">
        <style:background-image/>
      </style:table-properties>
    </style:style>
    <style:style style:name="Table10.A" style:family="table-column">
      <style:table-column-properties style:column-width="3.408cm" style:rel-column-width="12696*"/>
    </style:style>
    <style:style style:name="Table10.B" style:family="table-column">
      <style:table-column-properties style:column-width="14.182cm" style:rel-column-width="52839*"/>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2" style:family="table">
      <style:table-properties style:width="17.59cm" table:align="margins" fo:background-color="transparent" style:writing-mode="lr-tb">
        <style:background-image/>
      </style:table-properties>
    </style:style>
    <style:style style:name="Table2.A" style:family="table-column">
      <style:table-column-properties style:column-width="3.408cm" style:rel-column-width="12696*"/>
    </style:style>
    <style:style style:name="Table2.B" style:family="table-column">
      <style:table-column-properties style:column-width="14.182cm" style:rel-column-width="52839*"/>
    </style:style>
    <style:style style:name="Table2.1" style:family="table-row">
      <style:table-row-properties fo:background-color="transparent">
        <style:background-image/>
      </style:table-row-properties>
    </style:style>
    <style:style style:name="Table2.A1" style:family="table-cell">
      <style:table-cell-properties fo:background-color="#d3d3d3"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0.5pt solid #000000" fo:border-top="none" fo:border-bottom="0.5pt solid #000000"/>
    </style:style>
    <style:style style:name="Table8" style:family="table">
      <style:table-properties style:width="17.59cm" table:align="margins" fo:background-color="transparent" style:writing-mode="lr-tb">
        <style:background-image/>
      </style:table-properties>
    </style:style>
    <style:style style:name="Table8.A" style:family="table-column">
      <style:table-column-properties style:column-width="3.408cm" style:rel-column-width="12696*"/>
    </style:style>
    <style:style style:name="Table8.B" style:family="table-column">
      <style:table-column-properties style:column-width="14.182cm" style:rel-column-width="52839*"/>
    </style:style>
    <style:style style:name="Table8.1" style:family="table-row">
      <style:table-row-properties fo:background-color="transparent">
        <style:background-image/>
      </style:table-row-properties>
    </style:style>
    <style:style style:name="Table8.A1" style:family="table-cell">
      <style:table-cell-properties fo:background-color="#d3d3d3"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11" style:family="table">
      <style:table-properties style:width="17.59cm" table:align="margins" fo:background-color="transparent" style:writing-mode="lr-tb">
        <style:background-image/>
      </style:table-properties>
    </style:style>
    <style:style style:name="Table11.A" style:family="table-column">
      <style:table-column-properties style:column-width="3.408cm" style:rel-column-width="12696*"/>
    </style:style>
    <style:style style:name="Table11.B" style:family="table-column">
      <style:table-column-properties style:column-width="14.182cm" style:rel-column-width="52839*"/>
    </style:style>
    <style:style style:name="Table11.1" style:family="table-row">
      <style:table-row-properties fo:background-color="transparent">
        <style:background-image/>
      </style:table-row-properties>
    </style:style>
    <style:style style:name="Table11.A1" style:family="table-cell">
      <style:table-cell-properties fo:background-color="#d3d3d3"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fo:padding="0.097cm" fo:border-left="0.5pt solid #000000" fo:border-right="none" fo:border-top="none" fo:border-bottom="0.5pt solid #000000"/>
    </style:style>
    <style:style style:name="Table11.B5" style:family="table-cell">
      <style:table-cell-properties fo:padding="0.097cm" fo:border-left="0.5pt solid #000000" fo:border-right="0.5pt solid #000000" fo:border-top="none" fo:border-bottom="0.5pt solid #000000"/>
    </style:style>
    <style:style style:name="Table12" style:family="table">
      <style:table-properties style:width="17.59cm" table:align="margins" fo:background-color="transparent" style:writing-mode="lr-tb">
        <style:background-image/>
      </style:table-properties>
    </style:style>
    <style:style style:name="Table12.A" style:family="table-column">
      <style:table-column-properties style:column-width="3.408cm" style:rel-column-width="12696*"/>
    </style:style>
    <style:style style:name="Table12.B" style:family="table-column">
      <style:table-column-properties style:column-width="14.182cm" style:rel-column-width="52839*"/>
    </style:style>
    <style:style style:name="Table12.1" style:family="table-row">
      <style:table-row-properties fo:background-color="transparent">
        <style:background-image/>
      </style:table-row-properties>
    </style:style>
    <style:style style:name="Table12.A1" style:family="table-cell">
      <style:table-cell-properties fo:background-color="#d3d3d3" fo:padding="0.097cm" fo:border="0.5pt solid #000000">
        <style:background-image/>
      </style:table-cell-properties>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none" fo:border-top="none" fo:border-bottom="0.5pt solid #000000"/>
    </style:style>
    <style:style style:name="Table12.B3" style:family="table-cell">
      <style:table-cell-properties fo:padding="0.097cm" fo:border-left="0.5pt solid #000000" fo:border-right="0.5pt solid #000000" fo:border-top="none" fo:border-bottom="0.5pt solid #000000"/>
    </style:style>
    <style:style style:name="Table12.A4" style:family="table-cell">
      <style:table-cell-properties fo:padding="0.097cm" fo:border-left="0.5pt solid #000000" fo:border-right="none" fo:border-top="none" fo:border-bottom="0.5pt solid #000000"/>
    </style:style>
    <style:style style:name="Table12.B4" style:family="table-cell">
      <style:table-cell-properties fo:padding="0.097cm" fo:border-left="0.5pt solid #000000" fo:border-right="0.5pt solid #000000" fo:border-top="none" fo:border-bottom="0.5pt solid #000000"/>
    </style:style>
    <style:style style:name="Table12.A5" style:family="table-cell">
      <style:table-cell-properties fo:padding="0.097cm" fo:border-left="0.5pt solid #000000" fo:border-right="none" fo:border-top="none" fo:border-bottom="0.5pt solid #000000"/>
    </style:style>
    <style:style style:name="Table12.B5" style:family="table-cell">
      <style:table-cell-properties fo:padding="0.097cm" fo:border-left="0.5pt solid #000000" fo:border-right="0.5pt solid #000000" fo:border-top="none" fo:border-bottom="0.5pt solid #000000"/>
    </style:style>
    <style:style style:name="Table13" style:family="table">
      <style:table-properties style:width="17.59cm" table:align="margins" fo:background-color="transparent" style:writing-mode="lr-tb">
        <style:background-image/>
      </style:table-properties>
    </style:style>
    <style:style style:name="Table13.A" style:family="table-column">
      <style:table-column-properties style:column-width="3.408cm" style:rel-column-width="12696*"/>
    </style:style>
    <style:style style:name="Table13.B" style:family="table-column">
      <style:table-column-properties style:column-width="14.182cm" style:rel-column-width="52839*"/>
    </style:style>
    <style:style style:name="Table13.1" style:family="table-row">
      <style:table-row-properties fo:background-color="transparent">
        <style:background-image/>
      </style:table-row-properties>
    </style:style>
    <style:style style:name="Table13.A1" style:family="table-cell">
      <style:table-cell-properties fo:background-color="#d3d3d3"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4" style:family="table">
      <style:table-properties style:width="17.59cm" table:align="margins" fo:background-color="transparent" style:writing-mode="lr-tb">
        <style:background-image/>
      </style:table-properties>
    </style:style>
    <style:style style:name="Table14.A" style:family="table-column">
      <style:table-column-properties style:column-width="3.408cm" style:rel-column-width="12696*"/>
    </style:style>
    <style:style style:name="Table14.B" style:family="table-column">
      <style:table-column-properties style:column-width="14.182cm" style:rel-column-width="52839*"/>
    </style:style>
    <style:style style:name="Table14.1" style:family="table-row">
      <style:table-row-properties fo:background-color="transparent">
        <style:background-image/>
      </style:table-row-properties>
    </style:style>
    <style:style style:name="Table14.A1" style:family="table-cell">
      <style:table-cell-properties fo:background-color="#d3d3d3" fo:padding="0.097cm" fo:border="0.5pt solid #000000">
        <style:background-image/>
      </style:table-cell-properties>
    </style:style>
    <style:style style:name="Table14.A2" style:family="table-cell">
      <style:table-cell-properties fo:padding="0.097cm" fo:border-left="0.5pt solid #000000" fo:border-right="none" fo:border-top="none" fo:border-bottom="0.5pt solid #000000"/>
    </style:style>
    <style:style style:name="Table14.B2" style:family="table-cell">
      <style:table-cell-properties fo:padding="0.097cm" fo:border-left="0.5pt solid #000000" fo:border-right="0.5pt solid #000000" fo:border-top="none" fo:border-bottom="0.5pt solid #000000"/>
    </style:style>
    <style:style style:name="Table14.A3" style:family="table-cell">
      <style:table-cell-properties fo:padding="0.097cm" fo:border-left="0.5pt solid #000000" fo:border-right="none" fo:border-top="none" fo:border-bottom="0.5pt solid #000000"/>
    </style:style>
    <style:style style:name="Table14.B3" style:family="table-cell">
      <style:table-cell-properties fo:padding="0.097cm" fo:border-left="0.5pt solid #000000" fo:border-right="0.5pt solid #000000" fo:border-top="none" fo:border-bottom="0.5pt solid #000000"/>
    </style:style>
    <style:style style:name="Table14.A4" style:family="table-cell">
      <style:table-cell-properties fo:padding="0.097cm" fo:border-left="0.5pt solid #000000" fo:border-right="none" fo:border-top="none" fo:border-bottom="0.5pt solid #000000"/>
    </style:style>
    <style:style style:name="Table14.B4" style:family="table-cell">
      <style:table-cell-properties fo:padding="0.097cm" fo:border-left="0.5pt solid #000000" fo:border-right="0.5pt solid #000000" fo:border-top="none" fo:border-bottom="0.5pt solid #000000"/>
    </style:style>
    <style:style style:name="Table14.A5" style:family="table-cell">
      <style:table-cell-properties fo:padding="0.097cm" fo:border-left="0.5pt solid #000000" fo:border-right="none" fo:border-top="none" fo:border-bottom="0.5pt solid #000000"/>
    </style:style>
    <style:style style:name="Table14.B5" style:family="table-cell">
      <style:table-cell-properties fo:padding="0.097cm" fo:border-left="0.5pt solid #000000" fo:border-right="0.5pt solid #000000" fo:border-top="none" fo:border-bottom="0.5pt solid #000000"/>
    </style:style>
    <style:style style:name="Table15" style:family="table">
      <style:table-properties style:width="17.59cm" table:align="margins" fo:background-color="transparent" style:writing-mode="lr-tb">
        <style:background-image/>
      </style:table-properties>
    </style:style>
    <style:style style:name="Table15.A" style:family="table-column">
      <style:table-column-properties style:column-width="3.408cm" style:rel-column-width="12696*"/>
    </style:style>
    <style:style style:name="Table15.B" style:family="table-column">
      <style:table-column-properties style:column-width="14.182cm" style:rel-column-width="52839*"/>
    </style:style>
    <style:style style:name="Table15.1" style:family="table-row">
      <style:table-row-properties fo:background-color="transparent">
        <style:background-image/>
      </style:table-row-properties>
    </style:style>
    <style:style style:name="Table15.A1" style:family="table-cell">
      <style:table-cell-properties fo:background-color="#d3d3d3" fo:padding="0.097cm" fo:border="0.5pt solid #000000">
        <style:background-image/>
      </style:table-cell-properties>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5.A3" style:family="table-cell">
      <style:table-cell-properties fo:padding="0.097cm" fo:border-left="0.5pt solid #000000" fo:border-right="none" fo:border-top="none" fo:border-bottom="0.5pt solid #000000"/>
    </style:style>
    <style:style style:name="Table15.B3" style:family="table-cell">
      <style:table-cell-properties fo:padding="0.097cm" fo:border-left="0.5pt solid #000000" fo:border-right="0.5pt solid #000000" fo:border-top="none" fo:border-bottom="0.5pt solid #000000"/>
    </style:style>
    <style:style style:name="Table15.A4" style:family="table-cell">
      <style:table-cell-properties fo:padding="0.097cm" fo:border-left="0.5pt solid #000000" fo:border-right="none" fo:border-top="none" fo:border-bottom="0.5pt solid #000000"/>
    </style:style>
    <style:style style:name="Table15.B4" style:family="table-cell">
      <style:table-cell-properties fo:padding="0.097cm" fo:border-left="0.5pt solid #000000" fo:border-right="0.5pt solid #000000" fo:border-top="none" fo:border-bottom="0.5pt solid #000000"/>
    </style:style>
    <style:style style:name="Table15.A5" style:family="table-cell">
      <style:table-cell-properties fo:padding="0.097cm" fo:border-left="0.5pt solid #000000" fo:border-right="none" fo:border-top="none" fo:border-bottom="0.5pt solid #000000"/>
    </style:style>
    <style:style style:name="Table15.B5" style:family="table-cell">
      <style:table-cell-properties fo:padding="0.097cm" fo:border-left="0.5pt solid #000000" fo:border-right="0.5pt solid #000000" fo:border-top="none" fo:border-bottom="0.5pt solid #000000"/>
    </style:style>
    <style:style style:name="Table16" style:family="table">
      <style:table-properties style:width="17.59cm" table:align="margins" fo:background-color="transparent" style:writing-mode="lr-tb">
        <style:background-image/>
      </style:table-properties>
    </style:style>
    <style:style style:name="Table16.A" style:family="table-column">
      <style:table-column-properties style:column-width="3.408cm" style:rel-column-width="12696*"/>
    </style:style>
    <style:style style:name="Table16.B" style:family="table-column">
      <style:table-column-properties style:column-width="14.182cm" style:rel-column-width="52839*"/>
    </style:style>
    <style:style style:name="Table16.1" style:family="table-row">
      <style:table-row-properties fo:background-color="transparent">
        <style:background-image/>
      </style:table-row-properties>
    </style:style>
    <style:style style:name="Table16.A1" style:family="table-cell">
      <style:table-cell-properties fo:background-color="#d3d3d3" fo:padding="0.097cm" fo:border="0.5pt solid #000000">
        <style:background-image/>
      </style:table-cell-properties>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16.A3" style:family="table-cell">
      <style:table-cell-properties fo:padding="0.097cm" fo:border-left="0.5pt solid #000000" fo:border-right="none" fo:border-top="none" fo:border-bottom="0.5pt solid #000000"/>
    </style:style>
    <style:style style:name="Table16.B3" style:family="table-cell">
      <style:table-cell-properties fo:padding="0.097cm" fo:border-left="0.5pt solid #000000" fo:border-right="0.5pt solid #000000" fo:border-top="none" fo:border-bottom="0.5pt solid #000000"/>
    </style:style>
    <style:style style:name="Table16.A4" style:family="table-cell">
      <style:table-cell-properties fo:padding="0.097cm" fo:border-left="0.5pt solid #000000" fo:border-right="none" fo:border-top="none" fo:border-bottom="0.5pt solid #000000"/>
    </style:style>
    <style:style style:name="Table16.B4" style:family="table-cell">
      <style:table-cell-properties fo:padding="0.097cm" fo:border-left="0.5pt solid #000000" fo:border-right="0.5pt solid #000000" fo:border-top="none" fo:border-bottom="0.5pt solid #000000"/>
    </style:style>
    <style:style style:name="Table16.A5" style:family="table-cell">
      <style:table-cell-properties fo:padding="0.097cm" fo:border-left="0.5pt solid #000000" fo:border-right="none" fo:border-top="none" fo:border-bottom="0.5pt solid #000000"/>
    </style:style>
    <style:style style:name="Table16.B5" style:family="table-cell">
      <style:table-cell-properties fo:padding="0.097cm" fo:border-left="0.5pt solid #000000" fo:border-right="0.5pt solid #000000" fo:border-top="none" fo:border-bottom="0.5pt solid #000000"/>
    </style:style>
    <style:style style:name="Table17" style:family="table">
      <style:table-properties style:width="17.59cm" table:align="margins" fo:background-color="transparent" style:writing-mode="lr-tb">
        <style:background-image/>
      </style:table-properties>
    </style:style>
    <style:style style:name="Table17.A" style:family="table-column">
      <style:table-column-properties style:column-width="3.408cm" style:rel-column-width="12696*"/>
    </style:style>
    <style:style style:name="Table17.B" style:family="table-column">
      <style:table-column-properties style:column-width="14.182cm" style:rel-column-width="52839*"/>
    </style:style>
    <style:style style:name="Table17.1" style:family="table-row">
      <style:table-row-properties fo:background-color="transparent">
        <style:background-image/>
      </style:table-row-properties>
    </style:style>
    <style:style style:name="Table17.A1" style:family="table-cell">
      <style:table-cell-properties fo:background-color="#d3d3d3" fo:padding="0.097cm" fo:border="0.5pt solid #000000">
        <style:background-image/>
      </style:table-cell-properties>
    </style:style>
    <style:style style:name="Table17.A2" style:family="table-cell">
      <style:table-cell-properties fo:padding="0.097cm" fo:border-left="0.5pt solid #000000" fo:border-right="none" fo:border-top="none" fo:border-bottom="0.5pt solid #000000"/>
    </style:style>
    <style:style style:name="Table17.B2" style:family="table-cell">
      <style:table-cell-properties fo:padding="0.097cm" fo:border-left="0.5pt solid #000000" fo:border-right="0.5pt solid #000000" fo:border-top="none" fo:border-bottom="0.5pt solid #000000"/>
    </style:style>
    <style:style style:name="Table17.A3" style:family="table-cell">
      <style:table-cell-properties fo:padding="0.097cm" fo:border-left="0.5pt solid #000000" fo:border-right="none" fo:border-top="none" fo:border-bottom="0.5pt solid #000000"/>
    </style:style>
    <style:style style:name="Table17.B3" style:family="table-cell">
      <style:table-cell-properties fo:padding="0.097cm" fo:border-left="0.5pt solid #000000" fo:border-right="0.5pt solid #000000" fo:border-top="none" fo:border-bottom="0.5pt solid #000000"/>
    </style:style>
    <style:style style:name="Table17.A4" style:family="table-cell">
      <style:table-cell-properties fo:padding="0.097cm" fo:border-left="0.5pt solid #000000" fo:border-right="none" fo:border-top="none" fo:border-bottom="0.5pt solid #000000"/>
    </style:style>
    <style:style style:name="Table17.B4" style:family="table-cell">
      <style:table-cell-properties fo:padding="0.097cm" fo:border-left="0.5pt solid #000000" fo:border-right="0.5pt solid #000000" fo:border-top="none" fo:border-bottom="0.5pt solid #000000"/>
    </style:style>
    <style:style style:name="Table17.A5" style:family="table-cell">
      <style:table-cell-properties fo:padding="0.097cm" fo:border-left="0.5pt solid #000000" fo:border-right="none" fo:border-top="none" fo:border-bottom="0.5pt solid #000000"/>
    </style:style>
    <style:style style:name="Table17.B5" style:family="table-cell">
      <style:table-cell-properties fo:padding="0.097cm" fo:border-left="0.5pt solid #000000" fo:border-right="0.5pt solid #000000" fo:border-top="none" fo:border-bottom="0.5pt solid #000000"/>
    </style:style>
    <style:style style:name="Table18" style:family="table">
      <style:table-properties style:width="17.59cm" table:align="margins" fo:background-color="transparent" style:writing-mode="lr-tb">
        <style:background-image/>
      </style:table-properties>
    </style:style>
    <style:style style:name="Table18.A" style:family="table-column">
      <style:table-column-properties style:column-width="3.408cm" style:rel-column-width="12696*"/>
    </style:style>
    <style:style style:name="Table18.B" style:family="table-column">
      <style:table-column-properties style:column-width="14.182cm" style:rel-column-width="52839*"/>
    </style:style>
    <style:style style:name="Table18.1" style:family="table-row">
      <style:table-row-properties fo:background-color="transparent">
        <style:background-image/>
      </style:table-row-properties>
    </style:style>
    <style:style style:name="Table18.A1" style:family="table-cell">
      <style:table-cell-properties fo:background-color="#d3d3d3" fo:padding="0.097cm" fo:border="0.5pt solid #000000">
        <style:background-image/>
      </style:table-cell-properties>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8.A3" style:family="table-cell">
      <style:table-cell-properties fo:padding="0.097cm" fo:border-left="0.5pt solid #000000" fo:border-right="none" fo:border-top="none" fo:border-bottom="0.5pt solid #000000"/>
    </style:style>
    <style:style style:name="Table18.B3" style:family="table-cell">
      <style:table-cell-properties fo:padding="0.097cm" fo:border-left="0.5pt solid #000000" fo:border-right="0.5pt solid #000000" fo:border-top="none" fo:border-bottom="0.5pt solid #000000"/>
    </style:style>
    <style:style style:name="Table18.A4" style:family="table-cell">
      <style:table-cell-properties fo:padding="0.097cm" fo:border-left="0.5pt solid #000000" fo:border-right="none" fo:border-top="none" fo:border-bottom="0.5pt solid #000000"/>
    </style:style>
    <style:style style:name="Table18.B4" style:family="table-cell">
      <style:table-cell-properties fo:padding="0.097cm" fo:border-left="0.5pt solid #000000" fo:border-right="0.5pt solid #000000" fo:border-top="none" fo:border-bottom="0.5pt solid #000000"/>
    </style:style>
    <style:style style:name="Table18.A5" style:family="table-cell">
      <style:table-cell-properties fo:padding="0.097cm" fo:border-left="0.5pt solid #000000" fo:border-right="none" fo:border-top="none" fo:border-bottom="0.5pt solid #000000"/>
    </style:style>
    <style:style style:name="Table18.B5" style:family="table-cell">
      <style:table-cell-properties fo:padding="0.097cm" fo:border-left="0.5pt solid #000000" fo:border-right="0.5pt solid #000000" fo:border-top="none" fo:border-bottom="0.5pt solid #000000"/>
    </style:style>
    <style:style style:name="Table19" style:family="table">
      <style:table-properties style:width="17.59cm" table:align="margins" fo:background-color="transparent" style:writing-mode="lr-tb">
        <style:background-image/>
      </style:table-properties>
    </style:style>
    <style:style style:name="Table19.A" style:family="table-column">
      <style:table-column-properties style:column-width="3.408cm" style:rel-column-width="12696*"/>
    </style:style>
    <style:style style:name="Table19.B" style:family="table-column">
      <style:table-column-properties style:column-width="14.182cm" style:rel-column-width="52839*"/>
    </style:style>
    <style:style style:name="Table19.1" style:family="table-row">
      <style:table-row-properties fo:background-color="transparent">
        <style:background-image/>
      </style:table-row-properties>
    </style:style>
    <style:style style:name="Table19.A1" style:family="table-cell">
      <style:table-cell-properties fo:background-color="#d3d3d3"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0.5pt solid #000000" fo:border-top="none" fo:border-bottom="0.5pt solid #000000"/>
    </style:style>
    <style:style style:name="Table20" style:family="table">
      <style:table-properties style:width="17.59cm" table:align="margins" fo:background-color="transparent" style:writing-mode="lr-tb">
        <style:background-image/>
      </style:table-properties>
    </style:style>
    <style:style style:name="Table20.A" style:family="table-column">
      <style:table-column-properties style:column-width="3.408cm" style:rel-column-width="12696*"/>
    </style:style>
    <style:style style:name="Table20.B" style:family="table-column">
      <style:table-column-properties style:column-width="14.182cm" style:rel-column-width="52839*"/>
    </style:style>
    <style:style style:name="Table20.1" style:family="table-row">
      <style:table-row-properties fo:background-color="transparent">
        <style:background-image/>
      </style:table-row-properties>
    </style:style>
    <style:style style:name="Table20.A1" style:family="table-cell">
      <style:table-cell-properties fo:background-color="#d3d3d3" fo:padding="0.097cm" fo:border="0.5pt solid #000000">
        <style:background-image/>
      </style:table-cell-properties>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0.A3" style:family="table-cell">
      <style:table-cell-properties fo:padding="0.097cm" fo:border-left="0.5pt solid #000000" fo:border-right="none" fo:border-top="none" fo:border-bottom="0.5pt solid #000000"/>
    </style:style>
    <style:style style:name="Table20.B3" style:family="table-cell">
      <style:table-cell-properties fo:padding="0.097cm" fo:border-left="0.5pt solid #000000" fo:border-right="0.5pt solid #000000" fo:border-top="none" fo:border-bottom="0.5pt solid #000000"/>
    </style:style>
    <style:style style:name="Table20.A4" style:family="table-cell">
      <style:table-cell-properties fo:padding="0.097cm" fo:border-left="0.5pt solid #000000" fo:border-right="none" fo:border-top="none" fo:border-bottom="0.5pt solid #000000"/>
    </style:style>
    <style:style style:name="Table20.B4" style:family="table-cell">
      <style:table-cell-properties fo:padding="0.097cm" fo:border-left="0.5pt solid #000000" fo:border-right="0.5pt solid #000000" fo:border-top="none" fo:border-bottom="0.5pt solid #000000"/>
    </style:style>
    <style:style style:name="Table20.A5" style:family="table-cell">
      <style:table-cell-properties fo:padding="0.097cm" fo:border-left="0.5pt solid #000000" fo:border-right="none" fo:border-top="none" fo:border-bottom="0.5pt solid #000000"/>
    </style:style>
    <style:style style:name="Table20.B5" style:family="table-cell">
      <style:table-cell-properties fo:padding="0.097cm" fo:border-left="0.5pt solid #000000" fo:border-right="0.5pt solid #000000" fo:border-top="none" fo:border-bottom="0.5pt solid #000000"/>
    </style:style>
    <style:style style:name="Table21" style:family="table">
      <style:table-properties style:width="17.59cm" table:align="margins" fo:background-color="transparent" style:writing-mode="lr-tb">
        <style:background-image/>
      </style:table-properties>
    </style:style>
    <style:style style:name="Table21.A" style:family="table-column">
      <style:table-column-properties style:column-width="3.408cm" style:rel-column-width="12696*"/>
    </style:style>
    <style:style style:name="Table21.B" style:family="table-column">
      <style:table-column-properties style:column-width="14.182cm" style:rel-column-width="52839*"/>
    </style:style>
    <style:style style:name="Table21.1" style:family="table-row">
      <style:table-row-properties fo:background-color="transparent">
        <style:background-image/>
      </style:table-row-properties>
    </style:style>
    <style:style style:name="Table21.A1" style:family="table-cell">
      <style:table-cell-properties fo:background-color="#d3d3d3"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padding="0.097cm" fo:border-left="0.5pt solid #000000" fo:border-right="none" fo:border-top="none" fo:border-bottom="0.5pt solid #000000"/>
    </style:style>
    <style:style style:name="Table21.B3" style:family="table-cell">
      <style:table-cell-properties fo:padding="0.097cm" fo:border-left="0.5pt solid #000000" fo:border-right="0.5pt solid #000000" fo:border-top="none" fo:border-bottom="0.5pt solid #000000"/>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2" style:family="table">
      <style:table-properties style:width="17.59cm" table:align="margins" fo:background-color="transparent" style:writing-mode="lr-tb">
        <style:background-image/>
      </style:table-properties>
    </style:style>
    <style:style style:name="Table22.A" style:family="table-column">
      <style:table-column-properties style:column-width="3.408cm" style:rel-column-width="12696*"/>
    </style:style>
    <style:style style:name="Table22.B" style:family="table-column">
      <style:table-column-properties style:column-width="14.182cm" style:rel-column-width="52839*"/>
    </style:style>
    <style:style style:name="Table22.1" style:family="table-row">
      <style:table-row-properties fo:background-color="transparent">
        <style:background-image/>
      </style:table-row-properties>
    </style:style>
    <style:style style:name="Table22.A1" style:family="table-cell">
      <style:table-cell-properties fo:background-color="#d3d3d3"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3" style:family="table">
      <style:table-properties style:width="17.59cm" table:align="margins" fo:background-color="transparent" style:writing-mode="lr-tb">
        <style:background-image/>
      </style:table-properties>
    </style:style>
    <style:style style:name="Table23.A" style:family="table-column">
      <style:table-column-properties style:column-width="3.408cm" style:rel-column-width="12696*"/>
    </style:style>
    <style:style style:name="Table23.B" style:family="table-column">
      <style:table-column-properties style:column-width="14.182cm" style:rel-column-width="52839*"/>
    </style:style>
    <style:style style:name="Table23.1" style:family="table-row">
      <style:table-row-properties fo:background-color="transparent">
        <style:background-image/>
      </style:table-row-properties>
    </style:style>
    <style:style style:name="Table23.A1" style:family="table-cell">
      <style:table-cell-properties fo:background-color="#d3d3d3"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4" style:family="table">
      <style:table-properties style:width="17.59cm" table:align="margins" fo:background-color="transparent" style:writing-mode="lr-tb">
        <style:background-image/>
      </style:table-properties>
    </style:style>
    <style:style style:name="Table24.A" style:family="table-column">
      <style:table-column-properties style:column-width="3.408cm" style:rel-column-width="12696*"/>
    </style:style>
    <style:style style:name="Table24.B" style:family="table-column">
      <style:table-column-properties style:column-width="14.182cm" style:rel-column-width="52839*"/>
    </style:style>
    <style:style style:name="Table24.1" style:family="table-row">
      <style:table-row-properties fo:background-color="transparent">
        <style:background-image/>
      </style:table-row-properties>
    </style:style>
    <style:style style:name="Table24.A1" style:family="table-cell">
      <style:table-cell-properties fo:background-color="#d3d3d3" fo:padding="0.097cm" fo:border="0.5pt solid #000000">
        <style:background-image/>
      </style:table-cell-properties>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B3" style:family="table-cell">
      <style:table-cell-properties fo:padding="0.097cm" fo:border-left="0.5pt solid #000000" fo:border-right="0.5pt solid #000000" fo:border-top="none" fo:border-bottom="0.5pt solid #000000"/>
    </style:style>
    <style:style style:name="Table24.A4" style:family="table-cell">
      <style:table-cell-properties fo:padding="0.097cm" fo:border-left="0.5pt solid #000000" fo:border-right="none" fo:border-top="none" fo:border-bottom="0.5pt solid #000000"/>
    </style:style>
    <style:style style:name="Table24.B4" style:family="table-cell">
      <style:table-cell-properties fo:padding="0.097cm" fo:border-left="0.5pt solid #000000" fo:border-right="0.5pt solid #000000" fo:border-top="none" fo:border-bottom="0.5pt solid #000000"/>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0.5pt solid #000000" fo:border-top="none" fo:border-bottom="0.5pt solid #000000"/>
    </style:style>
    <style:style style:name="Table25" style:family="table">
      <style:table-properties style:width="17.59cm" table:align="margins" fo:background-color="transparent" style:writing-mode="lr-tb">
        <style:background-image/>
      </style:table-properties>
    </style:style>
    <style:style style:name="Table25.A" style:family="table-column">
      <style:table-column-properties style:column-width="3.408cm" style:rel-column-width="12696*"/>
    </style:style>
    <style:style style:name="Table25.B" style:family="table-column">
      <style:table-column-properties style:column-width="14.182cm" style:rel-column-width="52839*"/>
    </style:style>
    <style:style style:name="Table25.1" style:family="table-row">
      <style:table-row-properties fo:background-color="transparent">
        <style:background-image/>
      </style:table-row-properties>
    </style:style>
    <style:style style:name="Table25.A1" style:family="table-cell">
      <style:table-cell-properties fo:background-color="#d3d3d3" fo:padding="0.097cm" fo:border="0.5pt solid #000000">
        <style:background-image/>
      </style:table-cell-properties>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none" fo:border-top="none" fo:border-bottom="0.5pt solid #000000"/>
    </style:style>
    <style:style style:name="Table25.B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B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0.5pt solid #000000" fo:border-top="none" fo:border-bottom="0.5pt solid #000000"/>
    </style:style>
    <style:style style:name="Table26" style:family="table">
      <style:table-properties style:width="17.59cm" table:align="margins" fo:background-color="transparent" style:writing-mode="lr-tb">
        <style:background-image/>
      </style:table-properties>
    </style:style>
    <style:style style:name="Table26.A" style:family="table-column">
      <style:table-column-properties style:column-width="3.408cm" style:rel-column-width="12696*"/>
    </style:style>
    <style:style style:name="Table26.B" style:family="table-column">
      <style:table-column-properties style:column-width="14.182cm" style:rel-column-width="52839*"/>
    </style:style>
    <style:style style:name="Table26.1" style:family="table-row">
      <style:table-row-properties fo:background-color="transparent">
        <style:background-image/>
      </style:table-row-properties>
    </style:style>
    <style:style style:name="Table26.A1" style:family="table-cell">
      <style:table-cell-properties fo:background-color="#d3d3d3" fo:padding="0.097cm" fo:border="0.5pt solid #000000">
        <style:background-image/>
      </style:table-cell-properties>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none" fo:border-top="none" fo:border-bottom="0.5pt solid #000000"/>
    </style:style>
    <style:style style:name="Table26.B3" style:family="table-cell">
      <style:table-cell-properties fo:padding="0.097cm" fo:border-left="0.5pt solid #000000" fo:border-right="0.5pt solid #000000" fo:border-top="none" fo:border-bottom="0.5pt solid #000000"/>
    </style:style>
    <style:style style:name="Table26.A4" style:family="table-cell">
      <style:table-cell-properties fo:padding="0.097cm" fo:border-left="0.5pt solid #000000" fo:border-right="none" fo:border-top="none" fo:border-bottom="0.5pt solid #000000"/>
    </style:style>
    <style:style style:name="Table26.B4" style:family="table-cell">
      <style:table-cell-properties fo:padding="0.097cm" fo:border-left="0.5pt solid #000000" fo:border-right="0.5pt solid #000000" fo:border-top="none" fo:border-bottom="0.5pt solid #000000"/>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0.5pt solid #000000" fo:border-top="none" fo:border-bottom="0.5pt solid #000000"/>
    </style:style>
    <style:style style:name="Table27" style:family="table">
      <style:table-properties style:width="17.59cm" table:align="margins" fo:background-color="transparent" style:writing-mode="lr-tb">
        <style:background-image/>
      </style:table-properties>
    </style:style>
    <style:style style:name="Table27.A" style:family="table-column">
      <style:table-column-properties style:column-width="3.408cm" style:rel-column-width="12696*"/>
    </style:style>
    <style:style style:name="Table27.B" style:family="table-column">
      <style:table-column-properties style:column-width="14.182cm" style:rel-column-width="52839*"/>
    </style:style>
    <style:style style:name="Table27.1" style:family="table-row">
      <style:table-row-properties fo:background-color="transparent">
        <style:background-image/>
      </style:table-row-properties>
    </style:style>
    <style:style style:name="Table27.A1" style:family="table-cell">
      <style:table-cell-properties fo:background-color="#d3d3d3"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0.5pt solid #000000" fo:border-top="none" fo:border-bottom="0.5pt solid #000000"/>
    </style:style>
    <style:style style:name="Table27.A4" style:family="table-cell">
      <style:table-cell-properties fo:padding="0.097cm" fo:border-left="0.5pt solid #000000" fo:border-right="none" fo:border-top="none" fo:border-bottom="0.5pt solid #000000"/>
    </style:style>
    <style:style style:name="Table27.B4" style:family="table-cell">
      <style:table-cell-properties fo:padding="0.097cm" fo:border-left="0.5pt solid #000000" fo:border-right="0.5pt solid #000000" fo:border-top="none" fo:border-bottom="0.5pt solid #000000"/>
    </style:style>
    <style:style style:name="Table27.A5" style:family="table-cell">
      <style:table-cell-properties fo:padding="0.097cm" fo:border-left="0.5pt solid #000000" fo:border-right="none" fo:border-top="none" fo:border-bottom="0.5pt solid #000000"/>
    </style:style>
    <style:style style:name="Table27.B5" style:family="table-cell">
      <style:table-cell-properties fo:padding="0.097cm" fo:border-left="0.5pt solid #000000" fo:border-right="0.5pt solid #000000" fo:border-top="none" fo:border-bottom="0.5pt solid #000000"/>
    </style:style>
    <style:style style:name="Table28" style:family="table">
      <style:table-properties style:width="17.59cm" table:align="margins" fo:background-color="transparent" style:writing-mode="lr-tb">
        <style:background-image/>
      </style:table-properties>
    </style:style>
    <style:style style:name="Table28.A" style:family="table-column">
      <style:table-column-properties style:column-width="3.408cm" style:rel-column-width="12696*"/>
    </style:style>
    <style:style style:name="Table28.B" style:family="table-column">
      <style:table-column-properties style:column-width="14.182cm" style:rel-column-width="52839*"/>
    </style:style>
    <style:style style:name="Table28.1" style:family="table-row">
      <style:table-row-properties fo:background-color="transparent">
        <style:background-image/>
      </style:table-row-properties>
    </style:style>
    <style:style style:name="Table28.A1" style:family="table-cell">
      <style:table-cell-properties fo:background-color="#d3d3d3"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0.5pt solid #000000" fo:border-top="none" fo:border-bottom="0.5pt solid #000000"/>
    </style:style>
    <style:style style:name="Table29" style:family="table">
      <style:table-properties style:width="17.59cm" table:align="margins" fo:background-color="transparent" style:writing-mode="lr-tb">
        <style:background-image/>
      </style:table-properties>
    </style:style>
    <style:style style:name="Table29.A" style:family="table-column">
      <style:table-column-properties style:column-width="3.408cm" style:rel-column-width="12696*"/>
    </style:style>
    <style:style style:name="Table29.B" style:family="table-column">
      <style:table-column-properties style:column-width="14.182cm" style:rel-column-width="52839*"/>
    </style:style>
    <style:style style:name="Table29.1" style:family="table-row">
      <style:table-row-properties fo:background-color="transparent">
        <style:background-image/>
      </style:table-row-properties>
    </style:style>
    <style:style style:name="Table29.A1" style:family="table-cell">
      <style:table-cell-properties fo:background-color="#d3d3d3" fo:padding="0.097cm" fo:border="0.5pt solid #000000">
        <style:background-image/>
      </style:table-cell-properties>
    </style:style>
    <style:style style:name="Table29.A2" style:family="table-cell">
      <style:table-cell-properties fo:padding="0.097cm" fo:border-left="0.5pt solid #000000" fo:border-right="none" fo:border-top="none" fo:border-bottom="0.5pt solid #000000"/>
    </style:style>
    <style:style style:name="Table29.B2" style:family="table-cell">
      <style:table-cell-properties fo:padding="0.097cm" fo:border-left="0.5pt solid #000000" fo:border-right="0.5pt solid #000000" fo:border-top="none" fo:border-bottom="0.5pt solid #000000"/>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0.5pt solid #000000" fo:border-top="none" fo:border-bottom="0.5pt solid #000000"/>
    </style:style>
    <style:style style:name="Table29.A4" style:family="table-cell">
      <style:table-cell-properties fo:padding="0.097cm" fo:border-left="0.5pt solid #000000" fo:border-right="none" fo:border-top="none" fo:border-bottom="0.5pt solid #000000"/>
    </style:style>
    <style:style style:name="Table29.B4" style:family="table-cell">
      <style:table-cell-properties fo:padding="0.097cm" fo:border-left="0.5pt solid #000000" fo:border-right="0.5pt solid #000000" fo:border-top="none" fo:border-bottom="0.5pt solid #000000"/>
    </style:style>
    <style:style style:name="Table29.A5" style:family="table-cell">
      <style:table-cell-properties fo:padding="0.097cm" fo:border-left="0.5pt solid #000000" fo:border-right="none" fo:border-top="none" fo:border-bottom="0.5pt solid #000000"/>
    </style:style>
    <style:style style:name="Table29.B5" style:family="table-cell">
      <style:table-cell-properties fo:padding="0.097cm" fo:border-left="0.5pt solid #000000" fo:border-right="0.5pt solid #000000" fo:border-top="none" fo:border-bottom="0.5pt solid #000000"/>
    </style:style>
    <style:style style:name="Table30" style:family="table">
      <style:table-properties style:width="17.59cm" table:align="margins" fo:background-color="transparent" style:writing-mode="lr-tb">
        <style:background-image/>
      </style:table-properties>
    </style:style>
    <style:style style:name="Table30.A" style:family="table-column">
      <style:table-column-properties style:column-width="3.408cm" style:rel-column-width="12696*"/>
    </style:style>
    <style:style style:name="Table30.B" style:family="table-column">
      <style:table-column-properties style:column-width="14.182cm" style:rel-column-width="52839*"/>
    </style:style>
    <style:style style:name="Table30.1" style:family="table-row">
      <style:table-row-properties fo:background-color="transparent">
        <style:background-image/>
      </style:table-row-properties>
    </style:style>
    <style:style style:name="Table30.A1" style:family="table-cell">
      <style:table-cell-properties fo:background-color="#d3d3d3" fo:padding="0.097cm" fo:border="0.5pt solid #000000">
        <style:background-image/>
      </style:table-cell-properties>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0.5pt solid #000000" fo:border-top="none" fo:border-bottom="0.5pt solid #000000"/>
    </style:style>
    <style:style style:name="Table30.A3" style:family="table-cell">
      <style:table-cell-properties fo:padding="0.097cm" fo:border-left="0.5pt solid #000000" fo:border-right="none" fo:border-top="none" fo:border-bottom="0.5pt solid #000000"/>
    </style:style>
    <style:style style:name="Table30.B3" style:family="table-cell">
      <style:table-cell-properties fo:padding="0.097cm" fo:border-left="0.5pt solid #000000" fo:border-right="0.5pt solid #000000" fo:border-top="none" fo:border-bottom="0.5pt solid #000000"/>
    </style:style>
    <style:style style:name="Table30.A4" style:family="table-cell">
      <style:table-cell-properties fo:padding="0.097cm" fo:border-left="0.5pt solid #000000" fo:border-right="none" fo:border-top="none" fo:border-bottom="0.5pt solid #000000"/>
    </style:style>
    <style:style style:name="Table30.B4" style:family="table-cell">
      <style:table-cell-properties fo:padding="0.097cm" fo:border-left="0.5pt solid #000000" fo:border-right="0.5pt solid #000000" fo:border-top="none" fo:border-bottom="0.5pt solid #000000"/>
    </style:style>
    <style:style style:name="Table30.A5" style:family="table-cell">
      <style:table-cell-properties fo:padding="0.097cm" fo:border-left="0.5pt solid #000000" fo:border-right="none" fo:border-top="none" fo:border-bottom="0.5pt solid #000000"/>
    </style:style>
    <style:style style:name="Table30.B5" style:family="table-cell">
      <style:table-cell-properties fo:padding="0.097cm" fo:border-left="0.5pt solid #000000" fo:border-right="0.5pt solid #000000" fo:border-top="none" fo:border-bottom="0.5pt solid #000000"/>
    </style:style>
    <style:style style:name="Table31" style:family="table">
      <style:table-properties style:width="17.59cm" table:align="margins" fo:background-color="transparent" style:writing-mode="lr-tb">
        <style:background-image/>
      </style:table-properties>
    </style:style>
    <style:style style:name="Table31.A" style:family="table-column">
      <style:table-column-properties style:column-width="3.408cm" style:rel-column-width="12696*"/>
    </style:style>
    <style:style style:name="Table31.B" style:family="table-column">
      <style:table-column-properties style:column-width="14.182cm" style:rel-column-width="52839*"/>
    </style:style>
    <style:style style:name="Table31.1" style:family="table-row">
      <style:table-row-properties fo:background-color="transparent">
        <style:background-image/>
      </style:table-row-properties>
    </style:style>
    <style:style style:name="Table31.A1" style:family="table-cell">
      <style:table-cell-properties fo:background-color="#d3d3d3" fo:padding="0.097cm" fo:border="0.5pt solid #000000">
        <style:background-image/>
      </style:table-cell-properties>
    </style:style>
    <style:style style:name="Table31.A2" style:family="table-cell">
      <style:table-cell-properties fo:padding="0.097cm" fo:border-left="0.5pt solid #000000" fo:border-right="none" fo:border-top="none" fo:border-bottom="0.5pt solid #000000"/>
    </style:style>
    <style:style style:name="Table31.B2" style:family="table-cell">
      <style:table-cell-properties fo:padding="0.097cm" fo:border-left="0.5pt solid #000000" fo:border-right="0.5pt solid #000000" fo:border-top="none" fo:border-bottom="0.5pt solid #000000"/>
    </style:style>
    <style:style style:name="Table31.A3" style:family="table-cell">
      <style:table-cell-properties fo:padding="0.097cm" fo:border-left="0.5pt solid #000000" fo:border-right="none" fo:border-top="none" fo:border-bottom="0.5pt solid #000000"/>
    </style:style>
    <style:style style:name="Table31.B3" style:family="table-cell">
      <style:table-cell-properties fo:padding="0.097cm" fo:border-left="0.5pt solid #000000" fo:border-right="0.5pt solid #000000" fo:border-top="none" fo:border-bottom="0.5pt solid #000000"/>
    </style:style>
    <style:style style:name="Table31.A4" style:family="table-cell">
      <style:table-cell-properties fo:padding="0.097cm" fo:border-left="0.5pt solid #000000" fo:border-right="none" fo:border-top="none" fo:border-bottom="0.5pt solid #000000"/>
    </style:style>
    <style:style style:name="Table31.B4" style:family="table-cell">
      <style:table-cell-properties fo:padding="0.097cm" fo:border-left="0.5pt solid #000000" fo:border-right="0.5pt solid #000000" fo:border-top="none" fo:border-bottom="0.5pt solid #000000"/>
    </style:style>
    <style:style style:name="Table31.A5" style:family="table-cell">
      <style:table-cell-properties fo:padding="0.097cm" fo:border-left="0.5pt solid #000000" fo:border-right="none" fo:border-top="none" fo:border-bottom="0.5pt solid #000000"/>
    </style:style>
    <style:style style:name="Table31.B5" style:family="table-cell">
      <style:table-cell-properties fo:padding="0.097cm" fo:border-left="0.5pt solid #000000" fo:border-right="0.5pt solid #000000" fo:border-top="none" fo:border-bottom="0.5pt solid #000000"/>
    </style:style>
    <style:style style:name="Table32" style:family="table">
      <style:table-properties style:width="17.59cm" table:align="margins" fo:background-color="transparent" style:writing-mode="lr-tb">
        <style:background-image/>
      </style:table-properties>
    </style:style>
    <style:style style:name="Table32.A" style:family="table-column">
      <style:table-column-properties style:column-width="3.408cm" style:rel-column-width="12696*"/>
    </style:style>
    <style:style style:name="Table32.B" style:family="table-column">
      <style:table-column-properties style:column-width="14.182cm" style:rel-column-width="52839*"/>
    </style:style>
    <style:style style:name="Table32.1" style:family="table-row">
      <style:table-row-properties fo:background-color="transparent">
        <style:background-image/>
      </style:table-row-properties>
    </style:style>
    <style:style style:name="Table32.A1" style:family="table-cell">
      <style:table-cell-properties fo:background-color="#d3d3d3" fo:padding="0.097cm" fo:border="0.5pt solid #000000">
        <style:background-image/>
      </style:table-cell-properties>
    </style:style>
    <style:style style:name="Table32.A2" style:family="table-cell">
      <style:table-cell-properties fo:padding="0.097cm" fo:border-left="0.5pt solid #000000" fo:border-right="none" fo:border-top="none" fo:border-bottom="0.5pt solid #000000"/>
    </style:style>
    <style:style style:name="Table32.B2" style:family="table-cell">
      <style:table-cell-properties fo:padding="0.097cm" fo:border-left="0.5pt solid #000000" fo:border-right="0.5pt solid #000000" fo:border-top="none" fo:border-bottom="0.5pt solid #000000"/>
    </style:style>
    <style:style style:name="Table32.A3" style:family="table-cell">
      <style:table-cell-properties fo:padding="0.097cm" fo:border-left="0.5pt solid #000000" fo:border-right="none" fo:border-top="none" fo:border-bottom="0.5pt solid #000000"/>
    </style:style>
    <style:style style:name="Table32.B3" style:family="table-cell">
      <style:table-cell-properties fo:padding="0.097cm" fo:border-left="0.5pt solid #000000" fo:border-right="0.5pt solid #000000" fo:border-top="none" fo:border-bottom="0.5pt solid #000000"/>
    </style:style>
    <style:style style:name="Table32.A4" style:family="table-cell">
      <style:table-cell-properties fo:padding="0.097cm" fo:border-left="0.5pt solid #000000" fo:border-right="none" fo:border-top="none" fo:border-bottom="0.5pt solid #000000"/>
    </style:style>
    <style:style style:name="Table32.B4" style:family="table-cell">
      <style:table-cell-properties fo:padding="0.097cm" fo:border-left="0.5pt solid #000000" fo:border-right="0.5pt solid #000000" fo:border-top="none" fo:border-bottom="0.5pt solid #000000"/>
    </style:style>
    <style:style style:name="Table32.A5" style:family="table-cell">
      <style:table-cell-properties fo:padding="0.097cm" fo:border-left="0.5pt solid #000000" fo:border-right="none" fo:border-top="none" fo:border-bottom="0.5pt solid #000000"/>
    </style:style>
    <style:style style:name="Table32.B5" style:family="table-cell">
      <style:table-cell-properties fo:padding="0.097cm" fo:border-left="0.5pt solid #000000" fo:border-right="0.5pt solid #000000" fo:border-top="none" fo:border-bottom="0.5pt solid #000000"/>
    </style:style>
    <style:style style:name="Table33" style:family="table">
      <style:table-properties style:width="17.59cm" table:align="margins" fo:background-color="transparent" style:writing-mode="lr-tb">
        <style:background-image/>
      </style:table-properties>
    </style:style>
    <style:style style:name="Table33.A" style:family="table-column">
      <style:table-column-properties style:column-width="3.408cm" style:rel-column-width="12696*"/>
    </style:style>
    <style:style style:name="Table33.B" style:family="table-column">
      <style:table-column-properties style:column-width="14.182cm" style:rel-column-width="52839*"/>
    </style:style>
    <style:style style:name="Table33.1" style:family="table-row">
      <style:table-row-properties fo:background-color="transparent">
        <style:background-image/>
      </style:table-row-properties>
    </style:style>
    <style:style style:name="Table33.A1" style:family="table-cell">
      <style:table-cell-properties fo:background-color="#d3d3d3" fo:padding="0.097cm" fo:border="0.5pt solid #000000">
        <style:background-image/>
      </style:table-cell-properties>
    </style:style>
    <style:style style:name="Table33.A2" style:family="table-cell">
      <style:table-cell-properties fo:padding="0.097cm" fo:border-left="0.5pt solid #000000" fo:border-right="none" fo:border-top="none" fo:border-bottom="0.5pt solid #000000"/>
    </style:style>
    <style:style style:name="Table33.B2" style:family="table-cell">
      <style:table-cell-properties fo:padding="0.097cm" fo:border-left="0.5pt solid #000000" fo:border-right="0.5pt solid #000000" fo:border-top="none" fo:border-bottom="0.5pt solid #000000"/>
    </style:style>
    <style:style style:name="Table33.A3" style:family="table-cell">
      <style:table-cell-properties fo:padding="0.097cm" fo:border-left="0.5pt solid #000000" fo:border-right="none" fo:border-top="none" fo:border-bottom="0.5pt solid #000000"/>
    </style:style>
    <style:style style:name="Table33.B3" style:family="table-cell">
      <style:table-cell-properties fo:padding="0.097cm" fo:border-left="0.5pt solid #000000" fo:border-right="0.5pt solid #000000" fo:border-top="none" fo:border-bottom="0.5pt solid #000000"/>
    </style:style>
    <style:style style:name="Table33.A4" style:family="table-cell">
      <style:table-cell-properties fo:padding="0.097cm" fo:border-left="0.5pt solid #000000" fo:border-right="none" fo:border-top="none" fo:border-bottom="0.5pt solid #000000"/>
    </style:style>
    <style:style style:name="Table33.B4" style:family="table-cell">
      <style:table-cell-properties fo:padding="0.097cm" fo:border-left="0.5pt solid #000000" fo:border-right="0.5pt solid #000000" fo:border-top="none" fo:border-bottom="0.5pt solid #000000"/>
    </style:style>
    <style:style style:name="Table33.A5" style:family="table-cell">
      <style:table-cell-properties fo:padding="0.097cm" fo:border-left="0.5pt solid #000000" fo:border-right="none" fo:border-top="none" fo:border-bottom="0.5pt solid #000000"/>
    </style:style>
    <style:style style:name="Table33.B5"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Sans" fo:language="fr" fo:country="CA" officeooo:paragraph-rsid="001cfff3" style:language-asian="zh" style:country-asian="CN" style:language-complex="hi" style:country-complex="IN"/>
    </style:style>
    <style:style style:name="P2" style:family="paragraph" style:parent-style-name="Standard">
      <style:text-properties style:font-name="Liberation Sans" fo:language="fr" fo:country="CA" officeooo:paragraph-rsid="0021aa8c" style:language-asian="zh" style:country-asian="CN" style:language-complex="hi" style:country-complex="IN"/>
    </style:style>
    <style:style style:name="P3" style:family="paragraph" style:parent-style-name="Standard">
      <style:text-properties style:font-name="Liberation Sans" fo:language="fr" fo:country="CA" officeooo:paragraph-rsid="00248cdc" style:language-asian="zh" style:country-asian="CN" style:language-complex="hi" style:country-complex="IN"/>
    </style:style>
    <style:style style:name="P4" style:family="paragraph" style:parent-style-name="Table_20_Contents">
      <style:paragraph-properties fo:text-align="end" style:justify-single-word="false"/>
      <style:text-properties style:font-name="Liberation Sans" fo:language="fr" fo:country="CA" officeooo:rsid="001a4920" officeooo:paragraph-rsid="001cfff3" style:language-asian="zh" style:country-asian="CN" style:language-complex="hi" style:country-complex="IN"/>
    </style:style>
    <style:style style:name="P5" style:family="paragraph" style:parent-style-name="Table_20_Contents">
      <style:paragraph-properties fo:text-align="end" style:justify-single-word="false"/>
      <style:text-properties style:font-name="Liberation Sans" fo:language="fr" fo:country="CA" officeooo:rsid="001a4920" officeooo:paragraph-rsid="0021aa8c" style:language-asian="zh" style:country-asian="CN" style:language-complex="hi" style:country-complex="IN"/>
    </style:style>
    <style:style style:name="P6" style:family="paragraph" style:parent-style-name="Table_20_Contents">
      <style:paragraph-properties fo:text-align="end" style:justify-single-word="false"/>
      <style:text-properties style:font-name="Liberation Sans" fo:language="fr" fo:country="CA" officeooo:rsid="001a4920" officeooo:paragraph-rsid="00248cdc" style:language-asian="zh" style:country-asian="CN" style:language-complex="hi" style:country-complex="IN"/>
    </style:style>
    <style:style style:name="P7" style:family="paragraph" style:parent-style-name="Table_20_Contents">
      <style:paragraph-properties fo:text-align="end" style:justify-single-word="false"/>
      <style:text-properties style:font-name="Liberation Sans" fo:language="fr" fo:country="CA" officeooo:rsid="00297ee9" officeooo:paragraph-rsid="001cfff3" style:language-asian="zh" style:country-asian="CN" style:language-complex="hi" style:country-complex="IN"/>
    </style:style>
    <style:style style:name="P8" style:family="paragraph" style:parent-style-name="Table_20_Contents">
      <style:paragraph-properties fo:text-align="end" style:justify-single-word="false"/>
      <style:text-properties style:font-name="Liberation Sans" fo:language="fr" fo:country="CA" officeooo:rsid="00297ee9" officeooo:paragraph-rsid="0021aa8c" style:language-asian="zh" style:country-asian="CN" style:language-complex="hi" style:country-complex="IN"/>
    </style:style>
    <style:style style:name="P9" style:family="paragraph" style:parent-style-name="Table_20_Contents">
      <style:paragraph-properties fo:text-align="end" style:justify-single-word="false"/>
      <style:text-properties style:font-name="Liberation Sans" fo:language="fr" fo:country="CA" officeooo:rsid="00297ee9" officeooo:paragraph-rsid="00248cdc" style:language-asian="zh" style:country-asian="CN" style:language-complex="hi" style:country-complex="IN"/>
    </style:style>
    <style:style style:name="P10" style:family="paragraph" style:parent-style-name="Table_20_Contents">
      <style:text-properties style:font-name="Liberation Sans" fo:language="fr" fo:country="CA" officeooo:rsid="001cfff3" officeooo:paragraph-rsid="001cfff3" style:language-asian="zh" style:country-asian="CN" style:language-complex="hi" style:country-complex="IN"/>
    </style:style>
    <style:style style:name="P11" style:family="paragraph" style:parent-style-name="Table_20_Contents">
      <style:text-properties style:font-name="Liberation Sans" fo:language="fr" fo:country="CA" officeooo:rsid="001cfff3" officeooo:paragraph-rsid="0021aa8c" style:language-asian="zh" style:country-asian="CN" style:language-complex="hi" style:country-complex="IN"/>
    </style:style>
    <style:style style:name="P12" style:family="paragraph" style:parent-style-name="Table_20_Contents">
      <style:text-properties style:font-name="Liberation Sans" fo:language="fr" fo:country="CA" officeooo:rsid="001cfff3" officeooo:paragraph-rsid="00248cdc" style:language-asian="zh" style:country-asian="CN" style:language-complex="hi" style:country-complex="IN"/>
    </style:style>
    <style:style style:name="P13" style:family="paragraph" style:parent-style-name="Table_20_Contents">
      <style:paragraph-properties fo:text-align="center" style:justify-single-word="false"/>
      <style:text-properties style:font-name="Liberation Sans" fo:language="fr" fo:country="CA" fo:font-weight="bold" officeooo:rsid="001a4920" officeooo:paragraph-rsid="001cfff3" style:language-asian="zh" style:country-asian="CN" style:font-weight-asian="bold" style:language-complex="hi" style:country-complex="IN" style:font-weight-complex="bold"/>
    </style:style>
    <style:style style:name="P14" style:family="paragraph" style:parent-style-name="Table_20_Contents">
      <style:paragraph-properties fo:text-align="center" style:justify-single-word="false"/>
      <style:text-properties style:font-name="Liberation Sans" fo:language="fr" fo:country="CA" fo:font-weight="bold" officeooo:rsid="001a4920" officeooo:paragraph-rsid="0021aa8c" style:language-asian="zh" style:country-asian="CN" style:font-weight-asian="bold" style:language-complex="hi" style:country-complex="IN" style:font-weight-complex="bold"/>
    </style:style>
    <style:style style:name="P15" style:family="paragraph" style:parent-style-name="Table_20_Contents">
      <style:paragraph-properties fo:text-align="center" style:justify-single-word="false"/>
      <style:text-properties style:font-name="Liberation Sans" fo:language="fr" fo:country="CA" fo:font-weight="bold" officeooo:rsid="001a4920" officeooo:paragraph-rsid="00248cdc" style:language-asian="zh" style:country-asian="CN" style:font-weight-asian="bold" style:language-complex="hi" style:country-complex="IN" style:font-weight-complex="bold"/>
    </style:style>
    <style:style style:name="P16" style:family="paragraph" style:parent-style-name="Footer">
      <style:text-properties officeooo:rsid="00253d4b" officeooo:paragraph-rsid="00253d4b"/>
    </style:style>
    <style:style style:name="P17" style:family="paragraph" style:parent-style-name="Header">
      <style:text-properties fo:font-style="italic" officeooo:rsid="00253d4b" officeooo:paragraph-rsid="00253d4b" style:font-style-asian="italic" style:font-style-complex="italic"/>
    </style:style>
    <style:style style:name="P18" style:family="paragraph" style:parent-style-name="Heading_20_4">
      <style:paragraph-properties fo:break-before="page"/>
    </style:style>
    <style:style style:name="P19" style:family="paragraph" style:parent-style-name="Standard">
      <style:text-properties officeooo:paragraph-rsid="001cfff3"/>
    </style:style>
    <style:style style:name="P20" style:family="paragraph" style:parent-style-name="Standard">
      <style:text-properties style:font-name="Liberation Sans" fo:language="fr" fo:country="CA" officeooo:paragraph-rsid="00248cdc" style:language-asian="zh" style:country-asian="CN" style:language-complex="hi" style:country-complex="IN"/>
    </style:style>
    <style:style style:name="P21" style:family="paragraph" style:parent-style-name="Standard">
      <style:text-properties style:font-name="Liberation Sans" fo:language="fr" fo:country="CA" officeooo:paragraph-rsid="00290d7a" style:language-asian="zh" style:country-asian="CN" style:language-complex="hi" style:country-complex="IN"/>
    </style:style>
    <style:style style:name="P22" style:family="paragraph" style:parent-style-name="Standard">
      <style:text-properties style:font-name="Liberation Sans" fo:language="fr" fo:country="CA" officeooo:paragraph-rsid="002c541a" style:language-asian="zh" style:country-asian="CN" style:language-complex="hi" style:country-complex="IN"/>
    </style:style>
    <style:style style:name="P23" style:family="paragraph" style:parent-style-name="Standard">
      <style:text-properties style:font-name="Liberation Sans" fo:language="fr" fo:country="CA" officeooo:paragraph-rsid="0030309c" style:language-asian="zh" style:country-asian="CN" style:language-complex="hi" style:country-complex="IN"/>
    </style:style>
    <style:style style:name="P24" style:family="paragraph" style:parent-style-name="Standard">
      <style:text-properties style:font-name="Liberation Sans" fo:language="fr" fo:country="CA" officeooo:paragraph-rsid="00382129" style:language-asian="zh" style:country-asian="CN" style:language-complex="hi" style:country-complex="IN"/>
    </style:style>
    <style:style style:name="P25" style:family="paragraph" style:parent-style-name="Standard">
      <style:text-properties style:font-name="Liberation Sans" fo:language="fr" fo:country="CA" officeooo:paragraph-rsid="0039b6be" style:language-asian="zh" style:country-asian="CN" style:language-complex="hi" style:country-complex="IN"/>
    </style:style>
    <style:style style:name="P26" style:family="paragraph" style:parent-style-name="Standard">
      <style:text-properties style:font-name="Liberation Sans" fo:language="fr" fo:country="CA" officeooo:paragraph-rsid="003bc346" style:language-asian="zh" style:country-asian="CN" style:language-complex="hi" style:country-complex="IN"/>
    </style:style>
    <style:style style:name="P27" style:family="paragraph" style:parent-style-name="Table_20_Contents" style:list-style-name="L1">
      <style:text-properties officeooo:paragraph-rsid="0020555b"/>
    </style:style>
    <style:style style:name="P28" style:family="paragraph" style:parent-style-name="Table_20_Contents" style:list-style-name="L1">
      <style:text-properties officeooo:paragraph-rsid="002c541a"/>
    </style:style>
    <style:style style:name="P29" style:family="paragraph" style:parent-style-name="Table_20_Contents" style:list-style-name="L1">
      <style:text-properties officeooo:paragraph-rsid="0030309c"/>
    </style:style>
    <style:style style:name="P30" style:family="paragraph" style:parent-style-name="Table_20_Contents" style:list-style-name="L1">
      <style:text-properties officeooo:paragraph-rsid="00350c7b"/>
    </style:style>
    <style:style style:name="P31" style:family="paragraph" style:parent-style-name="Table_20_Contents" style:list-style-name="L1">
      <style:text-properties officeooo:paragraph-rsid="0035f46d"/>
    </style:style>
    <style:style style:name="P32" style:family="paragraph" style:parent-style-name="Table_20_Contents" style:list-style-name="L1">
      <style:text-properties officeooo:paragraph-rsid="003700e2"/>
    </style:style>
    <style:style style:name="P33" style:family="paragraph" style:parent-style-name="Table_20_Contents" style:list-style-name="L1">
      <style:text-properties officeooo:paragraph-rsid="00382129"/>
    </style:style>
    <style:style style:name="P34" style:family="paragraph" style:parent-style-name="Table_20_Contents" style:list-style-name="L1">
      <style:text-properties officeooo:paragraph-rsid="00399639"/>
    </style:style>
    <style:style style:name="P35" style:family="paragraph" style:parent-style-name="Table_20_Contents" style:list-style-name="L1">
      <style:text-properties officeooo:paragraph-rsid="0039b6be"/>
    </style:style>
    <style:style style:name="P36" style:family="paragraph" style:parent-style-name="Table_20_Contents" style:list-style-name="L1">
      <style:text-properties officeooo:paragraph-rsid="003bc346"/>
    </style:style>
    <style:style style:name="P37" style:family="paragraph" style:parent-style-name="Table_20_Contents" style:list-style-name="L2">
      <style:text-properties style:font-name="Liberation Sans" fo:language="fr" fo:country="CA" officeooo:rsid="001e6a9b" officeooo:paragraph-rsid="001e6a9b" style:language-asian="zh" style:country-asian="CN" style:language-complex="hi" style:country-complex="IN"/>
    </style:style>
    <style:style style:name="P38" style:family="paragraph" style:parent-style-name="Table_20_Contents" style:list-style-name="L3">
      <style:text-properties style:font-name="Liberation Sans" fo:language="fr" fo:country="CA" officeooo:rsid="001e6a9b" officeooo:paragraph-rsid="001e6a9b" style:language-asian="zh" style:country-asian="CN" style:language-complex="hi" style:country-complex="IN"/>
    </style:style>
    <style:style style:name="P39" style:family="paragraph" style:parent-style-name="Table_20_Contents" style:list-style-name="L4">
      <style:text-properties style:font-name="Liberation Sans" fo:language="fr" fo:country="CA" officeooo:rsid="001e6a9b" officeooo:paragraph-rsid="0020555b" style:language-asian="zh" style:country-asian="CN" style:language-complex="hi" style:country-complex="IN"/>
    </style:style>
    <style:style style:name="P40" style:family="paragraph" style:parent-style-name="Table_20_Contents" style:list-style-name="L5">
      <style:text-properties style:font-name="Liberation Sans" fo:language="fr" fo:country="CA" officeooo:rsid="001e6a9b" officeooo:paragraph-rsid="0020555b" style:language-asian="zh" style:country-asian="CN" style:language-complex="hi" style:country-complex="IN"/>
    </style:style>
    <style:style style:name="P41" style:family="paragraph" style:parent-style-name="Table_20_Contents">
      <style:text-properties style:font-name="Liberation Sans" fo:language="fr" fo:country="CA" officeooo:rsid="001e6a9b" officeooo:paragraph-rsid="001e6a9b" style:language-asian="zh" style:country-asian="CN" style:language-complex="hi" style:country-complex="IN"/>
    </style:style>
    <style:style style:name="P42" style:family="paragraph" style:parent-style-name="Table_20_Contents" style:list-style-name="L11">
      <style:text-properties style:font-name="Liberation Sans" fo:language="fr" fo:country="CA" officeooo:rsid="001e6a9b" officeooo:paragraph-rsid="00248cdc" style:language-asian="zh" style:country-asian="CN" style:language-complex="hi" style:country-complex="IN"/>
    </style:style>
    <style:style style:name="P43" style:family="paragraph" style:parent-style-name="Table_20_Contents" style:list-style-name="L12">
      <style:text-properties style:font-name="Liberation Sans" fo:language="fr" fo:country="CA" officeooo:rsid="001e6a9b" officeooo:paragraph-rsid="00248cdc" style:language-asian="zh" style:country-asian="CN" style:language-complex="hi" style:country-complex="IN"/>
    </style:style>
    <style:style style:name="P44" style:family="paragraph" style:parent-style-name="Table_20_Contents" style:list-style-name="L13">
      <style:text-properties style:font-name="Liberation Sans" fo:language="fr" fo:country="CA" officeooo:rsid="001e6a9b" officeooo:paragraph-rsid="00248cdc" style:language-asian="zh" style:country-asian="CN" style:language-complex="hi" style:country-complex="IN"/>
    </style:style>
    <style:style style:name="P45" style:family="paragraph" style:parent-style-name="Table_20_Contents" style:list-style-name="L14">
      <style:text-properties style:font-name="Liberation Sans" fo:language="fr" fo:country="CA" officeooo:rsid="001e6a9b" officeooo:paragraph-rsid="00248cdc" style:language-asian="zh" style:country-asian="CN" style:language-complex="hi" style:country-complex="IN"/>
    </style:style>
    <style:style style:name="P46" style:family="paragraph" style:parent-style-name="Table_20_Contents" style:list-style-name="L15">
      <style:text-properties style:font-name="Liberation Sans" fo:language="fr" fo:country="CA" officeooo:rsid="001e6a9b" officeooo:paragraph-rsid="00290d7a" style:language-asian="zh" style:country-asian="CN" style:language-complex="hi" style:country-complex="IN"/>
    </style:style>
    <style:style style:name="P47" style:family="paragraph" style:parent-style-name="Table_20_Contents" style:list-style-name="L15">
      <style:text-properties style:font-name="Liberation Sans" fo:language="fr" fo:country="CA" officeooo:rsid="001e6a9b" officeooo:paragraph-rsid="002c00d1" style:language-asian="zh" style:country-asian="CN" style:language-complex="hi" style:country-complex="IN"/>
    </style:style>
    <style:style style:name="P48" style:family="paragraph" style:parent-style-name="Table_20_Contents" style:list-style-name="L16">
      <style:text-properties style:font-name="Liberation Sans" fo:language="fr" fo:country="CA" officeooo:rsid="001e6a9b" officeooo:paragraph-rsid="00290d7a" style:language-asian="zh" style:country-asian="CN" style:language-complex="hi" style:country-complex="IN"/>
    </style:style>
    <style:style style:name="P49" style:family="paragraph" style:parent-style-name="Table_20_Contents" style:list-style-name="L17">
      <style:text-properties style:font-name="Liberation Sans" fo:language="fr" fo:country="CA" officeooo:rsid="001e6a9b" officeooo:paragraph-rsid="00290d7a" style:language-asian="zh" style:country-asian="CN" style:language-complex="hi" style:country-complex="IN"/>
    </style:style>
    <style:style style:name="P50" style:family="paragraph" style:parent-style-name="Table_20_Contents" style:list-style-name="L18">
      <style:text-properties style:font-name="Liberation Sans" fo:language="fr" fo:country="CA" officeooo:rsid="001e6a9b" officeooo:paragraph-rsid="00290d7a" style:language-asian="zh" style:country-asian="CN" style:language-complex="hi" style:country-complex="IN"/>
    </style:style>
    <style:style style:name="P51" style:family="paragraph" style:parent-style-name="Table_20_Contents" style:list-style-name="L19">
      <style:text-properties style:font-name="Liberation Sans" fo:language="fr" fo:country="CA" officeooo:rsid="001e6a9b" officeooo:paragraph-rsid="002c541a" style:language-asian="zh" style:country-asian="CN" style:language-complex="hi" style:country-complex="IN"/>
    </style:style>
    <style:style style:name="P52" style:family="paragraph" style:parent-style-name="Table_20_Contents" style:list-style-name="L20">
      <style:text-properties style:font-name="Liberation Sans" fo:language="fr" fo:country="CA" officeooo:rsid="001e6a9b" officeooo:paragraph-rsid="002c541a" style:language-asian="zh" style:country-asian="CN" style:language-complex="hi" style:country-complex="IN"/>
    </style:style>
    <style:style style:name="P53" style:family="paragraph" style:parent-style-name="Table_20_Contents" style:list-style-name="L21">
      <style:text-properties style:font-name="Liberation Sans" fo:language="fr" fo:country="CA" officeooo:rsid="001e6a9b" officeooo:paragraph-rsid="002c541a" style:language-asian="zh" style:country-asian="CN" style:language-complex="hi" style:country-complex="IN"/>
    </style:style>
    <style:style style:name="P54" style:family="paragraph" style:parent-style-name="Table_20_Contents" style:list-style-name="L22">
      <style:text-properties style:font-name="Liberation Sans" fo:language="fr" fo:country="CA" officeooo:rsid="001e6a9b" officeooo:paragraph-rsid="002c541a" style:language-asian="zh" style:country-asian="CN" style:language-complex="hi" style:country-complex="IN"/>
    </style:style>
    <style:style style:name="P55" style:family="paragraph" style:parent-style-name="Table_20_Contents" style:list-style-name="L23">
      <style:text-properties style:font-name="Liberation Sans" fo:language="fr" fo:country="CA" officeooo:rsid="001e6a9b" officeooo:paragraph-rsid="0030309c" style:language-asian="zh" style:country-asian="CN" style:language-complex="hi" style:country-complex="IN"/>
    </style:style>
    <style:style style:name="P56" style:family="paragraph" style:parent-style-name="Table_20_Contents" style:list-style-name="L24">
      <style:text-properties style:font-name="Liberation Sans" fo:language="fr" fo:country="CA" officeooo:rsid="001e6a9b" officeooo:paragraph-rsid="0030309c" style:language-asian="zh" style:country-asian="CN" style:language-complex="hi" style:country-complex="IN"/>
    </style:style>
    <style:style style:name="P57" style:family="paragraph" style:parent-style-name="Table_20_Contents" style:list-style-name="L25">
      <style:text-properties style:font-name="Liberation Sans" fo:language="fr" fo:country="CA" officeooo:rsid="001e6a9b" officeooo:paragraph-rsid="0030309c" style:language-asian="zh" style:country-asian="CN" style:language-complex="hi" style:country-complex="IN"/>
    </style:style>
    <style:style style:name="P58" style:family="paragraph" style:parent-style-name="Table_20_Contents" style:list-style-name="L26">
      <style:text-properties style:font-name="Liberation Sans" fo:language="fr" fo:country="CA" officeooo:rsid="001e6a9b" officeooo:paragraph-rsid="0030309c" style:language-asian="zh" style:country-asian="CN" style:language-complex="hi" style:country-complex="IN"/>
    </style:style>
    <style:style style:name="P59" style:family="paragraph" style:parent-style-name="Table_20_Contents" style:list-style-name="L27">
      <style:text-properties style:font-name="Liberation Sans" fo:language="fr" fo:country="CA" officeooo:rsid="001e6a9b" officeooo:paragraph-rsid="00382129" style:language-asian="zh" style:country-asian="CN" style:language-complex="hi" style:country-complex="IN"/>
    </style:style>
    <style:style style:name="P60" style:family="paragraph" style:parent-style-name="Table_20_Contents" style:list-style-name="L28">
      <style:text-properties style:font-name="Liberation Sans" fo:language="fr" fo:country="CA" officeooo:rsid="001e6a9b" officeooo:paragraph-rsid="00382129" style:language-asian="zh" style:country-asian="CN" style:language-complex="hi" style:country-complex="IN"/>
    </style:style>
    <style:style style:name="P61" style:family="paragraph" style:parent-style-name="Table_20_Contents" style:list-style-name="L29">
      <style:text-properties style:font-name="Liberation Sans" fo:language="fr" fo:country="CA" officeooo:rsid="001e6a9b" officeooo:paragraph-rsid="00382129" style:language-asian="zh" style:country-asian="CN" style:language-complex="hi" style:country-complex="IN"/>
    </style:style>
    <style:style style:name="P62" style:family="paragraph" style:parent-style-name="Table_20_Contents" style:list-style-name="L30">
      <style:text-properties style:font-name="Liberation Sans" fo:language="fr" fo:country="CA" officeooo:rsid="001e6a9b" officeooo:paragraph-rsid="00382129" style:language-asian="zh" style:country-asian="CN" style:language-complex="hi" style:country-complex="IN"/>
    </style:style>
    <style:style style:name="P63" style:family="paragraph" style:parent-style-name="Table_20_Contents" style:list-style-name="L31">
      <style:text-properties style:font-name="Liberation Sans" fo:language="fr" fo:country="CA" officeooo:rsid="001e6a9b" officeooo:paragraph-rsid="0039b6be" style:language-asian="zh" style:country-asian="CN" style:language-complex="hi" style:country-complex="IN"/>
    </style:style>
    <style:style style:name="P64" style:family="paragraph" style:parent-style-name="Table_20_Contents" style:list-style-name="L32">
      <style:text-properties style:font-name="Liberation Sans" fo:language="fr" fo:country="CA" officeooo:rsid="001e6a9b" officeooo:paragraph-rsid="0039b6be" style:language-asian="zh" style:country-asian="CN" style:language-complex="hi" style:country-complex="IN"/>
    </style:style>
    <style:style style:name="P65" style:family="paragraph" style:parent-style-name="Table_20_Contents" style:list-style-name="L33">
      <style:text-properties style:font-name="Liberation Sans" fo:language="fr" fo:country="CA" officeooo:rsid="001e6a9b" officeooo:paragraph-rsid="0039b6be" style:language-asian="zh" style:country-asian="CN" style:language-complex="hi" style:country-complex="IN"/>
    </style:style>
    <style:style style:name="P66" style:family="paragraph" style:parent-style-name="Table_20_Contents" style:list-style-name="L34">
      <style:text-properties style:font-name="Liberation Sans" fo:language="fr" fo:country="CA" officeooo:rsid="001e6a9b" officeooo:paragraph-rsid="0039b6be" style:language-asian="zh" style:country-asian="CN" style:language-complex="hi" style:country-complex="IN"/>
    </style:style>
    <style:style style:name="P67" style:family="paragraph" style:parent-style-name="Table_20_Contents" style:list-style-name="L35">
      <style:text-properties style:font-name="Liberation Sans" fo:language="fr" fo:country="CA" officeooo:rsid="001e6a9b" officeooo:paragraph-rsid="003bc346" style:language-asian="zh" style:country-asian="CN" style:language-complex="hi" style:country-complex="IN"/>
    </style:style>
    <style:style style:name="P68" style:family="paragraph" style:parent-style-name="Table_20_Contents" style:list-style-name="L4">
      <style:text-properties style:font-name="Liberation Sans" fo:language="fr" fo:country="CA" officeooo:rsid="0020555b" officeooo:paragraph-rsid="0020555b" style:language-asian="zh" style:country-asian="CN" style:language-complex="hi" style:country-complex="IN"/>
    </style:style>
    <style:style style:name="P69" style:family="paragraph" style:parent-style-name="Table_20_Contents" style:list-style-name="L6">
      <style:text-properties style:font-name="Liberation Sans" fo:language="fr" fo:country="CA" officeooo:rsid="0020555b" officeooo:paragraph-rsid="0020555b" style:language-asian="zh" style:country-asian="CN" style:language-complex="hi" style:country-complex="IN"/>
    </style:style>
    <style:style style:name="P70" style:family="paragraph" style:parent-style-name="Table_20_Contents" style:list-style-name="L13">
      <style:text-properties style:font-name="Liberation Sans" fo:language="fr" fo:country="CA" officeooo:rsid="0020555b" officeooo:paragraph-rsid="00248cdc" style:language-asian="zh" style:country-asian="CN" style:language-complex="hi" style:country-complex="IN"/>
    </style:style>
    <style:style style:name="P71" style:family="paragraph" style:parent-style-name="Table_20_Contents" style:list-style-name="L17">
      <style:text-properties style:font-name="Liberation Sans" fo:language="fr" fo:country="CA" officeooo:rsid="0020555b" officeooo:paragraph-rsid="00290d7a" style:language-asian="zh" style:country-asian="CN" style:language-complex="hi" style:country-complex="IN"/>
    </style:style>
    <style:style style:name="P72" style:family="paragraph" style:parent-style-name="Table_20_Contents" style:list-style-name="L21">
      <style:text-properties style:font-name="Liberation Sans" fo:language="fr" fo:country="CA" officeooo:rsid="0020555b" officeooo:paragraph-rsid="002c541a" style:language-asian="zh" style:country-asian="CN" style:language-complex="hi" style:country-complex="IN"/>
    </style:style>
    <style:style style:name="P73" style:family="paragraph" style:parent-style-name="Table_20_Contents" style:list-style-name="L25">
      <style:text-properties style:font-name="Liberation Sans" fo:language="fr" fo:country="CA" officeooo:rsid="0020555b" officeooo:paragraph-rsid="0030309c" style:language-asian="zh" style:country-asian="CN" style:language-complex="hi" style:country-complex="IN"/>
    </style:style>
    <style:style style:name="P74" style:family="paragraph" style:parent-style-name="Table_20_Contents" style:list-style-name="L29">
      <style:text-properties style:font-name="Liberation Sans" fo:language="fr" fo:country="CA" officeooo:rsid="0020555b" officeooo:paragraph-rsid="00382129" style:language-asian="zh" style:country-asian="CN" style:language-complex="hi" style:country-complex="IN"/>
    </style:style>
    <style:style style:name="P75" style:family="paragraph" style:parent-style-name="Table_20_Contents" style:list-style-name="L33">
      <style:text-properties style:font-name="Liberation Sans" fo:language="fr" fo:country="CA" officeooo:rsid="0020555b" officeooo:paragraph-rsid="0039b6be" style:language-asian="zh" style:country-asian="CN" style:language-complex="hi" style:country-complex="IN"/>
    </style:style>
    <style:style style:name="P76" style:family="paragraph" style:parent-style-name="Table_20_Contents" style:list-style-name="L4">
      <style:text-properties style:font-name="Liberation Sans" fo:language="fr" fo:country="CA" officeooo:rsid="00233934" officeooo:paragraph-rsid="00233934" style:language-asian="zh" style:country-asian="CN" style:language-complex="hi" style:country-complex="IN"/>
    </style:style>
    <style:style style:name="P77" style:family="paragraph" style:parent-style-name="Table_20_Contents" style:list-style-name="L5">
      <style:text-properties style:font-name="Liberation Sans" fo:language="fr" fo:country="CA" officeooo:rsid="00233934" officeooo:paragraph-rsid="00233934" style:language-asian="zh" style:country-asian="CN" style:language-complex="hi" style:country-complex="IN"/>
    </style:style>
    <style:style style:name="P78" style:family="paragraph" style:parent-style-name="Table_20_Contents" style:list-style-name="L9">
      <style:text-properties style:font-name="Liberation Sans" fo:language="fr" fo:country="CA" officeooo:rsid="00233934" officeooo:paragraph-rsid="00233934" style:language-asian="zh" style:country-asian="CN" style:language-complex="hi" style:country-complex="IN"/>
    </style:style>
    <style:style style:name="P79" style:family="paragraph" style:parent-style-name="Table_20_Contents" style:list-style-name="L10">
      <style:text-properties style:font-name="Liberation Sans" fo:language="fr" fo:country="CA" officeooo:rsid="00233934" officeooo:paragraph-rsid="00244f0d" style:language-asian="zh" style:country-asian="CN" style:language-complex="hi" style:country-complex="IN"/>
    </style:style>
    <style:style style:name="P80" style:family="paragraph" style:parent-style-name="Table_20_Contents" style:list-style-name="L14">
      <style:text-properties style:font-name="Liberation Sans" fo:language="fr" fo:country="CA" officeooo:rsid="00233934" officeooo:paragraph-rsid="00248cdc" style:language-asian="zh" style:country-asian="CN" style:language-complex="hi" style:country-complex="IN"/>
    </style:style>
    <style:style style:name="P81" style:family="paragraph" style:parent-style-name="Table_20_Contents" style:list-style-name="L18">
      <style:text-properties style:font-name="Liberation Sans" fo:language="fr" fo:country="CA" officeooo:rsid="00233934" officeooo:paragraph-rsid="002aabf0" style:language-asian="zh" style:country-asian="CN" style:language-complex="hi" style:country-complex="IN"/>
    </style:style>
    <style:style style:name="P82" style:family="paragraph" style:parent-style-name="Table_20_Contents" style:list-style-name="L22">
      <style:text-properties style:font-name="Liberation Sans" fo:language="fr" fo:country="CA" officeooo:rsid="00233934" officeooo:paragraph-rsid="002c541a" style:language-asian="zh" style:country-asian="CN" style:language-complex="hi" style:country-complex="IN"/>
    </style:style>
    <style:style style:name="P83" style:family="paragraph" style:parent-style-name="Table_20_Contents" style:list-style-name="L26">
      <style:text-properties style:font-name="Liberation Sans" fo:language="fr" fo:country="CA" officeooo:rsid="00233934" officeooo:paragraph-rsid="0030309c" style:language-asian="zh" style:country-asian="CN" style:language-complex="hi" style:country-complex="IN"/>
    </style:style>
    <style:style style:name="P84" style:family="paragraph" style:parent-style-name="Table_20_Contents" style:list-style-name="L30">
      <style:text-properties style:font-name="Liberation Sans" fo:language="fr" fo:country="CA" officeooo:rsid="00233934" officeooo:paragraph-rsid="00382129" style:language-asian="zh" style:country-asian="CN" style:language-complex="hi" style:country-complex="IN"/>
    </style:style>
    <style:style style:name="P85" style:family="paragraph" style:parent-style-name="Table_20_Contents" style:list-style-name="L34">
      <style:text-properties style:font-name="Liberation Sans" fo:language="fr" fo:country="CA" officeooo:rsid="00233934" officeooo:paragraph-rsid="003ad2a5" style:language-asian="zh" style:country-asian="CN" style:language-complex="hi" style:country-complex="IN"/>
    </style:style>
    <style:style style:name="P86" style:family="paragraph" style:parent-style-name="Table_20_Contents" style:list-style-name="L6">
      <style:text-properties style:font-name="Liberation Sans" fo:language="fr" fo:country="CA" officeooo:rsid="0022ad37" officeooo:paragraph-rsid="0022ad37" style:language-asian="zh" style:country-asian="CN" style:language-complex="hi" style:country-complex="IN"/>
    </style:style>
    <style:style style:name="P87" style:family="paragraph" style:parent-style-name="Table_20_Contents" style:list-style-name="L8">
      <style:text-properties style:font-name="Liberation Sans" fo:language="fr" fo:country="CA" officeooo:rsid="0022ad37" officeooo:paragraph-rsid="0022ad37" style:language-asian="zh" style:country-asian="CN" style:language-complex="hi" style:country-complex="IN"/>
    </style:style>
    <style:style style:name="P88" style:family="paragraph" style:parent-style-name="Table_20_Contents" style:list-style-name="L6">
      <style:text-properties style:font-name="Liberation Sans" fo:language="fr" fo:country="CA" officeooo:rsid="0021aa8c" officeooo:paragraph-rsid="0021aa8c" style:language-asian="zh" style:country-asian="CN" style:language-complex="hi" style:country-complex="IN"/>
    </style:style>
    <style:style style:name="P89" style:family="paragraph" style:parent-style-name="Table_20_Contents" style:list-style-name="L9">
      <style:text-properties style:font-name="Liberation Sans" fo:language="fr" fo:country="CA" officeooo:rsid="00244f0d" officeooo:paragraph-rsid="00244f0d" style:language-asian="zh" style:country-asian="CN" style:language-complex="hi" style:country-complex="IN"/>
    </style:style>
    <style:style style:name="P90" style:family="paragraph" style:parent-style-name="Table_20_Contents" style:list-style-name="L10">
      <style:text-properties style:font-name="Liberation Sans" fo:language="fr" fo:country="CA" officeooo:rsid="00244f0d" officeooo:paragraph-rsid="00244f0d" style:language-asian="zh" style:country-asian="CN" style:language-complex="hi" style:country-complex="IN"/>
    </style:style>
    <style:style style:name="P91" style:family="paragraph" style:parent-style-name="Table_20_Contents" style:list-style-name="L14">
      <style:text-properties style:font-name="Liberation Sans" fo:language="fr" fo:country="CA" officeooo:rsid="00248cdc" officeooo:paragraph-rsid="00248cdc" style:language-asian="zh" style:country-asian="CN" style:language-complex="hi" style:country-complex="IN"/>
    </style:style>
    <style:style style:name="P92" style:family="paragraph" style:parent-style-name="Table_20_Contents" style:list-style-name="L18">
      <style:text-properties style:font-name="Liberation Sans" fo:language="fr" fo:country="CA" officeooo:rsid="00248cdc" officeooo:paragraph-rsid="00290d7a" style:language-asian="zh" style:country-asian="CN" style:language-complex="hi" style:country-complex="IN"/>
    </style:style>
    <style:style style:name="P93" style:family="paragraph" style:parent-style-name="Table_20_Contents" style:list-style-name="L22">
      <style:text-properties style:font-name="Liberation Sans" fo:language="fr" fo:country="CA" officeooo:rsid="00248cdc" officeooo:paragraph-rsid="002c541a" style:language-asian="zh" style:country-asian="CN" style:language-complex="hi" style:country-complex="IN"/>
    </style:style>
    <style:style style:name="P94" style:family="paragraph" style:parent-style-name="Table_20_Contents" style:list-style-name="L26">
      <style:text-properties style:font-name="Liberation Sans" fo:language="fr" fo:country="CA" officeooo:rsid="00248cdc" officeooo:paragraph-rsid="0030309c" style:language-asian="zh" style:country-asian="CN" style:language-complex="hi" style:country-complex="IN"/>
    </style:style>
    <style:style style:name="P95" style:family="paragraph" style:parent-style-name="Table_20_Contents" style:list-style-name="L30">
      <style:text-properties style:font-name="Liberation Sans" fo:language="fr" fo:country="CA" officeooo:rsid="00248cdc" officeooo:paragraph-rsid="00382129" style:language-asian="zh" style:country-asian="CN" style:language-complex="hi" style:country-complex="IN"/>
    </style:style>
    <style:style style:name="P96" style:family="paragraph" style:parent-style-name="Table_20_Contents" style:list-style-name="L34">
      <style:text-properties style:font-name="Liberation Sans" fo:language="fr" fo:country="CA" officeooo:rsid="00248cdc" officeooo:paragraph-rsid="0039b6be" style:language-asian="zh" style:country-asian="CN" style:language-complex="hi" style:country-complex="IN"/>
    </style:style>
    <style:style style:name="P97" style:family="paragraph" style:parent-style-name="Table_20_Contents">
      <style:paragraph-properties fo:text-align="end" style:justify-single-word="false"/>
      <style:text-properties style:font-name="Liberation Sans" fo:language="fr" fo:country="CA" officeooo:rsid="001a4920" officeooo:paragraph-rsid="00290d7a" style:language-asian="zh" style:country-asian="CN" style:language-complex="hi" style:country-complex="IN"/>
    </style:style>
    <style:style style:name="P98" style:family="paragraph" style:parent-style-name="Table_20_Contents">
      <style:paragraph-properties fo:text-align="end" style:justify-single-word="false"/>
      <style:text-properties style:font-name="Liberation Sans" fo:language="fr" fo:country="CA" officeooo:rsid="001a4920" officeooo:paragraph-rsid="002c541a" style:language-asian="zh" style:country-asian="CN" style:language-complex="hi" style:country-complex="IN"/>
    </style:style>
    <style:style style:name="P99" style:family="paragraph" style:parent-style-name="Table_20_Contents">
      <style:paragraph-properties fo:text-align="end" style:justify-single-word="false"/>
      <style:text-properties style:font-name="Liberation Sans" fo:language="fr" fo:country="CA" officeooo:rsid="001a4920" officeooo:paragraph-rsid="0030309c" style:language-asian="zh" style:country-asian="CN" style:language-complex="hi" style:country-complex="IN"/>
    </style:style>
    <style:style style:name="P100" style:family="paragraph" style:parent-style-name="Table_20_Contents">
      <style:paragraph-properties fo:text-align="end" style:justify-single-word="false"/>
      <style:text-properties style:font-name="Liberation Sans" fo:language="fr" fo:country="CA" officeooo:rsid="001a4920" officeooo:paragraph-rsid="00382129" style:language-asian="zh" style:country-asian="CN" style:language-complex="hi" style:country-complex="IN"/>
    </style:style>
    <style:style style:name="P101" style:family="paragraph" style:parent-style-name="Table_20_Contents">
      <style:paragraph-properties fo:text-align="end" style:justify-single-word="false"/>
      <style:text-properties style:font-name="Liberation Sans" fo:language="fr" fo:country="CA" officeooo:rsid="001a4920" officeooo:paragraph-rsid="0039b6be" style:language-asian="zh" style:country-asian="CN" style:language-complex="hi" style:country-complex="IN"/>
    </style:style>
    <style:style style:name="P102" style:family="paragraph" style:parent-style-name="Table_20_Contents">
      <style:paragraph-properties fo:text-align="end" style:justify-single-word="false"/>
      <style:text-properties style:font-name="Liberation Sans" fo:language="fr" fo:country="CA" officeooo:rsid="001a4920" officeooo:paragraph-rsid="003bc346" style:language-asian="zh" style:country-asian="CN" style:language-complex="hi" style:country-complex="IN"/>
    </style:style>
    <style:style style:name="P103" style:family="paragraph" style:parent-style-name="Table_20_Contents">
      <style:text-properties style:font-name="Liberation Sans" fo:language="fr" fo:country="CA" officeooo:rsid="001cfff3" officeooo:paragraph-rsid="00290d7a" style:language-asian="zh" style:country-asian="CN" style:language-complex="hi" style:country-complex="IN"/>
    </style:style>
    <style:style style:name="P104" style:family="paragraph" style:parent-style-name="Table_20_Contents">
      <style:text-properties style:font-name="Liberation Sans" fo:language="fr" fo:country="CA" officeooo:rsid="001cfff3" officeooo:paragraph-rsid="002c541a" style:language-asian="zh" style:country-asian="CN" style:language-complex="hi" style:country-complex="IN"/>
    </style:style>
    <style:style style:name="P105" style:family="paragraph" style:parent-style-name="Table_20_Contents">
      <style:text-properties style:font-name="Liberation Sans" fo:language="fr" fo:country="CA" officeooo:rsid="001cfff3" officeooo:paragraph-rsid="0030309c" style:language-asian="zh" style:country-asian="CN" style:language-complex="hi" style:country-complex="IN"/>
    </style:style>
    <style:style style:name="P106" style:family="paragraph" style:parent-style-name="Table_20_Contents">
      <style:text-properties style:font-name="Liberation Sans" fo:language="fr" fo:country="CA" officeooo:rsid="001cfff3" officeooo:paragraph-rsid="00382129" style:language-asian="zh" style:country-asian="CN" style:language-complex="hi" style:country-complex="IN"/>
    </style:style>
    <style:style style:name="P107" style:family="paragraph" style:parent-style-name="Table_20_Contents">
      <style:text-properties style:font-name="Liberation Sans" fo:language="fr" fo:country="CA" officeooo:rsid="001cfff3" officeooo:paragraph-rsid="0039b6be" style:language-asian="zh" style:country-asian="CN" style:language-complex="hi" style:country-complex="IN"/>
    </style:style>
    <style:style style:name="P108" style:family="paragraph" style:parent-style-name="Table_20_Contents">
      <style:text-properties style:font-name="Liberation Sans" fo:language="fr" fo:country="CA" officeooo:rsid="001cfff3" officeooo:paragraph-rsid="003bc346" style:language-asian="zh" style:country-asian="CN" style:language-complex="hi" style:country-complex="IN"/>
    </style:style>
    <style:style style:name="P109" style:family="paragraph" style:parent-style-name="Table_20_Contents">
      <style:paragraph-properties fo:text-align="end" style:justify-single-word="false"/>
      <style:text-properties style:font-name="Liberation Sans" fo:language="fr" fo:country="CA" officeooo:rsid="00297ee9" officeooo:paragraph-rsid="00290d7a" style:language-asian="zh" style:country-asian="CN" style:language-complex="hi" style:country-complex="IN"/>
    </style:style>
    <style:style style:name="P110" style:family="paragraph" style:parent-style-name="Table_20_Contents">
      <style:paragraph-properties fo:text-align="end" style:justify-single-word="false"/>
      <style:text-properties style:font-name="Liberation Sans" fo:language="fr" fo:country="CA" officeooo:rsid="00297ee9" officeooo:paragraph-rsid="002c541a" style:language-asian="zh" style:country-asian="CN" style:language-complex="hi" style:country-complex="IN"/>
    </style:style>
    <style:style style:name="P111" style:family="paragraph" style:parent-style-name="Table_20_Contents">
      <style:paragraph-properties fo:text-align="end" style:justify-single-word="false"/>
      <style:text-properties style:font-name="Liberation Sans" fo:language="fr" fo:country="CA" officeooo:rsid="00297ee9" officeooo:paragraph-rsid="0030309c" style:language-asian="zh" style:country-asian="CN" style:language-complex="hi" style:country-complex="IN"/>
    </style:style>
    <style:style style:name="P112" style:family="paragraph" style:parent-style-name="Table_20_Contents">
      <style:paragraph-properties fo:text-align="end" style:justify-single-word="false"/>
      <style:text-properties style:font-name="Liberation Sans" fo:language="fr" fo:country="CA" officeooo:rsid="00297ee9" officeooo:paragraph-rsid="00382129" style:language-asian="zh" style:country-asian="CN" style:language-complex="hi" style:country-complex="IN"/>
    </style:style>
    <style:style style:name="P113" style:family="paragraph" style:parent-style-name="Table_20_Contents">
      <style:paragraph-properties fo:text-align="end" style:justify-single-word="false"/>
      <style:text-properties style:font-name="Liberation Sans" fo:language="fr" fo:country="CA" officeooo:rsid="00297ee9" officeooo:paragraph-rsid="0039b6be" style:language-asian="zh" style:country-asian="CN" style:language-complex="hi" style:country-complex="IN"/>
    </style:style>
    <style:style style:name="P114" style:family="paragraph" style:parent-style-name="Table_20_Contents">
      <style:paragraph-properties fo:text-align="end" style:justify-single-word="false"/>
      <style:text-properties style:font-name="Liberation Sans" fo:language="fr" fo:country="CA" officeooo:rsid="00297ee9" officeooo:paragraph-rsid="003bc346" style:language-asian="zh" style:country-asian="CN" style:language-complex="hi" style:country-complex="IN"/>
    </style:style>
    <style:style style:name="P115" style:family="paragraph" style:parent-style-name="Table_20_Contents" style:list-style-name="L23">
      <style:text-properties style:font-name="Liberation Sans" fo:language="fr" fo:country="CA" officeooo:rsid="00332b0d" officeooo:paragraph-rsid="00332b0d" style:language-asian="zh" style:country-asian="CN" style:language-complex="hi" style:country-complex="IN"/>
    </style:style>
    <style:style style:name="P116" style:family="paragraph" style:parent-style-name="Table_20_Contents" style:list-style-name="L23">
      <style:text-properties style:font-name="Liberation Sans" fo:language="fr" fo:country="CA" officeooo:rsid="00350c7b" officeooo:paragraph-rsid="00350c7b" style:language-asian="zh" style:country-asian="CN" style:language-complex="hi" style:country-complex="IN"/>
    </style:style>
    <style:style style:name="P117" style:family="paragraph" style:parent-style-name="Table_20_Contents" style:list-style-name="L26">
      <style:text-properties style:font-name="Liberation Sans" fo:language="fr" fo:country="CA" officeooo:rsid="003700e2" officeooo:paragraph-rsid="003700e2" style:language-asian="zh" style:country-asian="CN" style:language-complex="hi" style:country-complex="IN"/>
    </style:style>
    <style:style style:name="P118" style:family="paragraph" style:parent-style-name="Table_20_Contents" style:list-style-name="L31">
      <style:text-properties style:font-name="Liberation Sans" fo:language="fr" fo:country="CA" officeooo:rsid="003ad2a5" officeooo:paragraph-rsid="003ad2a5" style:language-asian="zh" style:country-asian="CN" style:language-complex="hi" style:country-complex="IN"/>
    </style:style>
    <style:style style:name="P119" style:family="paragraph" style:parent-style-name="Table_20_Contents" style:list-style-name="L35">
      <style:text-properties style:font-name="Liberation Sans" fo:language="fr" fo:country="CA" officeooo:rsid="003ad2a5" officeooo:paragraph-rsid="003bc346" style:language-asian="zh" style:country-asian="CN" style:language-complex="hi" style:country-complex="IN"/>
    </style:style>
    <style:style style:name="P120" style:family="paragraph" style:parent-style-name="Table_20_Contents">
      <style:paragraph-properties fo:text-align="center" style:justify-single-word="false"/>
      <style:text-properties style:font-name="Liberation Sans" fo:language="fr" fo:country="CA" fo:font-weight="bold" officeooo:rsid="001a4920" officeooo:paragraph-rsid="00290d7a" style:language-asian="zh" style:country-asian="CN" style:font-weight-asian="bold" style:language-complex="hi" style:country-complex="IN" style:font-weight-complex="bold"/>
    </style:style>
    <style:style style:name="P121" style:family="paragraph" style:parent-style-name="Table_20_Contents">
      <style:paragraph-properties fo:text-align="center" style:justify-single-word="false"/>
      <style:text-properties style:font-name="Liberation Sans" fo:language="fr" fo:country="CA" fo:font-weight="bold" officeooo:rsid="001a4920" officeooo:paragraph-rsid="002c541a" style:language-asian="zh" style:country-asian="CN" style:font-weight-asian="bold" style:language-complex="hi" style:country-complex="IN" style:font-weight-complex="bold"/>
    </style:style>
    <style:style style:name="P122" style:family="paragraph" style:parent-style-name="Table_20_Contents">
      <style:paragraph-properties fo:text-align="center" style:justify-single-word="false"/>
      <style:text-properties style:font-name="Liberation Sans" fo:language="fr" fo:country="CA" fo:font-weight="bold" officeooo:rsid="001a4920" officeooo:paragraph-rsid="0030309c" style:language-asian="zh" style:country-asian="CN" style:font-weight-asian="bold" style:language-complex="hi" style:country-complex="IN" style:font-weight-complex="bold"/>
    </style:style>
    <style:style style:name="P123" style:family="paragraph" style:parent-style-name="Table_20_Contents">
      <style:paragraph-properties fo:text-align="center" style:justify-single-word="false"/>
      <style:text-properties style:font-name="Liberation Sans" fo:language="fr" fo:country="CA" fo:font-weight="bold" officeooo:rsid="001a4920" officeooo:paragraph-rsid="00382129" style:language-asian="zh" style:country-asian="CN" style:font-weight-asian="bold" style:language-complex="hi" style:country-complex="IN" style:font-weight-complex="bold"/>
    </style:style>
    <style:style style:name="P124" style:family="paragraph" style:parent-style-name="Table_20_Contents">
      <style:paragraph-properties fo:text-align="center" style:justify-single-word="false"/>
      <style:text-properties style:font-name="Liberation Sans" fo:language="fr" fo:country="CA" fo:font-weight="bold" officeooo:rsid="001a4920" officeooo:paragraph-rsid="0039b6be" style:language-asian="zh" style:country-asian="CN" style:font-weight-asian="bold" style:language-complex="hi" style:country-complex="IN" style:font-weight-complex="bold"/>
    </style:style>
    <style:style style:name="P125" style:family="paragraph" style:parent-style-name="Table_20_Contents">
      <style:paragraph-properties fo:text-align="center" style:justify-single-word="false"/>
      <style:text-properties style:font-name="Liberation Sans" fo:language="fr" fo:country="CA" fo:font-weight="bold" officeooo:rsid="001a4920" officeooo:paragraph-rsid="003bc346" style:language-asian="zh" style:country-asian="CN" style:font-weight-asian="bold" style:language-complex="hi" style:country-complex="IN" style:font-weight-complex="bold"/>
    </style:style>
    <style:style style:name="P126" style:family="paragraph" style:parent-style-name="Table_20_Contents" style:list-style-name="L7">
      <style:text-properties officeooo:paragraph-rsid="0035f46d"/>
    </style:style>
    <style:style style:name="P127" style:family="paragraph" style:parent-style-name="Table_20_Contents" style:list-style-name="L8">
      <style:text-properties officeooo:paragraph-rsid="0021aa8c"/>
    </style:style>
    <style:style style:name="P128" style:family="paragraph" style:parent-style-name="Table_20_Contents" style:list-style-name="L8">
      <style:text-properties officeooo:rsid="0022ad37" officeooo:paragraph-rsid="0022ad37"/>
    </style:style>
    <style:style style:name="P129" style:family="paragraph" style:parent-style-name="Table_20_Contents" style:list-style-name="L1">
      <style:text-properties officeooo:rsid="00233934" officeooo:paragraph-rsid="00233934"/>
    </style:style>
    <style:style style:name="P130" style:family="paragraph" style:parent-style-name="Table_20_Contents" style:list-style-name="L1">
      <style:text-properties officeooo:rsid="003d5ffb" officeooo:paragraph-rsid="003d5ffb"/>
    </style:style>
    <style:style style:name="P131" style:family="paragraph" style:parent-style-name="Text_20_body">
      <style:text-properties officeooo:rsid="00290d7a" officeooo:paragraph-rsid="00290d7a"/>
    </style:style>
    <style:style style:name="P132" style:family="paragraph" style:parent-style-name="Text_20_body">
      <style:text-properties officeooo:rsid="002aabf0" officeooo:paragraph-rsid="002aabf0"/>
    </style:style>
    <style:style style:name="P133" style:family="paragraph" style:parent-style-name="Text_20_body" style:list-style-name="L36">
      <style:text-properties officeooo:rsid="002aabf0" officeooo:paragraph-rsid="002aabf0"/>
    </style:style>
    <style:style style:name="P134" style:family="paragraph" style:parent-style-name="Title">
      <style:text-properties officeooo:paragraph-rsid="002593ee"/>
    </style:style>
    <style:style style:name="T1" style:family="text">
      <style:text-properties officeooo:rsid="00297ee9"/>
    </style:style>
    <style:style style:name="T2" style:family="text">
      <style:text-properties style:font-name="Liberation Sans" fo:language="fr" fo:country="CA" style:language-asian="zh" style:country-asian="CN" style:language-complex="hi" style:country-complex="IN"/>
    </style:style>
    <style:style style:name="T3" style:family="text">
      <style:text-properties style:font-name="Liberation Sans" fo:language="fr" fo:country="CA" officeooo:rsid="001cfff3" style:language-asian="zh" style:country-asian="CN" style:language-complex="hi" style:country-complex="IN"/>
    </style:style>
    <style:style style:name="T4" style:family="text">
      <style:text-properties style:font-name="Liberation Sans" fo:language="fr" fo:country="CA" officeooo:rsid="001e6a9b" style:language-asian="zh" style:country-asian="CN" style:language-complex="hi" style:country-complex="IN"/>
    </style:style>
    <style:style style:name="T5" style:family="text">
      <style:text-properties style:font-name="Liberation Sans" fo:language="fr" fo:country="CA" officeooo:rsid="0020555b" style:language-asian="zh" style:country-asian="CN" style:language-complex="hi" style:country-complex="IN"/>
    </style:style>
    <style:style style:name="T6" style:family="text">
      <style:text-properties style:font-name="Liberation Sans" fo:language="fr" fo:country="CA" officeooo:rsid="0021aa8c" style:language-asian="zh" style:country-asian="CN" style:language-complex="hi" style:country-complex="IN"/>
    </style:style>
    <style:style style:name="T7" style:family="text">
      <style:text-properties style:font-name="Liberation Sans" fo:language="fr" fo:country="CA" officeooo:rsid="00290d7a" style:language-asian="zh" style:country-asian="CN" style:language-complex="hi" style:country-complex="IN"/>
    </style:style>
    <style:style style:name="T8" style:family="text">
      <style:text-properties style:font-name="Liberation Sans" fo:language="fr" fo:country="CA" officeooo:rsid="002c541a" style:language-asian="zh" style:country-asian="CN" style:language-complex="hi" style:country-complex="IN"/>
    </style:style>
    <style:style style:name="T9" style:family="text">
      <style:text-properties style:font-name="Liberation Sans" fo:language="fr" fo:country="CA" officeooo:rsid="00350c7b" style:language-asian="zh" style:country-asian="CN" style:language-complex="hi" style:country-complex="IN"/>
    </style:style>
    <style:style style:name="T10" style:family="text">
      <style:text-properties style:font-name="Liberation Sans" fo:language="fr" fo:country="CA" officeooo:rsid="00399639" style:language-asian="zh" style:country-asian="CN" style:language-complex="hi" style:country-complex="IN"/>
    </style:style>
    <style:style style:name="T11" style:family="text">
      <style:text-properties style:font-name="Liberation Sans" fo:language="fr" fo:country="CA" officeooo:rsid="003bc346" style:language-asian="zh" style:country-asian="CN" style:language-complex="hi" style:country-complex="IN"/>
    </style:style>
    <style:style style:name="T12" style:family="text">
      <style:text-properties officeooo:rsid="0020555b"/>
    </style:style>
    <style:style style:name="T13" style:family="text">
      <style:text-properties officeooo:rsid="0021aa8c"/>
    </style:style>
    <style:style style:name="T14" style:family="text">
      <style:text-properties officeooo:rsid="0022ad37"/>
    </style:style>
    <style:style style:name="T15" style:family="text">
      <style:text-properties officeooo:rsid="00244f0d"/>
    </style:style>
    <style:style style:name="T16" style:family="text">
      <style:text-properties officeooo:rsid="00248cdc"/>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none" fo:font-weight="normal" style:font-weight-asian="normal" style:font-weight-complex="normal"/>
    </style:style>
    <style:style style:name="T19" style:family="text">
      <style:text-properties officeooo:rsid="002593ee"/>
    </style:style>
    <style:style style:name="T20" style:family="text">
      <style:text-properties officeooo:rsid="00283b0c"/>
    </style:style>
    <style:style style:name="T21" style:family="text">
      <style:text-properties officeooo:rsid="00290d7a"/>
    </style:style>
    <style:style style:name="T22" style:family="text">
      <style:text-properties officeooo:rsid="002aabf0"/>
    </style:style>
    <style:style style:name="T23" style:family="text">
      <style:text-properties fo:font-style="italic" style:font-style-asian="italic" style:font-style-complex="italic"/>
    </style:style>
    <style:style style:name="T24" style:family="text">
      <style:text-properties fo:color="#c9211e" loext:opacity="100%" fo:font-style="italic" fo:font-weight="bold" style:font-style-asian="italic" style:font-weight-asian="bold" style:font-style-complex="italic" style:font-weight-complex="bold"/>
    </style:style>
    <style:style style:name="T25" style:family="text">
      <style:text-properties officeooo:rsid="002c00d1"/>
    </style:style>
    <style:style style:name="T26" style:family="text">
      <style:text-properties officeooo:rsid="002c541a"/>
    </style:style>
    <style:style style:name="T27" style:family="text">
      <style:text-properties officeooo:rsid="002d6c7c"/>
    </style:style>
    <style:style style:name="T28" style:family="text">
      <style:text-properties officeooo:rsid="002e6152"/>
    </style:style>
    <style:style style:name="T29" style:family="text">
      <style:text-properties officeooo:rsid="0030309c"/>
    </style:style>
    <style:style style:name="T30" style:family="text">
      <style:text-properties officeooo:rsid="0031bf43"/>
    </style:style>
    <style:style style:name="T31" style:family="text">
      <style:text-properties officeooo:rsid="00332b0d"/>
    </style:style>
    <style:style style:name="T32" style:family="text">
      <style:text-properties officeooo:rsid="00350c7b"/>
    </style:style>
    <style:style style:name="T33" style:family="text">
      <style:text-properties officeooo:rsid="003700e2"/>
    </style:style>
    <style:style style:name="T34" style:family="text">
      <style:text-properties officeooo:rsid="00384806"/>
    </style:style>
    <style:style style:name="T35" style:family="text">
      <style:text-properties officeooo:rsid="00399639"/>
    </style:style>
    <style:style style:name="T36" style:family="text">
      <style:text-properties officeooo:rsid="0039b6be"/>
    </style:style>
    <style:style style:name="T37" style:family="text">
      <style:text-properties officeooo:rsid="003ad2a5"/>
    </style:style>
    <style:style style:name="T38" style:family="text">
      <style:text-properties officeooo:rsid="003bc34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Projet de session : phase #1 – Analyse et conception</text:p>
      <text:p text:style-name="P134">Liste des cas d’utilisation </text:p>
      <text:p text:style-name="P134"><text:span text:style-name="T19">(version enseignant)</text:span></text:p>
      <text:p text:style-name="P131"/>
      <text:p text:style-name="P131">Ce document a pour but de vous fournir une partie du travail de conception de l’application du projet de session afin de compléter ou remplacer votre propre analyse au besoin. Il est complémentaire diagramme de classes aussi fourni.</text:p>
      <text:p text:style-name="P132">NOTES :</text:p>
      <text:list text:style-name="L36">
        <text:list-item>
          <text:p text:style-name="P133">Comme tout plan conceptuel d’un programme, cette liste des cas d’utilisation n’est pas parfaite; elle ne représente que ce qui est prévu à l’avance. <text:span text:style-name="T24">Elle ne doit donc pas être prise comme un absolu rigide</text:span> : lors de la réalisation du projet lui-même, <text:span text:style-name="T24">vous ferez face à des situations imprévues qu’il vous faudra gérer</text:span>. <text:span text:style-name="T30">Un bon exemple de ceci est la suppression d’entités qui sont liées par des clés étrangères. Que faire avec les entités liées lorsque la principale est supprimée? Par exemple, on ne devrait pas pouvoir supprimer une adresse liée à un entrepôt existant, mais supprimer un entrepôt devrait aussi supprimer son adresse liée.</text:span></text:p>
        </text:list-item>
      </text:list>
      <text:h text:style-name="P18" text:outline-level="4">1. Utilisateurs</text:h>
      <text:p text:style-name="P1"/>
      <table:table table:name="Table3" table:style-name="Table3">
        <table:table-column table:style-name="Table3.A"/>
        <table:table-column table:style-name="Table3.B"/>
        <table:table-row table:style-name="Table3.1">
          <table:table-cell table:style-name="Table3.A1" table:number-columns-spanned="2" office:value-type="string">
            <text:p text:style-name="P13">Cas d’utilisation</text:p>
          </table:table-cell>
          <table:covered-table-cell/>
        </table:table-row>
        <table:table-row>
          <table:table-cell table:style-name="Table3.A2" office:value-type="string">
            <text:p text:style-name="P4">N<text:span text:style-name="T1">uméro :</text:span></text:p>
          </table:table-cell>
          <table:table-cell table:style-name="Table3.B2" office:value-type="string">
            <text:p text:style-name="P10">1.1</text:p>
          </table:table-cell>
        </table:table-row>
        <table:table-row>
          <table:table-cell table:style-name="Table3.A3" office:value-type="string">
            <text:p text:style-name="P4">Nom :</text:p>
          </table:table-cell>
          <table:table-cell table:style-name="Table3.B3" office:value-type="string">
            <text:p text:style-name="P10">Créer un utilisateur</text:p>
          </table:table-cell>
        </table:table-row>
        <table:table-row>
          <table:table-cell table:style-name="Table3.A2" office:value-type="string">
            <text:p text:style-name="P7">Préalables :</text:p>
          </table:table-cell>
          <table:table-cell table:style-name="Table3.B2" office:value-type="string">
            <text:list xml:id="list1481167032" text:style-name="L1">
              <text:list-item>
                <text:p text:style-name="P27"><text:span text:style-name="T3">L’utilisateur </text:span><text:span text:style-name="T4">connecté</text:span><text:span text:style-name="T3"> du programme est un administrateur </text:span><text:span text:style-name="T5">(</text:span><text:span text:style-name="T3">1.5 Authentifier et autoriser un utilisateur</text:span><text:span text:style-name="T5">)</text:span></text:p>
              </text:list-item>
            </text:list>
          </table:table-cell>
        </table:table-row>
        <table:table-row>
          <table:table-cell table:style-name="Table3.A5" office:value-type="string">
            <text:p text:style-name="P4">Description :</text:p>
          </table:table-cell>
          <table:table-cell table:style-name="Table3.B5" office:value-type="string">
            <text:list text:style-name="L2">
              <text:list-item>
                <text:p text:style-name="P37">L’administrateur appuie sur le bouton de création d’utilisateur dans le menu principal des administrateurs.</text:p>
              </text:list-item>
              <text:list-item>
                <text:p text:style-name="P37">Le système ouvre la fenêtre de gestion des utilisateurs en mode création.</text:p>
              </text:list-item>
              <text:list-item>
                <text:p text:style-name="P37">L’administrateur entre les données du nouvel utilisateur dans les champs appropriés.</text:p>
              </text:list-item>
              <text:list-item>
                <text:p text:style-name="P37">L’administrateur sélectionne le(s) rôle(s) à associer au nouvel utilisateur.</text:p>
              </text:list-item>
              <text:list-item>
                <text:p text:style-name="P37">Soit :</text:p>
                <text:list>
                  <text:list-item>
                    <text:p text:style-name="P37">L’administrateur appuie sur le bouton « Créer ».</text:p>
                    <text:list>
                      <text:list-item>
                        <text:p text:style-name="P37">Le système valide les données des champs.</text:p>
                      </text:list-item>
                      <text:list-item>
                        <text:p text:style-name="P37">Le système crée et sauvegarde l’utilisateur dans la base de données.</text:p>
                      </text:list-item>
                      <text:list-item>
                        <text:p text:style-name="P37">Le système crée les associations utilisateur-rôles appropriés.</text:p>
                      </text:list-item>
                      <text:list-item>
                        <text:p text:style-name="P37">Le système ferme la fenêtre de gestion des utilisateurs.</text:p>
                      </text:list-item>
                      <text:list-item>
                        <text:p text:style-name="P37">Le système ouvre la fenêtre de gestion des utilisateurs en mode visualisation pour l’utilisateur créé.</text:p>
                      </text:list-item>
                    </text:list>
                  </text:list-item>
                  <text:list-item>
                    <text:p text:style-name="P37">L’administrateur appuie sur le bouton « Annuler ».</text:p>
                    <text:list>
                      <text:list-item>
                        <text:p text:style-name="P37">Le système ferme la fenêtre de gestion des utilisateurs.</text:p>
                      </text:list-item>
                    </text:list>
                  </text:list-item>
                </text:list>
              </text:list-item>
            </text:list>
          </table:table-cell>
        </table:table-row>
      </table:table>
      <text:p text:style-name="P1"/>
      <text:p text:style-name="P1"/>
      <table:table table:name="Table4" table:style-name="Table4">
        <table:table-column table:style-name="Table4.A"/>
        <table:table-column table:style-name="Table4.B"/>
        <table:table-row table:style-name="Table4.1">
          <table:table-cell table:style-name="Table4.A1" table:number-columns-spanned="2" office:value-type="string">
            <text:p text:style-name="P13">Cas d’utilisation</text:p>
          </table:table-cell>
          <table:covered-table-cell/>
        </table:table-row>
        <table:table-row>
          <table:table-cell table:style-name="Table4.A2" office:value-type="string">
            <text:p text:style-name="P4">N<text:span text:style-name="T1">uméro :</text:span></text:p>
          </table:table-cell>
          <table:table-cell table:style-name="Table4.B2" office:value-type="string">
            <text:p text:style-name="P10">1.2</text:p>
          </table:table-cell>
        </table:table-row>
        <table:table-row>
          <table:table-cell table:style-name="Table4.A3" office:value-type="string">
            <text:p text:style-name="P4">Nom :</text:p>
          </table:table-cell>
          <table:table-cell table:style-name="Table4.B3" office:value-type="string">
            <text:p text:style-name="P10">Voir les détails d’un utilisateur</text:p>
          </table:table-cell>
        </table:table-row>
        <table:table-row>
          <table:table-cell table:style-name="Table4.A2" office:value-type="string">
            <text:p text:style-name="P7">Préalables :</text:p>
          </table:table-cell>
          <table:table-cell table:style-name="Table4.B2" office:value-type="string">
            <text:list xml:id="list75026073706883" text:continue-list="list1481167032" text:style-name="L1">
              <text:list-item>
                <text:p text:style-name="P27"><text:span text:style-name="T2">L’utilisateur </text:span><text:span text:style-name="T4">connecté</text:span><text:span text:style-name="T2"> du programme est un administrateur </text:span><text:span text:style-name="T5">(</text:span><text:span text:style-name="T2">1.5 Authentifier et autoriser un utilisateur</text:span><text:span text:style-name="T5">)</text:span></text:p>
              </text:list-item>
            </text:list>
          </table:table-cell>
        </table:table-row>
        <table:table-row>
          <table:table-cell table:style-name="Table4.A5" office:value-type="string">
            <text:p text:style-name="P4">Description :</text:p>
          </table:table-cell>
          <table:table-cell table:style-name="Table4.B5" office:value-type="string">
            <text:list text:style-name="L3">
              <text:list-item>
                <text:p text:style-name="P38">L’administrateur entre des données dans le champ de recherche des utilisateurs du menu principal des administrateurs.</text:p>
              </text:list-item>
              <text:list-item>
                <text:p text:style-name="P38">Le système affiche la liste des utilisateurs correspondants.</text:p>
              </text:list-item>
              <text:list-item>
                <text:p text:style-name="P38">L’administrateur sélectionne l’utilisateur voulu dans la liste affichée.</text:p>
              </text:list-item>
              <text:list-item>
                <text:p text:style-name="P38">Le système active les boutons d’actions pour l’utilisateur <text:soft-page-break/>sélectionné.</text:p>
              </text:list-item>
              <text:list-item>
                <text:p text:style-name="P38">L’administrateur clique sur le bouton d’action de visualisation.</text:p>
              </text:list-item>
              <text:list-item>
                <text:p text:style-name="P38">Le système ouvre la fenêtre de gestion des utilisateurs en mode visualisation pour l’utilisateur sélectionné.</text:p>
              </text:list-item>
              <text:list-item>
                <text:p text:style-name="P38">Soit :</text:p>
                <text:list>
                  <text:list-item>
                    <text:p text:style-name="P38">L’administrateur appuie sur le bouton « OK ».</text:p>
                    <text:list>
                      <text:list-item>
                        <text:p text:style-name="P38">Le système ferme la fenêtre de gestion des utilisateurs.</text:p>
                      </text:list-item>
                    </text:list>
                  </text:list-item>
                  <text:list-item>
                    <text:p text:style-name="P38">L’administrateur appuie sur le bouton « Annuler ».</text:p>
                    <text:list>
                      <text:list-item>
                        <text:p text:style-name="P38">Le système ferme la fenêtre de gestion des utilisateurs.</text:p>
                      </text:list-item>
                    </text:list>
                  </text:list-item>
                </text:list>
              </text:list-item>
            </text:list>
          </table:table-cell>
        </table:table-row>
      </table:table>
      <text:p text:style-name="P1"/>
      <text:p text:style-name="P1"/>
      <table:table table:name="Table5" table:style-name="Table5">
        <table:table-column table:style-name="Table5.A"/>
        <table:table-column table:style-name="Table5.B"/>
        <table:table-row table:style-name="Table5.1">
          <table:table-cell table:style-name="Table5.A1" table:number-columns-spanned="2" office:value-type="string">
            <text:p text:style-name="P13">Cas d’utilisation</text:p>
          </table:table-cell>
          <table:covered-table-cell/>
        </table:table-row>
        <table:table-row>
          <table:table-cell table:style-name="Table5.A2" office:value-type="string">
            <text:p text:style-name="P4">N<text:span text:style-name="T1">uméro :</text:span></text:p>
          </table:table-cell>
          <table:table-cell table:style-name="Table5.B2" office:value-type="string">
            <text:p text:style-name="P10">1.3</text:p>
          </table:table-cell>
        </table:table-row>
        <table:table-row>
          <table:table-cell table:style-name="Table5.A3" office:value-type="string">
            <text:p text:style-name="P4">Nom :</text:p>
          </table:table-cell>
          <table:table-cell table:style-name="Table5.B3" office:value-type="string">
            <text:p text:style-name="P10">Modifier un utilisateur</text:p>
          </table:table-cell>
        </table:table-row>
        <table:table-row>
          <table:table-cell table:style-name="Table5.A2" office:value-type="string">
            <text:p text:style-name="P7">Préalables :</text:p>
          </table:table-cell>
          <table:table-cell table:style-name="Table5.B2" office:value-type="string">
            <text:list xml:id="list75025915679207" text:continue-list="list75026073706883" text:style-name="L1">
              <text:list-item>
                <text:p text:style-name="P27"><text:span text:style-name="T2">L’utilisateur </text:span><text:span text:style-name="T4">connecté</text:span><text:span text:style-name="T2"> du programme est un administrateur </text:span><text:span text:style-name="T5">(</text:span><text:span text:style-name="T2">1.5 Authentifier et autoriser un utilisateur</text:span><text:span text:style-name="T5">)</text:span></text:p>
              </text:list-item>
            </text:list>
          </table:table-cell>
        </table:table-row>
        <table:table-row>
          <table:table-cell table:style-name="Table5.A5" office:value-type="string">
            <text:p text:style-name="P4">Description :</text:p>
          </table:table-cell>
          <table:table-cell table:style-name="Table5.B5" office:value-type="string">
            <text:list text:style-name="L4">
              <text:list-item>
                <text:p text:style-name="P39">L’administrateur entre des données dans le champ de recherche des utilisateurs du menu principal des administrateurs.</text:p>
              </text:list-item>
              <text:list-item>
                <text:p text:style-name="P39">Le système affiche la liste des utilisateurs correspondants.</text:p>
              </text:list-item>
              <text:list-item>
                <text:p text:style-name="P39">L’administrateur sélectionne l’utilisateur voulu dans la liste affichée.</text:p>
              </text:list-item>
              <text:list-item>
                <text:p text:style-name="P39">Le système active les boutons d’actions pour l’utilisateur sélectionné.</text:p>
              </text:list-item>
              <text:list-item>
                <text:p text:style-name="P39">L’administrateur clique sur le bouton d’action de <text:span text:style-name="T12">modification</text:span>.</text:p>
              </text:list-item>
              <text:list-item>
                <text:p text:style-name="P39">Le système ouvre la fenêtre de gestion des utilisateurs en mode <text:span text:style-name="T12">modification</text:span> pour l’utilisateur sélectionné.</text:p>
              </text:list-item>
              <text:list-item>
                <text:p text:style-name="P68">L’administrateur modifie les données dans les champs prévus à cet effet.</text:p>
              </text:list-item>
              <text:list-item>
                <text:p text:style-name="P39">Soit :</text:p>
                <text:list>
                  <text:list-item>
                    <text:p text:style-name="P39">L’administrateur appuie sur le bouton « <text:span text:style-name="T12">Sauvegarder</text:span> ».</text:p>
                    <text:list>
                      <text:list-item>
                        <text:p text:style-name="P39">Le système valide les données des champs.</text:p>
                      </text:list-item>
                      <text:list-item>
                        <text:p text:style-name="P76">Le système supprime toutes les associations utilisateur-roles de l’utilisateur concerné dans la base de données.</text:p>
                      </text:list-item>
                      <text:list-item>
                        <text:p text:style-name="P76">Le système crée (ou re-crée) toutes associations utilisateur-roles dans la base de données pour l’utilisateur concerné.</text:p>
                      </text:list-item>
                      <text:list-item>
                        <text:p text:style-name="P39">Le système sauvegarde <text:span text:style-name="T12">les modifications de</text:span> l’utilisateur dans la base de données.</text:p>
                      </text:list-item>
                      <text:list-item>
                        <text:p text:style-name="P39">Le système ferme la fenêtre de gestion des utilisateurs.</text:p>
                      </text:list-item>
                      <text:list-item>
                        <text:p text:style-name="P39">Le système <text:span text:style-name="T12">met à jour la liste de recherche du menu principal pour refléter les changements apportés</text:span>.</text:p>
                      </text:list-item>
                    </text:list>
                  </text:list-item>
                  <text:list-item>
                    <text:p text:style-name="P39">L’administrateur appuie sur le bouton « Annuler ».</text:p>
                    <text:list>
                      <text:list-item>
                        <text:p text:style-name="P39">Le système ferme la fenêtre de gestion des utilisateurs.</text:p>
                      </text:list-item>
                    </text:list>
                  </text:list-item>
                </text:list>
              </text:list-item>
            </text:list>
          </table:table-cell>
        </table:table-row>
      </table:table>
      <text:p text:style-name="P1"/>
      <text:p text:style-name="P1"><text:soft-page-break/></text:p>
      <table:table table:name="Table6" table:style-name="Table6">
        <table:table-column table:style-name="Table6.A"/>
        <table:table-column table:style-name="Table6.B"/>
        <table:table-row table:style-name="Table6.1">
          <table:table-cell table:style-name="Table6.A1" table:number-columns-spanned="2" office:value-type="string">
            <text:p text:style-name="P13">Cas d’utilisation</text:p>
          </table:table-cell>
          <table:covered-table-cell/>
        </table:table-row>
        <table:table-row>
          <table:table-cell table:style-name="Table6.A2" office:value-type="string">
            <text:p text:style-name="P4">N<text:span text:style-name="T1">uméro :</text:span></text:p>
          </table:table-cell>
          <table:table-cell table:style-name="Table6.B2" office:value-type="string">
            <text:p text:style-name="P10">1.4</text:p>
          </table:table-cell>
        </table:table-row>
        <table:table-row>
          <table:table-cell table:style-name="Table6.A3" office:value-type="string">
            <text:p text:style-name="P4">Nom :</text:p>
          </table:table-cell>
          <table:table-cell table:style-name="Table6.B3" office:value-type="string">
            <text:p text:style-name="P10">Supprimer un utilisateur</text:p>
          </table:table-cell>
        </table:table-row>
        <table:table-row>
          <table:table-cell table:style-name="Table6.A2" office:value-type="string">
            <text:p text:style-name="P7">Préalables :</text:p>
          </table:table-cell>
          <table:table-cell table:style-name="Table6.B2" office:value-type="string">
            <text:list xml:id="list75026429531111" text:continue-list="list75025915679207" text:style-name="L1">
              <text:list-item>
                <text:p text:style-name="P31"><text:span text:style-name="T2">L’utilisateur du programme </text:span><text:span text:style-name="T4">connecté</text:span><text:span text:style-name="T2"> est un administrateur </text:span><text:span text:style-name="T5">(</text:span><text:span text:style-name="T2">1.5 Authentifier et autoriser un utilisateur</text:span><text:span text:style-name="T5">)</text:span></text:p>
              </text:list-item>
            </text:list>
          </table:table-cell>
        </table:table-row>
        <table:table-row>
          <table:table-cell table:style-name="Table6.A5" office:value-type="string">
            <text:p text:style-name="P4">Description :</text:p>
          </table:table-cell>
          <table:table-cell table:style-name="Table6.B5" office:value-type="string">
            <text:list text:style-name="L5">
              <text:list-item>
                <text:p text:style-name="P40">L’administrateur entre des données dans le champ de recherche des utilisateurs du menu principal des administrateurs.</text:p>
              </text:list-item>
              <text:list-item>
                <text:p text:style-name="P40">Le système affiche la liste des utilisateurs correspondants.</text:p>
              </text:list-item>
              <text:list-item>
                <text:p text:style-name="P40">L’administrateur sélectionne l’utilisateur voulu dans la liste affichée.</text:p>
              </text:list-item>
              <text:list-item>
                <text:p text:style-name="P40">Le système active les boutons d’actions pour l’utilisateur sélectionné.</text:p>
              </text:list-item>
              <text:list-item>
                <text:p text:style-name="P40">L’administrateur clique sur le bouton d’action de <text:span text:style-name="T12">suppression</text:span>.</text:p>
              </text:list-item>
              <text:list-item>
                <text:p text:style-name="P40">Le système ouvre la fenêtre de gestion des utilisateurs en mode <text:span text:style-name="T12">suppression</text:span> pour l’utilisateur sélectionné.</text:p>
              </text:list-item>
              <text:list-item>
                <text:p text:style-name="P40">Soit :</text:p>
                <text:list>
                  <text:list-item>
                    <text:p text:style-name="P40">L’administrateur appuie sur le bouton « <text:span text:style-name="T12">Confirmer</text:span> ».</text:p>
                    <text:list>
                      <text:list-item>
                        <text:p text:style-name="P77">Le système supprime toutes les associations utilisateur-roles de l’utilisateur concerné dans la base de données.</text:p>
                      </text:list-item>
                      <text:list-item>
                        <text:p text:style-name="P40">Le système <text:span text:style-name="T12">supprime</text:span> l’utilisateur dans la base de données.</text:p>
                      </text:list-item>
                      <text:list-item>
                        <text:p text:style-name="P40">Le système ferme la fenêtre de gestion des utilisateurs.</text:p>
                      </text:list-item>
                      <text:list-item>
                        <text:p text:style-name="P40">Le système <text:span text:style-name="T12">met à jour la liste de recherche du menu principal pour refléter les changements apportés</text:span>.</text:p>
                      </text:list-item>
                    </text:list>
                  </text:list-item>
                  <text:list-item>
                    <text:p text:style-name="P40">L’administrateur appuie sur le bouton « Annuler ».</text:p>
                    <text:list>
                      <text:list-item>
                        <text:p text:style-name="P40">Le système ferme la fenêtre de gestion des utilisateurs.</text:p>
                      </text:list-item>
                    </text:list>
                  </text:list-item>
                </text:list>
              </text:list-item>
            </text:list>
          </table:table-cell>
        </table:table-row>
      </table:table>
      <text:p text:style-name="P1"/>
      <text:p text:style-name="P1"/>
      <table:table table:name="Table7" table:style-name="Table7">
        <table:table-column table:style-name="Table7.A"/>
        <table:table-column table:style-name="Table7.B"/>
        <table:table-row table:style-name="Table7.1">
          <table:table-cell table:style-name="Table7.A1" table:number-columns-spanned="2" office:value-type="string">
            <text:p text:style-name="P13">Cas d’utilisation</text:p>
          </table:table-cell>
          <table:covered-table-cell/>
        </table:table-row>
        <table:table-row>
          <table:table-cell table:style-name="Table7.A2" office:value-type="string">
            <text:p text:style-name="P4">N<text:span text:style-name="T1">uméro :</text:span></text:p>
          </table:table-cell>
          <table:table-cell table:style-name="Table7.B2" office:value-type="string">
            <text:p text:style-name="P10">1.5</text:p>
          </table:table-cell>
        </table:table-row>
        <table:table-row>
          <table:table-cell table:style-name="Table7.A3" office:value-type="string">
            <text:p text:style-name="P4">Nom :</text:p>
          </table:table-cell>
          <table:table-cell table:style-name="Table7.B3" office:value-type="string">
            <text:p text:style-name="P10">Authentifier et autoriser un utilisateur <text:span text:style-name="T13">(login)</text:span></text:p>
          </table:table-cell>
        </table:table-row>
        <table:table-row>
          <table:table-cell table:style-name="Table7.A2" office:value-type="string">
            <text:p text:style-name="P7">Préalables :</text:p>
          </table:table-cell>
          <table:table-cell table:style-name="Table7.B2" office:value-type="string">
            <text:p text:style-name="P41">aucun</text:p>
          </table:table-cell>
        </table:table-row>
        <table:table-row>
          <table:table-cell table:style-name="Table7.A5" office:value-type="string">
            <text:p text:style-name="P4">Description :</text:p>
          </table:table-cell>
          <table:table-cell table:style-name="Table7.B5" office:value-type="string">
            <text:list text:style-name="L6">
              <text:list-item>
                <text:p text:style-name="P69">Le système affiche la fenêtre de connexion (login).</text:p>
              </text:list-item>
              <text:list-item>
                <text:p text:style-name="P86">Soit :</text:p>
                <text:list>
                  <text:list-item>
                    <text:p text:style-name="P88">L’utilisateur entre son nom d’utilisateur et sont mot de passe :</text:p>
                    <text:list>
                      <text:list-item>
                        <text:p text:style-name="P88">Le système recherche l’utilisateur dans la base de données à partir de son nom d’utilisateur.</text:p>
                      </text:list-item>
                      <text:list-item>
                        <text:p text:style-name="P88">Soit :</text:p>
                        <text:list>
                          <text:list-item>
                            <text:p text:style-name="P88">Un utilisateur correspondant existe :</text:p>
                            <text:list>
                              <text:list-item>
                                <text:p text:style-name="P88">Le système compare le mot de passe fourni au hash de mot de passe de l’utilisateur enregistré dans la <text:soft-page-break/>BdD.</text:p>
                              </text:list-item>
                              <text:list-item>
                                <text:p text:style-name="P88">Soit :</text:p>
                                <text:list>
                                  <text:list-item>
                                    <text:p text:style-name="P88">Les mots de passes concordent :</text:p>
                                    <text:list>
                                      <text:list-item>
                                        <text:p text:style-name="P88">Soit :</text:p>
                                        <text:list>
                                          <text:list-item>
                                            <text:p text:style-name="P88">L’utilisateur possède plusieurs rôles :</text:p>
                                            <text:list>
                                              <text:list-item>
                                                <text:p text:style-name="P88">Le système affiche une fenêtre permettant de sélectionner le rôle à utiliser parmi ceux que l’utilisateur possède.</text:p>
                                              </text:list-item>
                                              <text:list-item>
                                                <text:p text:style-name="P88">L’utilisateur sélectionne le rôle à utiliser.</text:p>
                                              </text:list-item>
                                              <text:list-item>
                                                <text:p text:style-name="P88">Le système ferme la fenêtre de sélection de rôle à utiliser.</text:p>
                                              </text:list-item>
                                              <text:list-item>
                                                <text:p text:style-name="P88">Le système ferme la fenêtre de connexion.</text:p>
                                              </text:list-item>
                                              <text:list-item>
                                                <text:p text:style-name="P88">Le système retient l’utilisateur et le rôle authentifié et autorisé.</text:p>
                                              </text:list-item>
                                              <text:list-item>
                                                <text:p text:style-name="P88">Le système ouvre la fenêtre du menu principal pour le rôle sélectionné.</text:p>
                                              </text:list-item>
                                            </text:list>
                                          </text:list-item>
                                          <text:list-item>
                                            <text:p text:style-name="P88">L’utilisateur ne possède qu’un seul rôle :</text:p>
                                            <text:list>
                                              <text:list-item>
                                                <text:p text:style-name="P88">Le système ferme la fenêtre de connexion.</text:p>
                                              </text:list-item>
                                              <text:list-item>
                                                <text:p text:style-name="P88">Le système retient l’utilisateur et le rôle authentifié et autorisé.</text:p>
                                              </text:list-item>
                                              <text:list-item>
                                                <text:p text:style-name="P88">Le système ouvre la fenêtre du menu principal pour le rôle sélectionné.</text:p>
                                              </text:list-item>
                                            </text:list>
                                          </text:list-item>
                                        </text:list>
                                      </text:list-item>
                                    </text:list>
                                  </text:list-item>
                                  <text:list-item>
                                    <text:p text:style-name="P88">Les mots de passe ne concordent pas :</text:p>
                                    <text:list>
                                      <text:list-item>
                                        <text:p text:style-name="P88">Le système affiche un message à cet effet.</text:p>
                                      </text:list-item>
                                    </text:list>
                                  </text:list-item>
                                </text:list>
                              </text:list-item>
                            </text:list>
                          </text:list-item>
                          <text:list-item>
                            <text:p text:style-name="P88">Il n’existe pas d’utilisateur correspondant :</text:p>
                            <text:list>
                              <text:list-item>
                                <text:p text:style-name="P88">Le système affiche un message à cet effet.</text:p>
                              </text:list-item>
                            </text:list>
                          </text:list-item>
                        </text:list>
                      </text:list-item>
                    </text:list>
                  </text:list-item>
                  <text:list-item>
                    <text:p text:style-name="P88">L’<text:span text:style-name="T14">utilisateur clique sur le bouton « Annuler » de la fenêtre de connexion.</text:span></text:p>
                    <text:list>
                      <text:list-item>
                        <text:p text:style-name="P86">Le programme se ferme.</text:p>
                      </text:list-item>
                    </text:list>
                  </text:list-item>
                </text:list>
              </text:list-item>
            </text:list>
          </table:table-cell>
        </table:table-row>
      </table:table>
      <text:p text:style-name="P2"/>
      <text:p text:style-name="P2"/>
      <table:table table:name="Table1" table:style-name="Table1">
        <table:table-column table:style-name="Table1.A"/>
        <table:table-column table:style-name="Table1.B"/>
        <table:table-row table:style-name="Table1.1">
          <table:table-cell table:style-name="Table1.A1" table:number-columns-spanned="2" office:value-type="string">
            <text:p text:style-name="P14">Cas d’utilisation</text:p>
          </table:table-cell>
          <table:covered-table-cell/>
        </table:table-row>
        <table:table-row>
          <table:table-cell table:style-name="Table1.A2" office:value-type="string">
            <text:p text:style-name="P5">N<text:span text:style-name="T1">uméro :</text:span></text:p>
          </table:table-cell>
          <table:table-cell table:style-name="Table1.B2" office:value-type="string">
            <text:p text:style-name="P11">1.<text:span text:style-name="T13">6</text:span></text:p>
          </table:table-cell>
        </table:table-row>
        <table:table-row>
          <table:table-cell table:style-name="Table1.A3" office:value-type="string">
            <text:p text:style-name="P5">Nom :</text:p>
          </table:table-cell>
          <table:table-cell table:style-name="Table1.B3" office:value-type="string">
            <text:p text:style-name="P11"><text:span text:style-name="T13">Déconnecter</text:span> un utilisateur <text:span text:style-name="T13">(logout)</text:span></text:p>
          </table:table-cell>
        </table:table-row>
        <table:table-row>
          <table:table-cell table:style-name="Table1.A2" office:value-type="string">
            <text:p text:style-name="P8">Préalables :</text:p>
          </table:table-cell>
          <table:table-cell table:style-name="Table1.B2" office:value-type="string">
            <text:list text:style-name="L7">
              <text:list-item>
                <text:p text:style-name="P126"><text:span text:style-name="T6">Un </text:span><text:span text:style-name="T2">utilisateur du programme </text:span><text:span text:style-name="T6">est </text:span><text:span text:style-name="T2">connecté </text:span><text:span text:style-name="T5">(</text:span><text:span text:style-name="T6">1.5 Authentifier et autoriser un utilisateur</text:span><text:span text:style-name="T5">)</text:span></text:p>
              </text:list-item>
            </text:list>
          </table:table-cell>
        </table:table-row>
        <table:table-row>
          <table:table-cell table:style-name="Table1.A5" office:value-type="string">
            <text:p text:style-name="P5">Description :</text:p>
          </table:table-cell>
          <table:table-cell table:style-name="Table1.B5" office:value-type="string">
            <text:list text:style-name="L8">
              <text:list-item>
                <text:p text:style-name="P127"><text:span text:style-name="T5">L’</text:span><text:span text:style-name="T6">utilisateur appuie sur le bouton « Déconnexion » du menu principal.</text:span></text:p>
              </text:list-item>
              <text:list-item>
                <text:p text:style-name="P128"><text:span text:style-name="T6">L</text:span><text:span text:style-name="T2">e système ferme le menu principal</text:span></text:p>
              </text:list-item>
              <text:list-item>
                <text:p text:style-name="P128"><text:soft-page-break/><text:span text:style-name="T6">L</text:span><text:span text:style-name="T2">e système oublie l’utilisateur et le rôle connecté</text:span></text:p>
              </text:list-item>
              <text:list-item>
                <text:p text:style-name="P87">Le système affiche la fenêtre de connexion.</text:p>
              </text:list-item>
            </text:list>
          </table:table-cell>
        </table:table-row>
      </table:table>
      <text:p text:style-name="P2"/>
      <text:p text:style-name="P1"/>
      <table:table table:name="Table9" table:style-name="Table9">
        <table:table-column table:style-name="Table9.A"/>
        <table:table-column table:style-name="Table9.B"/>
        <table:table-row table:style-name="Table9.1">
          <table:table-cell table:style-name="Table9.A1" table:number-columns-spanned="2" office:value-type="string">
            <text:p text:style-name="P13">Cas d’utilisation</text:p>
          </table:table-cell>
          <table:covered-table-cell/>
        </table:table-row>
        <table:table-row>
          <table:table-cell table:style-name="Table9.A2" office:value-type="string">
            <text:p text:style-name="P4">N<text:span text:style-name="T1">uméro :</text:span></text:p>
          </table:table-cell>
          <table:table-cell table:style-name="Table9.B2" office:value-type="string">
            <text:p text:style-name="P10">1.<text:span text:style-name="T13">7</text:span></text:p>
          </table:table-cell>
        </table:table-row>
        <table:table-row>
          <table:table-cell table:style-name="Table9.A3" office:value-type="string">
            <text:p text:style-name="P4">Nom :</text:p>
          </table:table-cell>
          <table:table-cell table:style-name="Table9.B3" office:value-type="string">
            <text:p text:style-name="P10">Ajouter un rôle à un utilisateur</text:p>
          </table:table-cell>
        </table:table-row>
        <table:table-row>
          <table:table-cell table:style-name="Table9.A2" office:value-type="string">
            <text:p text:style-name="P7">Préalables :</text:p>
          </table:table-cell>
          <table:table-cell table:style-name="Table9.B2" office:value-type="string">
            <text:list xml:id="list75026507648717" text:continue-list="list75026429531111" text:style-name="L1">
              <text:list-item>
                <text:p text:style-name="P31"><text:span text:style-name="T2">L’utilisateur du programme </text:span><text:span text:style-name="T4">connecté</text:span><text:span text:style-name="T2"> est un administrateur </text:span><text:span text:style-name="T5">(</text:span><text:span text:style-name="T2">1.5 Authentifier et autoriser un utilisateur</text:span><text:span text:style-name="T5">)</text:span></text:p>
              </text:list-item>
              <text:list-item>
                <text:p text:style-name="P129"><text:span text:style-name="T5">1.</text:span><text:span text:style-name="T2">3 </text:span><text:span text:style-name="T3">Modifier un utilisateur</text:span></text:p>
              </text:list-item>
            </text:list>
          </table:table-cell>
        </table:table-row>
        <table:table-row>
          <table:table-cell table:style-name="Table9.A5" office:value-type="string">
            <text:p text:style-name="P4">Description :</text:p>
          </table:table-cell>
          <table:table-cell table:style-name="Table9.B5" office:value-type="string">
            <text:list text:style-name="L9">
              <text:list-item>
                <text:p text:style-name="P78">Dans la fenêtre de gestion des utilisateurs en mode édition, les rôles existants sont listés et ceux associés à l’utilisateur géré sont identifiés (checkboxes).</text:p>
              </text:list-item>
              <text:list-item>
                <text:p text:style-name="P78">L’administrateur coche la case à cocher du rôle à ajouter.</text:p>
              </text:list-item>
              <text:list-item>
                <text:p text:style-name="P89">L’utilisateur sauvegarde les changements apportés à l’utilisateur.</text:p>
              </text:list-item>
            </text:list>
          </table:table-cell>
        </table:table-row>
      </table:table>
      <text:p text:style-name="P1"/>
      <text:p text:style-name="P1"/>
      <table:table table:name="Table10" table:style-name="Table10">
        <table:table-column table:style-name="Table10.A"/>
        <table:table-column table:style-name="Table10.B"/>
        <table:table-row table:style-name="Table10.1">
          <table:table-cell table:style-name="Table10.A1" table:number-columns-spanned="2" office:value-type="string">
            <text:p text:style-name="P13">Cas d’utilisation</text:p>
          </table:table-cell>
          <table:covered-table-cell/>
        </table:table-row>
        <table:table-row>
          <table:table-cell table:style-name="Table10.A2" office:value-type="string">
            <text:p text:style-name="P4">N<text:span text:style-name="T1">uméro :</text:span></text:p>
          </table:table-cell>
          <table:table-cell table:style-name="Table10.B2" office:value-type="string">
            <text:p text:style-name="P10">1.<text:span text:style-name="T13">8</text:span></text:p>
          </table:table-cell>
        </table:table-row>
        <table:table-row>
          <table:table-cell table:style-name="Table10.A3" office:value-type="string">
            <text:p text:style-name="P4">Nom :</text:p>
          </table:table-cell>
          <table:table-cell table:style-name="Table10.B3" office:value-type="string">
            <text:p text:style-name="P10">Retirer un rôle d’un utilisateur</text:p>
          </table:table-cell>
        </table:table-row>
        <table:table-row>
          <table:table-cell table:style-name="Table10.A2" office:value-type="string">
            <text:p text:style-name="P7">Préalables :</text:p>
          </table:table-cell>
          <table:table-cell table:style-name="Table10.B2" office:value-type="string">
            <text:list xml:id="list75025793166064" text:continue-list="list75026507648717" text:style-name="L1">
              <text:list-item>
                <text:p text:style-name="P31"><text:span text:style-name="T2">L’utilisateur du programme </text:span><text:span text:style-name="T4">connecté</text:span><text:span text:style-name="T2"> est un administrateur </text:span><text:span text:style-name="T5">(</text:span><text:span text:style-name="T2">1.5 Authentifier et autoriser un utilisateur</text:span><text:span text:style-name="T5">)</text:span></text:p>
              </text:list-item>
            </text:list>
          </table:table-cell>
        </table:table-row>
        <table:table-row>
          <table:table-cell table:style-name="Table10.A5" office:value-type="string">
            <text:p text:style-name="P4">Description :</text:p>
          </table:table-cell>
          <table:table-cell table:style-name="Table10.B5" office:value-type="string">
            <text:list text:style-name="L10">
              <text:list-item>
                <text:p text:style-name="P79">Dans la fenêtre de gestion des utilisateurs en mode édition, les rôles existants sont listés et ceux associés à l’utilisateur géré sont identifiés (checkboxes).</text:p>
              </text:list-item>
              <text:list-item>
                <text:p text:style-name="P79">L’administrateur <text:span text:style-name="T15">dé</text:span>coche la case à cocher du rôle à <text:span text:style-name="T15">retirer</text:span>.</text:p>
              </text:list-item>
              <text:list-item>
                <text:p text:style-name="P90">L’utilisateur sauvegarde les changements apportés à l’utilisateur.</text:p>
              </text:list-item>
            </text:list>
          </table:table-cell>
        </table:table-row>
      </table:table>
      <text:p text:style-name="P19"/>
      <text:h text:style-name="P18" text:outline-level="4">2. Roles</text:h>
      <text:p text:style-name="P1"/>
      <table:table table:name="Table2" table:style-name="Table2">
        <table:table-column table:style-name="Table2.A"/>
        <table:table-column table:style-name="Table2.B"/>
        <table:table-row table:style-name="Table2.1">
          <table:table-cell table:style-name="Table2.A1" table:number-columns-spanned="2" office:value-type="string">
            <text:p text:style-name="P15">Cas d’utilisation</text:p>
          </table:table-cell>
          <table:covered-table-cell/>
        </table:table-row>
        <table:table-row>
          <table:table-cell table:style-name="Table2.A2" office:value-type="string">
            <text:p text:style-name="P6">N<text:span text:style-name="T1">uméro :</text:span></text:p>
          </table:table-cell>
          <table:table-cell table:style-name="Table2.B2" office:value-type="string">
            <text:p text:style-name="P12"><text:span text:style-name="T16">2</text:span>.1</text:p>
          </table:table-cell>
        </table:table-row>
        <table:table-row>
          <table:table-cell table:style-name="Table2.A3" office:value-type="string">
            <text:p text:style-name="P6">Nom :</text:p>
          </table:table-cell>
          <table:table-cell table:style-name="Table2.B3" office:value-type="string">
            <text:p text:style-name="P12">Créer un <text:span text:style-name="T16">rôle</text:span></text:p>
          </table:table-cell>
        </table:table-row>
        <table:table-row>
          <table:table-cell table:style-name="Table2.A2" office:value-type="string">
            <text:p text:style-name="P9">Préalables :</text:p>
          </table:table-cell>
          <table:table-cell table:style-name="Table2.B2" office:value-type="string">
            <text:list xml:id="list75025610542527" text:continue-list="list75025793166064" text:style-name="L1">
              <text:list-item>
                <text:p text:style-name="P31"><text:span text:style-name="T3">L’utilisateur du programme </text:span><text:span text:style-name="T4">connecté</text:span><text:span text:style-name="T3"> est un administrateur </text:span><text:span text:style-name="T5">(</text:span><text:span text:style-name="T3">1.5 Authentifier et autoriser un utilisateur</text:span><text:span text:style-name="T5">)</text:span></text:p>
              </text:list-item>
            </text:list>
          </table:table-cell>
        </table:table-row>
        <table:table-row>
          <table:table-cell table:style-name="Table2.A5" office:value-type="string">
            <text:p text:style-name="P6">Description :</text:p>
          </table:table-cell>
          <table:table-cell table:style-name="Table2.B5" office:value-type="string">
            <text:list text:style-name="L11">
              <text:list-item>
                <text:p text:style-name="P42">L’administrateur appuie sur le bouton de création d<text:span text:style-name="T16">e rôle</text:span> dans le menu principal des administrateurs.</text:p>
              </text:list-item>
              <text:list-item>
                <text:p text:style-name="P42">Le système ouvre la fenêtre de gestion des <text:span text:style-name="T16">rôles</text:span> en mode création.</text:p>
              </text:list-item>
              <text:list-item>
                <text:p text:style-name="P42">L’administrateur entre les données du nouve<text:span text:style-name="T21">au rôle</text:span> dans les champs appropriés.</text:p>
              </text:list-item>
              <text:list-item>
                <text:p text:style-name="P42">Soit :</text:p>
                <text:list>
                  <text:list-item>
                    <text:p text:style-name="P42">L’administrateur appuie sur le bouton « Créer ».</text:p>
                    <text:list>
                      <text:list-item>
                        <text:p text:style-name="P42">Le système valide les données des champs.</text:p>
                      </text:list-item>
                      <text:list-item>
                        <text:p text:style-name="P42">Le système crée et sauvegarde <text:span text:style-name="T16">le rôle</text:span> dans la base de données.</text:p>
                      </text:list-item>
                      <text:list-item>
                        <text:p text:style-name="P42">Le système ferme la fenêtre de gestion des <text:span text:style-name="T16">rôles</text:span>.</text:p>
                      </text:list-item>
                      <text:list-item>
                        <text:p text:style-name="P42">Le système ouvre la fenêtre de gestion des <text:span text:style-name="T16">rôles</text:span> en mode visualisation pour <text:span text:style-name="T16">le rôle</text:span> créé.</text:p>
                      </text:list-item>
                    </text:list>
                  </text:list-item>
                  <text:list-item>
                    <text:p text:style-name="P42">L’administrateur appuie sur le bouton « Annuler ».</text:p>
                    <text:list>
                      <text:list-item>
                        <text:p text:style-name="P42">Le système ferme la fenêtre de gestion des <text:span text:style-name="T16">rôles</text:span>.</text:p>
                      </text:list-item>
                    </text:list>
                  </text:list-item>
                </text:list>
              </text:list-item>
            </text:list>
          </table:table-cell>
        </table:table-row>
      </table:table>
      <text:p text:style-name="P3"/>
      <text:p text:style-name="P3"/>
      <table:table table:name="Table8" table:style-name="Table8">
        <table:table-column table:style-name="Table8.A"/>
        <table:table-column table:style-name="Table8.B"/>
        <table:table-row table:style-name="Table8.1">
          <table:table-cell table:style-name="Table8.A1" table:number-columns-spanned="2" office:value-type="string">
            <text:p text:style-name="P15">Cas d’utilisation</text:p>
          </table:table-cell>
          <table:covered-table-cell/>
        </table:table-row>
        <table:table-row>
          <table:table-cell table:style-name="Table8.A2" office:value-type="string">
            <text:p text:style-name="P6">N<text:span text:style-name="T1">uméro :</text:span></text:p>
          </table:table-cell>
          <table:table-cell table:style-name="Table8.B2" office:value-type="string">
            <text:p text:style-name="P12"><text:span text:style-name="T16">2</text:span>.2</text:p>
          </table:table-cell>
        </table:table-row>
        <table:table-row>
          <table:table-cell table:style-name="Table8.A3" office:value-type="string">
            <text:p text:style-name="P6">Nom :</text:p>
          </table:table-cell>
          <table:table-cell table:style-name="Table8.B3" office:value-type="string">
            <text:p text:style-name="P12">Voir les détails d’un <text:span text:style-name="T16">rôle</text:span></text:p>
          </table:table-cell>
        </table:table-row>
        <table:table-row>
          <table:table-cell table:style-name="Table8.A2" office:value-type="string">
            <text:p text:style-name="P9">Préalables :</text:p>
          </table:table-cell>
          <table:table-cell table:style-name="Table8.B2" office:value-type="string">
            <text:list xml:id="list75025956476991" text:continue-list="list75025610542527" text:style-name="L1">
              <text:list-item>
                <text:p text:style-name="P31"><text:span text:style-name="T2">L’utilisateur du programme </text:span><text:span text:style-name="T4">connecté</text:span><text:span text:style-name="T2"> est un administrateur </text:span><text:span text:style-name="T5">(</text:span><text:span text:style-name="T2">1.5 Authentifier et autoriser un utilisateur</text:span><text:span text:style-name="T5">)</text:span></text:p>
              </text:list-item>
            </text:list>
          </table:table-cell>
        </table:table-row>
        <table:table-row>
          <table:table-cell table:style-name="Table8.A5" office:value-type="string">
            <text:p text:style-name="P6">Description :</text:p>
          </table:table-cell>
          <table:table-cell table:style-name="Table8.B5" office:value-type="string">
            <text:list text:style-name="L12">
              <text:list-item>
                <text:p text:style-name="P43">L’administrateur entre des données dans le champ de recherche des <text:span text:style-name="T16">rôles</text:span> du menu principal des administrateurs.</text:p>
              </text:list-item>
              <text:list-item>
                <text:p text:style-name="P43">Le système affiche la liste des <text:span text:style-name="T16">rôles</text:span> correspondants.</text:p>
              </text:list-item>
              <text:list-item>
                <text:p text:style-name="P43">L’administrateur sélectionne <text:span text:style-name="T16">le rôle</text:span> voulu dans la liste affichée.</text:p>
              </text:list-item>
              <text:list-item>
                <text:p text:style-name="P43">Le système active les boutons d’actions pour <text:span text:style-name="T16">le rôle</text:span> sélectionné.</text:p>
              </text:list-item>
              <text:list-item>
                <text:p text:style-name="P43">L’administrateur clique sur le bouton d’action de visualisation.</text:p>
              </text:list-item>
              <text:list-item>
                <text:p text:style-name="P43">Le système ouvre la fenêtre de gestion des <text:span text:style-name="T16">rôles</text:span> en mode visualisation pour <text:span text:style-name="T16">le rôle</text:span> sélectionné.</text:p>
              </text:list-item>
              <text:list-item>
                <text:p text:style-name="P43">Soit :</text:p>
                <text:list>
                  <text:list-item>
                    <text:p text:style-name="P43">L’administrateur appuie sur le bouton « OK ».</text:p>
                    <text:list>
                      <text:list-item>
                        <text:p text:style-name="P43"><text:soft-page-break/>Le système ferme la fenêtre de gestion des <text:span text:style-name="T16">rôles</text:span>.</text:p>
                      </text:list-item>
                    </text:list>
                  </text:list-item>
                  <text:list-item>
                    <text:p text:style-name="P43">L’administrateur appuie sur le bouton « Annuler ».</text:p>
                    <text:list>
                      <text:list-item>
                        <text:p text:style-name="P43">Le système ferme la fenêtre de gestion des <text:span text:style-name="T16">rôles</text:span>.</text:p>
                      </text:list-item>
                    </text:list>
                  </text:list-item>
                </text:list>
              </text:list-item>
            </text:list>
          </table:table-cell>
        </table:table-row>
      </table:table>
      <text:p text:style-name="P3"/>
      <text:p text:style-name="P3"/>
      <table:table table:name="Table11" table:style-name="Table11">
        <table:table-column table:style-name="Table11.A"/>
        <table:table-column table:style-name="Table11.B"/>
        <table:table-row table:style-name="Table11.1">
          <table:table-cell table:style-name="Table11.A1" table:number-columns-spanned="2" office:value-type="string">
            <text:p text:style-name="P15">Cas d’utilisation</text:p>
          </table:table-cell>
          <table:covered-table-cell/>
        </table:table-row>
        <table:table-row>
          <table:table-cell table:style-name="Table11.A2" office:value-type="string">
            <text:p text:style-name="P6">N<text:span text:style-name="T1">uméro :</text:span></text:p>
          </table:table-cell>
          <table:table-cell table:style-name="Table11.B2" office:value-type="string">
            <text:p text:style-name="P12"><text:span text:style-name="T21">2</text:span>.3</text:p>
          </table:table-cell>
        </table:table-row>
        <table:table-row>
          <table:table-cell table:style-name="Table11.A3" office:value-type="string">
            <text:p text:style-name="P6">Nom :</text:p>
          </table:table-cell>
          <table:table-cell table:style-name="Table11.B3" office:value-type="string">
            <text:p text:style-name="P12">Modifier un <text:span text:style-name="T16">rôle</text:span></text:p>
          </table:table-cell>
        </table:table-row>
        <table:table-row>
          <table:table-cell table:style-name="Table11.A2" office:value-type="string">
            <text:p text:style-name="P9">Préalables :</text:p>
          </table:table-cell>
          <table:table-cell table:style-name="Table11.B2" office:value-type="string">
            <text:list xml:id="list75025369382372" text:continue-list="list75025956476991" text:style-name="L1">
              <text:list-item>
                <text:p text:style-name="P30"><text:span text:style-name="T2">L’utilisateur du programme </text:span><text:span text:style-name="T4">connecté</text:span><text:span text:style-name="T2"> est un administrateur </text:span><text:span text:style-name="T5">(</text:span><text:span text:style-name="T2">1.5 Authentifier et autoriser un utilisateur</text:span><text:span text:style-name="T5">)</text:span></text:p>
              </text:list-item>
            </text:list>
          </table:table-cell>
        </table:table-row>
        <table:table-row>
          <table:table-cell table:style-name="Table11.A5" office:value-type="string">
            <text:p text:style-name="P6">Description :</text:p>
          </table:table-cell>
          <table:table-cell table:style-name="Table11.B5" office:value-type="string">
            <text:list text:style-name="L13">
              <text:list-item>
                <text:p text:style-name="P44">L’administrateur entre des données dans le champ de recherche des <text:span text:style-name="T16">rôles</text:span> du menu principal des administrateurs.</text:p>
              </text:list-item>
              <text:list-item>
                <text:p text:style-name="P44">Le système affiche la liste des <text:span text:style-name="T16">rôles</text:span> correspondants.</text:p>
              </text:list-item>
              <text:list-item>
                <text:p text:style-name="P44">L’administrateur sélectionne <text:span text:style-name="T16">le rôle</text:span> voulu dans la liste affichée.</text:p>
              </text:list-item>
              <text:list-item>
                <text:p text:style-name="P44">Le système active les boutons d’actions pour <text:span text:style-name="T16">le rôle</text:span> sélectionné.</text:p>
              </text:list-item>
              <text:list-item>
                <text:p text:style-name="P44">L’administrateur clique sur le bouton d’action de <text:span text:style-name="T12">modification</text:span>.</text:p>
              </text:list-item>
              <text:list-item>
                <text:p text:style-name="P44">Le système ouvre la fenêtre de gestion des <text:span text:style-name="T16">rôles</text:span> en mode <text:span text:style-name="T12">modification</text:span> pour <text:span text:style-name="T16">le rôle</text:span> sélectionné.</text:p>
              </text:list-item>
              <text:list-item>
                <text:p text:style-name="P70">L’administrateur modifie les données dans les champs prévus à cet effet.</text:p>
              </text:list-item>
              <text:list-item>
                <text:p text:style-name="P44">Soit :</text:p>
                <text:list>
                  <text:list-item>
                    <text:p text:style-name="P44">L’administrateur appuie sur le bouton « <text:span text:style-name="T12">Sauvegarder</text:span> ».</text:p>
                    <text:list>
                      <text:list-item>
                        <text:p text:style-name="P44">Le système valide les données des champs.</text:p>
                      </text:list-item>
                      <text:list-item>
                        <text:p text:style-name="P44">Le système sauvegarde <text:span text:style-name="T12">les modifications d</text:span><text:span text:style-name="T16">u rôle</text:span> dans la base de données.</text:p>
                      </text:list-item>
                      <text:list-item>
                        <text:p text:style-name="P44">Le système ferme la fenêtre de gestion des <text:span text:style-name="T16">rôles</text:span>.</text:p>
                      </text:list-item>
                      <text:list-item>
                        <text:p text:style-name="P44">Le système <text:span text:style-name="T12">met à jour la liste de recherche du menu principal pour refléter les changements apportés</text:span>.</text:p>
                      </text:list-item>
                    </text:list>
                  </text:list-item>
                  <text:list-item>
                    <text:p text:style-name="P44">L’administrateur appuie sur le bouton « Annuler ».</text:p>
                    <text:list>
                      <text:list-item>
                        <text:p text:style-name="P44">Le système ferme la fenêtre de gestion des <text:span text:style-name="T16">rôles</text:span>.</text:p>
                      </text:list-item>
                    </text:list>
                  </text:list-item>
                </text:list>
              </text:list-item>
            </text:list>
          </table:table-cell>
        </table:table-row>
      </table:table>
      <text:p text:style-name="P3"/>
      <text:p text:style-name="P3"/>
      <table:table table:name="Table12" table:style-name="Table12">
        <table:table-column table:style-name="Table12.A"/>
        <table:table-column table:style-name="Table12.B"/>
        <table:table-row table:style-name="Table12.1">
          <table:table-cell table:style-name="Table12.A1" table:number-columns-spanned="2" office:value-type="string">
            <text:p text:style-name="P15">Cas d’utilisation</text:p>
          </table:table-cell>
          <table:covered-table-cell/>
        </table:table-row>
        <table:table-row>
          <table:table-cell table:style-name="Table12.A2" office:value-type="string">
            <text:p text:style-name="P6">N<text:span text:style-name="T1">uméro :</text:span></text:p>
          </table:table-cell>
          <table:table-cell table:style-name="Table12.B2" office:value-type="string">
            <text:p text:style-name="P12"><text:span text:style-name="T21">2</text:span>.4</text:p>
          </table:table-cell>
        </table:table-row>
        <table:table-row>
          <table:table-cell table:style-name="Table12.A3" office:value-type="string">
            <text:p text:style-name="P6">Nom :</text:p>
          </table:table-cell>
          <table:table-cell table:style-name="Table12.B3" office:value-type="string">
            <text:p text:style-name="P12">Supprimer un <text:span text:style-name="T16">rôle</text:span></text:p>
          </table:table-cell>
        </table:table-row>
        <table:table-row>
          <table:table-cell table:style-name="Table12.A2" office:value-type="string">
            <text:p text:style-name="P9">Préalables :</text:p>
          </table:table-cell>
          <table:table-cell table:style-name="Table12.B2" office:value-type="string">
            <text:list xml:id="list75025368774144" text:continue-list="list75025369382372" text:style-name="L1">
              <text:list-item>
                <text:p text:style-name="P30"><text:span text:style-name="T2">L’utilisateur du programme </text:span><text:span text:style-name="T4">connecté</text:span><text:span text:style-name="T2"> est un administrateur </text:span><text:span text:style-name="T5">(</text:span><text:span text:style-name="T2">1.5 Authentifier et autoriser un utilisateur</text:span><text:span text:style-name="T5">)</text:span></text:p>
              </text:list-item>
            </text:list>
          </table:table-cell>
        </table:table-row>
        <table:table-row>
          <table:table-cell table:style-name="Table12.A5" office:value-type="string">
            <text:p text:style-name="P6">Description :</text:p>
          </table:table-cell>
          <table:table-cell table:style-name="Table12.B5" office:value-type="string">
            <text:list text:style-name="L14">
              <text:list-item>
                <text:p text:style-name="P45">L’administrateur entre des données dans le champ de recherche des <text:span text:style-name="T16">rôles</text:span> du menu principal des administrateurs.</text:p>
              </text:list-item>
              <text:list-item>
                <text:p text:style-name="P45">Le système affiche la liste des <text:span text:style-name="T16">rôles</text:span> correspondants.</text:p>
              </text:list-item>
              <text:list-item>
                <text:p text:style-name="P45"><text:soft-page-break/>L’administrateur sélectionne <text:span text:style-name="T16">le rôle</text:span> voulu dans la liste affichée.</text:p>
              </text:list-item>
              <text:list-item>
                <text:p text:style-name="P45">Le système active les boutons d’actions pour <text:span text:style-name="T16">le rôle</text:span> sélectionné.</text:p>
              </text:list-item>
              <text:list-item>
                <text:p text:style-name="P45">L’administrateur clique sur le bouton d’action de <text:span text:style-name="T12">suppression</text:span>.</text:p>
              </text:list-item>
              <text:list-item>
                <text:p text:style-name="P45">Le système ouvre la fenêtre de gestion des <text:span text:style-name="T16">rôles</text:span> en mode <text:span text:style-name="T12">suppression</text:span> pour l<text:span text:style-name="T26">e rôle</text:span> sélectionné.</text:p>
              </text:list-item>
              <text:list-item>
                <text:p text:style-name="P45">Soit :</text:p>
                <text:list>
                  <text:list-item>
                    <text:p text:style-name="P45">L’administrateur appuie sur le bouton « <text:span text:style-name="T12">Confirmer</text:span> ».</text:p>
                  </text:list-item>
                  <text:list-item>
                    <text:p text:style-name="P91">Soit :</text:p>
                    <text:list>
                      <text:list-item>
                        <text:p text:style-name="P91">Le système peut supprimer le rôle (aucun utilisateur existant ne le possède)</text:p>
                        <text:list>
                          <text:list-item>
                            <text:p text:style-name="P91">Le système supprime le rôle dans la base de données.</text:p>
                          </text:list-item>
                          <text:list-item>
                            <text:p text:style-name="P45">Le système ferme la fenêtre de gestion des <text:span text:style-name="T16">rôles</text:span>.</text:p>
                          </text:list-item>
                          <text:list-item>
                            <text:p text:style-name="P45">Le système <text:span text:style-name="T12">met à jour la liste de recherche du menu. principal pour refléter les changements apportés</text:span>.</text:p>
                          </text:list-item>
                        </text:list>
                      </text:list-item>
                      <text:list-item>
                        <text:p text:style-name="P80">Le système <text:span text:style-name="T16">ne peut supprimer le rôle (possédé par des utilisateurs existants)</text:span>.</text:p>
                        <text:list>
                          <text:list-item>
                            <text:p text:style-name="P45">Le système <text:span text:style-name="T16">affiche un message d’erreur à cet effet</text:span>.</text:p>
                          </text:list-item>
                        </text:list>
                      </text:list-item>
                    </text:list>
                  </text:list-item>
                  <text:list-item>
                    <text:p text:style-name="P45">L’administrateur appuie sur le bouton « Annuler ».</text:p>
                    <text:list>
                      <text:list-item>
                        <text:p text:style-name="P45">Le système ferme la fenêtre de gestion des <text:span text:style-name="T35">rôles</text:span>.</text:p>
                      </text:list-item>
                    </text:list>
                  </text:list-item>
                </text:list>
              </text:list-item>
            </text:list>
          </table:table-cell>
        </table:table-row>
      </table:table>
      <text:p text:style-name="P3"/>
      <text:h text:style-name="Heading_20_4" text:outline-level="4"><text:span text:style-name="T20">3. </text:span>Clients</text:h>
      <text:p text:style-name="P21"/>
      <table:table table:name="Table13" table:style-name="Table13">
        <table:table-column table:style-name="Table13.A"/>
        <table:table-column table:style-name="Table13.B"/>
        <table:table-row table:style-name="Table13.1">
          <table:table-cell table:style-name="Table13.A1" table:number-columns-spanned="2" office:value-type="string">
            <text:p text:style-name="P120">Cas d’utilisation</text:p>
          </table:table-cell>
          <table:covered-table-cell/>
        </table:table-row>
        <table:table-row>
          <table:table-cell table:style-name="Table13.A2" office:value-type="string">
            <text:p text:style-name="P97">N<text:span text:style-name="T1">uméro :</text:span></text:p>
          </table:table-cell>
          <table:table-cell table:style-name="Table13.B2" office:value-type="string">
            <text:p text:style-name="P103"><text:span text:style-name="T21">3</text:span>.1</text:p>
          </table:table-cell>
        </table:table-row>
        <table:table-row>
          <table:table-cell table:style-name="Table13.A3" office:value-type="string">
            <text:p text:style-name="P97">Nom :</text:p>
          </table:table-cell>
          <table:table-cell table:style-name="Table13.B3" office:value-type="string">
            <text:p text:style-name="P103">Créer un <text:span text:style-name="T16">client</text:span></text:p>
          </table:table-cell>
        </table:table-row>
        <table:table-row>
          <table:table-cell table:style-name="Table13.A2" office:value-type="string">
            <text:p text:style-name="P109">Préalables :</text:p>
          </table:table-cell>
          <table:table-cell table:style-name="Table13.B2" office:value-type="string">
            <text:list xml:id="list75026344459642" text:continue-list="list75025368774144" text:style-name="L1">
              <text:list-item>
                <text:p text:style-name="P30"><text:span text:style-name="T3">L’utilisateur du programme </text:span><text:span text:style-name="T4">connecté</text:span><text:span text:style-name="T3"> est un </text:span><text:span text:style-name="T7">administrateur</text:span><text:span text:style-name="T3"> </text:span><text:span text:style-name="T7">ou un employé de bureau</text:span><text:span text:style-name="T3"> </text:span><text:span text:style-name="T5">(</text:span><text:span text:style-name="T3">1.5 Authentifier et autoriser un utilisateur</text:span><text:span text:style-name="T5">)</text:span></text:p>
              </text:list-item>
            </text:list>
          </table:table-cell>
        </table:table-row>
        <table:table-row>
          <table:table-cell table:style-name="Table13.A5" office:value-type="string">
            <text:p text:style-name="P97">Description :</text:p>
          </table:table-cell>
          <table:table-cell table:style-name="Table13.B5" office:value-type="string">
            <text:list xml:id="list531156795" text:style-name="L15">
              <text:list-item>
                <text:p text:style-name="P46">L’<text:span text:style-name="T21">utilisateur</text:span> appuie sur le bouton de création d<text:span text:style-name="T16">e client</text:span> dans le menu principal.</text:p>
              </text:list-item>
              <text:list-item>
                <text:p text:style-name="P47">Le système ouvre la fenêtre de gestion des <text:span text:style-name="T16">clients</text:span> en mode création.</text:p>
              </text:list-item>
              <text:list-item>
                <text:p text:style-name="P47">L’utilisateur <text:span text:style-name="T25">sélectionne un entrepôt à assigner au client</text:span>.</text:p>
              </text:list-item>
              <text:list-item>
                <text:p text:style-name="P46">L’utilisateur entre les données du nouv<text:span text:style-name="T21">eau client</text:span> dans les champs appropriés.</text:p>
              </text:list-item>
              <text:list-item>
                <text:p text:style-name="P46">Soit :</text:p>
                <text:list>
                  <text:list-item>
                    <text:p text:style-name="P46">L’utilisateur appuie sur le bouton « Créer ».</text:p>
                    <text:list>
                      <text:list-item>
                        <text:p text:style-name="P46">Le système valide les données des champs.</text:p>
                      </text:list-item>
                      <text:list-item>
                        <text:p text:style-name="P46">Le système crée et sauvegarde <text:span text:style-name="T16">le client</text:span> dans la base de données.</text:p>
                      </text:list-item>
                      <text:list-item>
                        <text:p text:style-name="P46">Le système ferme la fenêtre de gestion des <text:span text:style-name="T16">clients</text:span>.</text:p>
                      </text:list-item>
                      <text:list-item>
                        <text:p text:style-name="P46">Le système ouvre la fenêtre de gestion des <text:span text:style-name="T16">clients</text:span> en mode visualisation pour <text:span text:style-name="T16">le client</text:span> créé.</text:p>
                      </text:list-item>
                    </text:list>
                  </text:list-item>
                  <text:list-item>
                    <text:p text:style-name="P46">L’utilisateur appuie sur le bouton « Annuler ».</text:p>
                    <text:list>
                      <text:list-item>
                        <text:p text:style-name="P46">Le système ferme la fenêtre de gestion des <text:span text:style-name="T16">clients</text:span>.</text:p>
                      </text:list-item>
                    </text:list>
                  </text:list-item>
                </text:list>
              </text:list-item>
            </text:list>
          </table:table-cell>
        </table:table-row>
      </table:table>
      <text:p text:style-name="P21"/>
      <text:p text:style-name="P21"/>
      <table:table table:name="Table14" table:style-name="Table14">
        <table:table-column table:style-name="Table14.A"/>
        <table:table-column table:style-name="Table14.B"/>
        <table:table-row table:style-name="Table14.1">
          <table:table-cell table:style-name="Table14.A1" table:number-columns-spanned="2" office:value-type="string">
            <text:p text:style-name="P120">Cas d’utilisation</text:p>
          </table:table-cell>
          <table:covered-table-cell/>
        </table:table-row>
        <table:table-row>
          <table:table-cell table:style-name="Table14.A2" office:value-type="string">
            <text:p text:style-name="P97">N<text:span text:style-name="T1">uméro :</text:span></text:p>
          </table:table-cell>
          <table:table-cell table:style-name="Table14.B2" office:value-type="string">
            <text:p text:style-name="P103"><text:span text:style-name="T21">3</text:span>.2</text:p>
          </table:table-cell>
        </table:table-row>
        <table:table-row>
          <table:table-cell table:style-name="Table14.A3" office:value-type="string">
            <text:p text:style-name="P97">Nom :</text:p>
          </table:table-cell>
          <table:table-cell table:style-name="Table14.B3" office:value-type="string">
            <text:p text:style-name="P103">Voir les détails d’un <text:span text:style-name="T16">client</text:span></text:p>
          </table:table-cell>
        </table:table-row>
        <table:table-row>
          <table:table-cell table:style-name="Table14.A2" office:value-type="string">
            <text:p text:style-name="P109">Préalables :</text:p>
          </table:table-cell>
          <table:table-cell table:style-name="Table14.B2" office:value-type="string">
            <text:list xml:id="list75025067865104" text:continue-list="list75026344459642" text:style-name="L1">
              <text:list-item>
                <text:p text:style-name="P30"><text:span text:style-name="T2">L’utilisateur du programme </text:span><text:span text:style-name="T4">connecté</text:span><text:span text:style-name="T2"> est un </text:span><text:span text:style-name="T7">administrateur</text:span><text:span text:style-name="T3"> </text:span><text:span text:style-name="T7">ou un employé de bureau</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14.A5" office:value-type="string">
            <text:p text:style-name="P97">Description :</text:p>
          </table:table-cell>
          <table:table-cell table:style-name="Table14.B5" office:value-type="string">
            <text:list text:style-name="L16">
              <text:list-item>
                <text:p text:style-name="P48">L’utilisateur entre des données dans le champ de recherche des <text:span text:style-name="T16">clients</text:span> du menu principal.</text:p>
              </text:list-item>
              <text:list-item>
                <text:p text:style-name="P48">Le système affiche la liste des <text:span text:style-name="T16">clients</text:span> correspondants.</text:p>
              </text:list-item>
              <text:list-item>
                <text:p text:style-name="P48">L’utilisateur sélectionne <text:span text:style-name="T16">le client</text:span> voulu dans la liste affichée.</text:p>
              </text:list-item>
              <text:list-item>
                <text:p text:style-name="P48">Le système active les boutons d’actions pour <text:span text:style-name="T16">le client</text:span> sélectionné.</text:p>
              </text:list-item>
              <text:list-item>
                <text:p text:style-name="P48">L’utilisateur clique sur le bouton d’action de visualisation.</text:p>
              </text:list-item>
              <text:list-item>
                <text:p text:style-name="P48">Le système ouvre la fenêtre de gestion des <text:span text:style-name="T16">clients</text:span> en mode visualisation pour <text:span text:style-name="T16">le client</text:span> sélectionné.</text:p>
              </text:list-item>
              <text:list-item>
                <text:p text:style-name="P48"><text:soft-page-break/>Soit :</text:p>
                <text:list>
                  <text:list-item>
                    <text:p text:style-name="P48">L’utilisateur appuie sur le bouton « OK ».</text:p>
                    <text:list>
                      <text:list-item>
                        <text:p text:style-name="P48">Le système ferme la fenêtre de gestion des <text:span text:style-name="T16">clients</text:span>.</text:p>
                      </text:list-item>
                    </text:list>
                  </text:list-item>
                  <text:list-item>
                    <text:p text:style-name="P48">L’utilisateur appuie sur le bouton « Annuler ».</text:p>
                    <text:list>
                      <text:list-item>
                        <text:p text:style-name="P48">Le système ferme la fenêtre de gestion des <text:span text:style-name="T16">clients</text:span>.</text:p>
                      </text:list-item>
                    </text:list>
                  </text:list-item>
                </text:list>
              </text:list-item>
            </text:list>
          </table:table-cell>
        </table:table-row>
      </table:table>
      <text:p text:style-name="P21"/>
      <text:p text:style-name="P21"/>
      <table:table table:name="Table15" table:style-name="Table15">
        <table:table-column table:style-name="Table15.A"/>
        <table:table-column table:style-name="Table15.B"/>
        <table:table-row table:style-name="Table15.1">
          <table:table-cell table:style-name="Table15.A1" table:number-columns-spanned="2" office:value-type="string">
            <text:p text:style-name="P120">Cas d’utilisation</text:p>
          </table:table-cell>
          <table:covered-table-cell/>
        </table:table-row>
        <table:table-row>
          <table:table-cell table:style-name="Table15.A2" office:value-type="string">
            <text:p text:style-name="P97">N<text:span text:style-name="T1">uméro :</text:span></text:p>
          </table:table-cell>
          <table:table-cell table:style-name="Table15.B2" office:value-type="string">
            <text:p text:style-name="P103"><text:span text:style-name="T21">3</text:span>.3</text:p>
          </table:table-cell>
        </table:table-row>
        <table:table-row>
          <table:table-cell table:style-name="Table15.A3" office:value-type="string">
            <text:p text:style-name="P97">Nom :</text:p>
          </table:table-cell>
          <table:table-cell table:style-name="Table15.B3" office:value-type="string">
            <text:p text:style-name="P103">Modifier un <text:span text:style-name="T16">client</text:span></text:p>
          </table:table-cell>
        </table:table-row>
        <table:table-row>
          <table:table-cell table:style-name="Table15.A2" office:value-type="string">
            <text:p text:style-name="P109">Préalables :</text:p>
          </table:table-cell>
          <table:table-cell table:style-name="Table15.B2" office:value-type="string">
            <text:list xml:id="list75024885563657" text:continue-list="list75025067865104" text:style-name="L1">
              <text:list-item>
                <text:p text:style-name="P30"><text:span text:style-name="T2">L’utilisateur du programme </text:span><text:span text:style-name="T4">connecté</text:span><text:span text:style-name="T2"> est un </text:span><text:span text:style-name="T7">administrateur</text:span><text:span text:style-name="T3"> </text:span><text:span text:style-name="T7">ou un employé de bureau</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15.A5" office:value-type="string">
            <text:p text:style-name="P97">Description :</text:p>
          </table:table-cell>
          <table:table-cell table:style-name="Table15.B5" office:value-type="string">
            <text:list text:style-name="L17">
              <text:list-item>
                <text:p text:style-name="P49">L’utilisateur entre des données dans le champ de recherche des <text:span text:style-name="T16">clients</text:span> du menu principal.</text:p>
              </text:list-item>
              <text:list-item>
                <text:p text:style-name="P49">Le système affiche la liste des <text:span text:style-name="T16">clients</text:span> correspondants.</text:p>
              </text:list-item>
              <text:list-item>
                <text:p text:style-name="P49">L’utilisateur sélectionne <text:span text:style-name="T16">le client</text:span> voulu dans la liste affichée.</text:p>
              </text:list-item>
              <text:list-item>
                <text:p text:style-name="P49">Le système active les boutons d’actions pour <text:span text:style-name="T16">le client</text:span> sélectionné.</text:p>
              </text:list-item>
              <text:list-item>
                <text:p text:style-name="P49">L’utilisateur clique sur le bouton d’action de <text:span text:style-name="T12">modification</text:span>.</text:p>
              </text:list-item>
              <text:list-item>
                <text:p text:style-name="P49">Le système ouvre la fenêtre de gestion des <text:span text:style-name="T16">clients</text:span> en mode <text:span text:style-name="T12">modification</text:span> pour <text:span text:style-name="T16">le client</text:span> sélectionné.</text:p>
              </text:list-item>
              <text:list-item>
                <text:p text:style-name="P71">L’utilisateur modifie les données dans les champs prévus à cet effet.</text:p>
              </text:list-item>
              <text:list-item>
                <text:p text:style-name="P49">Soit :</text:p>
                <text:list>
                  <text:list-item>
                    <text:p text:style-name="P49">L’utilisateur appuie sur le bouton « <text:span text:style-name="T12">Sauvegarder</text:span> ».</text:p>
                    <text:list>
                      <text:list-item>
                        <text:p text:style-name="P49">Le système valide les données des champs.</text:p>
                      </text:list-item>
                      <text:list-item>
                        <text:p text:style-name="P49">Le système sauvegarde <text:span text:style-name="T12">les modifications d</text:span><text:span text:style-name="T16">u client</text:span> dans la base de données.</text:p>
                      </text:list-item>
                      <text:list-item>
                        <text:p text:style-name="P49">Le système ferme la fenêtre de gestion des <text:span text:style-name="T16">clients</text:span>.</text:p>
                      </text:list-item>
                      <text:list-item>
                        <text:p text:style-name="P49">Le système <text:span text:style-name="T12">met à jour la liste de recherche du menu principal pour refléter les changements apportés</text:span>.</text:p>
                      </text:list-item>
                    </text:list>
                  </text:list-item>
                  <text:list-item>
                    <text:p text:style-name="P49">L’utilisateur appuie sur le bouton « Annuler ».</text:p>
                    <text:list>
                      <text:list-item>
                        <text:p text:style-name="P49">Le système ferme la fenêtre de gestion des <text:span text:style-name="T16">clients</text:span>.</text:p>
                      </text:list-item>
                    </text:list>
                  </text:list-item>
                </text:list>
              </text:list-item>
            </text:list>
          </table:table-cell>
        </table:table-row>
      </table:table>
      <text:p text:style-name="P21"/>
      <text:p text:style-name="P21"/>
      <table:table table:name="Table16" table:style-name="Table16">
        <table:table-column table:style-name="Table16.A"/>
        <table:table-column table:style-name="Table16.B"/>
        <table:table-row table:style-name="Table16.1">
          <table:table-cell table:style-name="Table16.A1" table:number-columns-spanned="2" office:value-type="string">
            <text:p text:style-name="P120">Cas d’utilisation</text:p>
          </table:table-cell>
          <table:covered-table-cell/>
        </table:table-row>
        <table:table-row>
          <table:table-cell table:style-name="Table16.A2" office:value-type="string">
            <text:p text:style-name="P97">N<text:span text:style-name="T1">uméro :</text:span></text:p>
          </table:table-cell>
          <table:table-cell table:style-name="Table16.B2" office:value-type="string">
            <text:p text:style-name="P103"><text:span text:style-name="T21">3</text:span>.4</text:p>
          </table:table-cell>
        </table:table-row>
        <table:table-row>
          <table:table-cell table:style-name="Table16.A3" office:value-type="string">
            <text:p text:style-name="P97">Nom :</text:p>
          </table:table-cell>
          <table:table-cell table:style-name="Table16.B3" office:value-type="string">
            <text:p text:style-name="P103">Supprimer un <text:span text:style-name="T16">client</text:span></text:p>
          </table:table-cell>
        </table:table-row>
        <table:table-row>
          <table:table-cell table:style-name="Table16.A2" office:value-type="string">
            <text:p text:style-name="P109">Préalables :</text:p>
          </table:table-cell>
          <table:table-cell table:style-name="Table16.B2" office:value-type="string">
            <text:list xml:id="list75026585245038" text:continue-list="list75024885563657" text:style-name="L1">
              <text:list-item>
                <text:p text:style-name="P30"><text:span text:style-name="T2">L’utilisateur du programme </text:span><text:span text:style-name="T4">connecté</text:span><text:span text:style-name="T2"> est un </text:span><text:span text:style-name="T7">administrateur</text:span><text:span text:style-name="T3"> </text:span><text:span text:style-name="T7">ou un employé de bureau</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16.A5" office:value-type="string">
            <text:p text:style-name="P97">Description :</text:p>
          </table:table-cell>
          <table:table-cell table:style-name="Table16.B5" office:value-type="string">
            <text:list xml:id="list404173911" text:style-name="L18">
              <text:list-item>
                <text:p text:style-name="P50">L’utilisateur entre des données dans le champ de recherche des <text:soft-page-break/><text:span text:style-name="T16">clients</text:span> du menu principal.</text:p>
              </text:list-item>
              <text:list-item>
                <text:p text:style-name="P50">Le système affiche la liste des <text:span text:style-name="T16">clients</text:span> correspondants.</text:p>
              </text:list-item>
              <text:list-item>
                <text:p text:style-name="P50">L’utilisateur sélectionne <text:span text:style-name="T16">le client</text:span> voulu dans la liste affichée.</text:p>
              </text:list-item>
              <text:list-item>
                <text:p text:style-name="P50">Le système active les boutons d’actions pour <text:span text:style-name="T16">le client</text:span> sélectionné.</text:p>
              </text:list-item>
              <text:list-item>
                <text:p text:style-name="P50">L’utilisateur clique sur le bouton d’action de <text:span text:style-name="T12">suppression</text:span>.</text:p>
              </text:list-item>
              <text:list-item>
                <text:p text:style-name="P50">Le système ouvre la fenêtre de gestion des <text:span text:style-name="T16">clients</text:span> en mode <text:span text:style-name="T12">suppression</text:span> pour l<text:span text:style-name="T26">e client</text:span> sélectionné.</text:p>
              </text:list-item>
              <text:list-item>
                <text:p text:style-name="P50">Soit :</text:p>
                <text:list>
                  <text:list-item>
                    <text:p text:style-name="P50">L’utilisateur appuie sur le bouton « <text:span text:style-name="T12">Confirmer</text:span> ».</text:p>
                  </text:list-item>
                  <text:list-item>
                    <text:p text:style-name="P92">Soit :</text:p>
                    <text:list>
                      <text:list-item>
                        <text:p text:style-name="P92">Le système peut supprimer le client (<text:span text:style-name="T21">il n’</text:span><text:span text:style-name="T22">est lié à</text:span><text:span text:style-name="T21"> aucun produit ni ordre d’</text:span><text:span text:style-name="T22">expédition existant</text:span>)</text:p>
                        <text:list>
                          <text:list-item>
                            <text:p text:style-name="P92">Le système supprime le client dans la base de données.</text:p>
                          </text:list-item>
                          <text:list-item>
                            <text:p text:style-name="P50">Le système ferme la fenêtre de gestion des <text:span text:style-name="T16">clients</text:span>.</text:p>
                          </text:list-item>
                          <text:list-item>
                            <text:p text:style-name="P50">Le système <text:span text:style-name="T12">met à jour la liste de recherche du menu. principal pour refléter les changements apportés</text:span>.</text:p>
                          </text:list-item>
                        </text:list>
                      </text:list-item>
                      <text:list-item>
                        <text:p text:style-name="P81">Le système <text:span text:style-name="T16">ne peut supprimer le client (</text:span><text:span text:style-name="T22">est lié à des</text:span><text:span text:style-name="T21"> produit</text:span><text:span text:style-name="T22">s</text:span><text:span text:style-name="T21"> </text:span><text:span text:style-name="T22">ou</text:span><text:span text:style-name="T21"> ordre</text:span><text:span text:style-name="T22">s</text:span><text:span text:style-name="T21"> d’</text:span><text:span text:style-name="T22">expédition existants</text:span><text:span text:style-name="T16">)</text:span>.</text:p>
                        <text:list>
                          <text:list-item>
                            <text:p text:style-name="P50">Le système <text:span text:style-name="T16">affiche un message d’erreur à cet effet</text:span>.</text:p>
                          </text:list-item>
                        </text:list>
                      </text:list-item>
                    </text:list>
                  </text:list-item>
                  <text:list-item>
                    <text:p text:style-name="P50">L’utilisateur appuie sur le bouton « Annuler ».</text:p>
                    <text:list>
                      <text:list-item>
                        <text:p text:style-name="P50">Le système ferme la fenêtre de gestion des <text:span text:style-name="T35">clients</text:span>.</text:p>
                      </text:list-item>
                    </text:list>
                  </text:list-item>
                </text:list>
              </text:list-item>
            </text:list>
          </table:table-cell>
        </table:table-row>
      </table:table>
      <text:p text:style-name="P21"/>
      <text:h text:style-name="Heading_20_4" text:outline-level="4"><text:span text:style-name="T20">4. </text:span>Adresses</text:h>
      <text:p text:style-name="P22"/>
      <table:table table:name="Table17" table:style-name="Table17">
        <table:table-column table:style-name="Table17.A"/>
        <table:table-column table:style-name="Table17.B"/>
        <table:table-row table:style-name="Table17.1">
          <table:table-cell table:style-name="Table17.A1" table:number-columns-spanned="2" office:value-type="string">
            <text:p text:style-name="P121">Cas d’utilisation</text:p>
          </table:table-cell>
          <table:covered-table-cell/>
        </table:table-row>
        <table:table-row>
          <table:table-cell table:style-name="Table17.A2" office:value-type="string">
            <text:p text:style-name="P98">N<text:span text:style-name="T1">uméro :</text:span></text:p>
          </table:table-cell>
          <table:table-cell table:style-name="Table17.B2" office:value-type="string">
            <text:p text:style-name="P104"><text:span text:style-name="T26">4</text:span>.1</text:p>
          </table:table-cell>
        </table:table-row>
        <table:table-row>
          <table:table-cell table:style-name="Table17.A3" office:value-type="string">
            <text:p text:style-name="P98">Nom :</text:p>
          </table:table-cell>
          <table:table-cell table:style-name="Table17.B3" office:value-type="string">
            <text:p text:style-name="P104">Créer un <text:span text:style-name="T16">adresse </text:span><text:span text:style-name="T26">(manuellement)</text:span></text:p>
          </table:table-cell>
        </table:table-row>
        <table:table-row>
          <table:table-cell table:style-name="Table17.A2" office:value-type="string">
            <text:p text:style-name="P110">Préalables :</text:p>
          </table:table-cell>
          <table:table-cell table:style-name="Table17.B2" office:value-type="string">
            <text:list xml:id="list75025822215031" text:continue-list="list75026585245038" text:style-name="L1">
              <text:list-item>
                <text:p text:style-name="P30"><text:span text:style-name="T3">L’utilisateur du programme </text:span><text:span text:style-name="T4">connecté</text:span><text:span text:style-name="T3"> est un </text:span><text:span text:style-name="T7">administrateur</text:span><text:span text:style-name="T3"> </text:span><text:span text:style-name="T5">(</text:span><text:span text:style-name="T3">1.5 Authentifier et autoriser un utilisateur</text:span><text:span text:style-name="T5">)</text:span></text:p>
              </text:list-item>
            </text:list>
          </table:table-cell>
        </table:table-row>
        <table:table-row>
          <table:table-cell table:style-name="Table17.A5" office:value-type="string">
            <text:p text:style-name="P98">Description :</text:p>
          </table:table-cell>
          <table:table-cell table:style-name="Table17.B5" office:value-type="string">
            <text:list text:style-name="L19">
              <text:list-item>
                <text:p text:style-name="P51">L’<text:span text:style-name="T21">utilisateur</text:span> appuie sur le bouton de création d<text:span text:style-name="T16">e adresse</text:span> dans le menu principal.</text:p>
              </text:list-item>
              <text:list-item>
                <text:p text:style-name="P51">Le système ouvre la fenêtre de gestion des <text:span text:style-name="T16">adresses</text:span> en mode création.</text:p>
              </text:list-item>
              <text:list-item>
                <text:p text:style-name="P51">L’utilisateur <text:span text:style-name="T25">sélectionne un </text:span><text:span text:style-name="T26">type d’adresse</text:span><text:span text:style-name="T25"> à assigner à l'adresse</text:span>.</text:p>
              </text:list-item>
              <text:list-item>
                <text:p text:style-name="P51">L’utilisateur entre les données d<text:span text:style-name="T26">e la nouvelle</text:span><text:span text:style-name="T21"> adresse</text:span> dans les champs appropriés.</text:p>
              </text:list-item>
              <text:list-item>
                <text:p text:style-name="P51">Soit :</text:p>
                <text:list>
                  <text:list-item>
                    <text:p text:style-name="P51">L’utilisateur appuie sur le bouton « Créer ».</text:p>
                    <text:list>
                      <text:list-item>
                        <text:p text:style-name="P51">Le système valide les données des champs.</text:p>
                      </text:list-item>
                      <text:list-item>
                        <text:p text:style-name="P51">Le système crée et sauvegarde <text:span text:style-name="T16">l’adresse</text:span> dans la base de données.</text:p>
                      </text:list-item>
                      <text:list-item>
                        <text:p text:style-name="P51">Le système ferme la fenêtre de gestion des <text:span text:style-name="T16">adresses</text:span>.</text:p>
                      </text:list-item>
                      <text:list-item>
                        <text:p text:style-name="P51">Le système ouvre la fenêtre de gestion des <text:span text:style-name="T16">adresses</text:span> en mode visualisation pour <text:span text:style-name="T16">l’adresse</text:span> créé<text:span text:style-name="T26">e</text:span>.</text:p>
                      </text:list-item>
                    </text:list>
                  </text:list-item>
                  <text:list-item>
                    <text:p text:style-name="P51">L’utilisateur appuie sur le bouton « Annuler ».</text:p>
                    <text:list>
                      <text:list-item>
                        <text:p text:style-name="P51">Le système ferme la fenêtre de gestion des <text:span text:style-name="T16">adresses</text:span>.</text:p>
                      </text:list-item>
                    </text:list>
                  </text:list-item>
                </text:list>
              </text:list-item>
            </text:list>
          </table:table-cell>
        </table:table-row>
      </table:table>
      <text:p text:style-name="P22"/>
      <text:p text:style-name="P22"/>
      <table:table table:name="Table18" table:style-name="Table18">
        <table:table-column table:style-name="Table18.A"/>
        <table:table-column table:style-name="Table18.B"/>
        <table:table-row table:style-name="Table18.1">
          <table:table-cell table:style-name="Table18.A1" table:number-columns-spanned="2" office:value-type="string">
            <text:p text:style-name="P121">Cas d’utilisation</text:p>
          </table:table-cell>
          <table:covered-table-cell/>
        </table:table-row>
        <table:table-row>
          <table:table-cell table:style-name="Table18.A2" office:value-type="string">
            <text:p text:style-name="P98">N<text:span text:style-name="T1">uméro :</text:span></text:p>
          </table:table-cell>
          <table:table-cell table:style-name="Table18.B2" office:value-type="string">
            <text:p text:style-name="P104"><text:span text:style-name="T26">4</text:span>.2</text:p>
          </table:table-cell>
        </table:table-row>
        <table:table-row>
          <table:table-cell table:style-name="Table18.A3" office:value-type="string">
            <text:p text:style-name="P98">Nom :</text:p>
          </table:table-cell>
          <table:table-cell table:style-name="Table18.B3" office:value-type="string">
            <text:p text:style-name="P104">Voir les détails d’un <text:span text:style-name="T16">adresse </text:span><text:span text:style-name="T26">(manuellement)</text:span></text:p>
          </table:table-cell>
        </table:table-row>
        <table:table-row>
          <table:table-cell table:style-name="Table18.A2" office:value-type="string">
            <text:p text:style-name="P110">Préalables :</text:p>
          </table:table-cell>
          <table:table-cell table:style-name="Table18.B2" office:value-type="string">
            <text:list xml:id="list75025867497858" text:continue-list="list75025822215031" text:style-name="L1">
              <text:list-item>
                <text:p text:style-name="P28"><text:span text:style-name="T8">Un </text:span><text:span text:style-name="T2">utilisateur </text:span><text:span text:style-name="T8">est</text:span><text:span text:style-name="T2"> </text:span><text:span text:style-name="T4">connecté</text:span><text:span text:style-name="T2"> du programme est un </text:span><text:span text:style-name="T7">administrateur</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18.A5" office:value-type="string">
            <text:p text:style-name="P98">Description :</text:p>
          </table:table-cell>
          <table:table-cell table:style-name="Table18.B5" office:value-type="string">
            <text:list text:style-name="L20">
              <text:list-item>
                <text:p text:style-name="P52">L’utilisateur entre des données dans le champ de recherche des <text:span text:style-name="T16">adresses</text:span> du menu principal.</text:p>
              </text:list-item>
              <text:list-item>
                <text:p text:style-name="P52">Le système affiche la liste des <text:span text:style-name="T16">adresses</text:span> correspondant<text:span text:style-name="T26">e</text:span>s.</text:p>
              </text:list-item>
              <text:list-item>
                <text:p text:style-name="P52">L’utilisateur sélectionne <text:span text:style-name="T26">l’</text:span><text:span text:style-name="T16">adresse</text:span> voulu<text:span text:style-name="T26">e</text:span> dans la liste affichée.</text:p>
              </text:list-item>
              <text:list-item>
                <text:p text:style-name="P52">Le système active les boutons d’actions pour <text:span text:style-name="T16">l’adresse</text:span> sélectionné<text:span text:style-name="T26">e</text:span>.</text:p>
              </text:list-item>
              <text:list-item>
                <text:p text:style-name="P52">L’utilisateur clique sur le bouton d’action de visualisation.</text:p>
              </text:list-item>
              <text:list-item>
                <text:p text:style-name="P52">Le système ouvre la fenêtre de gestion des <text:span text:style-name="T16">adresses</text:span> en mode <text:soft-page-break/>visualisation pour <text:span text:style-name="T16">l’adresse</text:span> sélectionné<text:span text:style-name="T26">e</text:span>.</text:p>
              </text:list-item>
              <text:list-item>
                <text:p text:style-name="P52">Soit :</text:p>
                <text:list>
                  <text:list-item>
                    <text:p text:style-name="P52">L’utilisateur appuie sur le bouton « OK ».</text:p>
                    <text:list>
                      <text:list-item>
                        <text:p text:style-name="P52">Le système ferme la fenêtre de gestion des <text:span text:style-name="T16">adresses</text:span>.</text:p>
                      </text:list-item>
                    </text:list>
                  </text:list-item>
                  <text:list-item>
                    <text:p text:style-name="P52">L’utilisateur appuie sur le bouton « Annuler ».</text:p>
                    <text:list>
                      <text:list-item>
                        <text:p text:style-name="P52">Le système ferme la fenêtre de gestion des <text:span text:style-name="T16">adresses</text:span>.</text:p>
                      </text:list-item>
                    </text:list>
                  </text:list-item>
                </text:list>
              </text:list-item>
            </text:list>
          </table:table-cell>
        </table:table-row>
      </table:table>
      <text:p text:style-name="P22"/>
      <text:p text:style-name="P22"/>
      <table:table table:name="Table19" table:style-name="Table19">
        <table:table-column table:style-name="Table19.A"/>
        <table:table-column table:style-name="Table19.B"/>
        <table:table-row table:style-name="Table19.1">
          <table:table-cell table:style-name="Table19.A1" table:number-columns-spanned="2" office:value-type="string">
            <text:p text:style-name="P121">Cas d’utilisation</text:p>
          </table:table-cell>
          <table:covered-table-cell/>
        </table:table-row>
        <table:table-row>
          <table:table-cell table:style-name="Table19.A2" office:value-type="string">
            <text:p text:style-name="P98">N<text:span text:style-name="T1">uméro :</text:span></text:p>
          </table:table-cell>
          <table:table-cell table:style-name="Table19.B2" office:value-type="string">
            <text:p text:style-name="P104"><text:span text:style-name="T26">4</text:span>.3</text:p>
          </table:table-cell>
        </table:table-row>
        <table:table-row>
          <table:table-cell table:style-name="Table19.A3" office:value-type="string">
            <text:p text:style-name="P98">Nom :</text:p>
          </table:table-cell>
          <table:table-cell table:style-name="Table19.B3" office:value-type="string">
            <text:p text:style-name="P104">Modifier un <text:span text:style-name="T16">adresse </text:span><text:span text:style-name="T26">(manuellement)</text:span></text:p>
          </table:table-cell>
        </table:table-row>
        <table:table-row>
          <table:table-cell table:style-name="Table19.A2" office:value-type="string">
            <text:p text:style-name="P110">Préalables :</text:p>
          </table:table-cell>
          <table:table-cell table:style-name="Table19.B2" office:value-type="string">
            <text:list xml:id="list75026425661311" text:continue-list="list75025867497858" text:style-name="L1">
              <text:list-item>
                <text:p text:style-name="P30"><text:span text:style-name="T2">L’utilisateur du programme </text:span><text:span text:style-name="T4">connecté</text:span><text:span text:style-name="T2"> est un </text:span><text:span text:style-name="T7">administrateur</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19.A5" office:value-type="string">
            <text:p text:style-name="P98">Description :</text:p>
          </table:table-cell>
          <table:table-cell table:style-name="Table19.B5" office:value-type="string">
            <text:list text:style-name="L21">
              <text:list-item>
                <text:p text:style-name="P53">L’utilisateur entre des données dans le champ de recherche des <text:span text:style-name="T16">adresses</text:span> du menu principal.</text:p>
              </text:list-item>
              <text:list-item>
                <text:p text:style-name="P53">Le système affiche la liste des <text:span text:style-name="T16">adresses</text:span> correspondant<text:span text:style-name="T26">e</text:span>s.</text:p>
              </text:list-item>
              <text:list-item>
                <text:p text:style-name="P53">L’utilisateur sélectionne <text:span text:style-name="T16">l’adresse</text:span> voulu<text:span text:style-name="T26">e</text:span> dans la liste affichée.</text:p>
              </text:list-item>
              <text:list-item>
                <text:p text:style-name="P53">Le système active les boutons d’actions pour <text:span text:style-name="T16">le adresse</text:span> sélectionné.</text:p>
              </text:list-item>
              <text:list-item>
                <text:p text:style-name="P53">L’utilisateur clique sur le bouton d’action de <text:span text:style-name="T12">modification</text:span>.</text:p>
              </text:list-item>
              <text:list-item>
                <text:p text:style-name="P53">Le système ouvre la fenêtre de gestion des <text:span text:style-name="T16">adresses</text:span> en mode <text:span text:style-name="T12">modification</text:span> pour <text:span text:style-name="T16">l’adresse</text:span> sélectionné<text:span text:style-name="T26">e</text:span>.</text:p>
              </text:list-item>
              <text:list-item>
                <text:p text:style-name="P72">L’utilisateur modifie les données dans les champs prévus à cet effet.</text:p>
              </text:list-item>
              <text:list-item>
                <text:p text:style-name="P53">Soit :</text:p>
                <text:list>
                  <text:list-item>
                    <text:p text:style-name="P53">L’utilisateur appuie sur le bouton « <text:span text:style-name="T12">Sauvegarder</text:span> ».</text:p>
                    <text:list>
                      <text:list-item>
                        <text:p text:style-name="P53">Le système valide les données des champs.</text:p>
                      </text:list-item>
                      <text:list-item>
                        <text:p text:style-name="P53">Le système sauvegarde <text:span text:style-name="T12">les modifications d</text:span><text:span text:style-name="T26">e l’</text:span><text:span text:style-name="T16">adresse</text:span> dans la base de données.</text:p>
                      </text:list-item>
                      <text:list-item>
                        <text:p text:style-name="P53">Le système ferme la fenêtre de gestion des <text:span text:style-name="T16">adresses</text:span>.</text:p>
                      </text:list-item>
                      <text:list-item>
                        <text:p text:style-name="P53">Le système <text:span text:style-name="T12">met à jour la liste de recherche du menu principal pour refléter les changements apportés</text:span>.</text:p>
                      </text:list-item>
                    </text:list>
                  </text:list-item>
                  <text:list-item>
                    <text:p text:style-name="P53">L’utilisateur appuie sur le bouton « Annuler ».</text:p>
                    <text:list>
                      <text:list-item>
                        <text:p text:style-name="P53">Le système ferme la fenêtre de gestion des <text:span text:style-name="T16">adresses</text:span>.</text:p>
                      </text:list-item>
                    </text:list>
                  </text:list-item>
                </text:list>
              </text:list-item>
            </text:list>
          </table:table-cell>
        </table:table-row>
      </table:table>
      <text:p text:style-name="P22"/>
      <text:p text:style-name="P22"/>
      <table:table table:name="Table20" table:style-name="Table20">
        <table:table-column table:style-name="Table20.A"/>
        <table:table-column table:style-name="Table20.B"/>
        <table:table-row table:style-name="Table20.1">
          <table:table-cell table:style-name="Table20.A1" table:number-columns-spanned="2" office:value-type="string">
            <text:p text:style-name="P121">Cas d’utilisation</text:p>
          </table:table-cell>
          <table:covered-table-cell/>
        </table:table-row>
        <table:table-row>
          <table:table-cell table:style-name="Table20.A2" office:value-type="string">
            <text:p text:style-name="P98">N<text:span text:style-name="T1">uméro :</text:span></text:p>
          </table:table-cell>
          <table:table-cell table:style-name="Table20.B2" office:value-type="string">
            <text:p text:style-name="P104"><text:span text:style-name="T26">4</text:span>.4</text:p>
          </table:table-cell>
        </table:table-row>
        <table:table-row>
          <table:table-cell table:style-name="Table20.A3" office:value-type="string">
            <text:p text:style-name="P98">Nom :</text:p>
          </table:table-cell>
          <table:table-cell table:style-name="Table20.B3" office:value-type="string">
            <text:p text:style-name="P104">Supprimer un <text:span text:style-name="T16">adresse </text:span><text:span text:style-name="T26">(manuellement)</text:span></text:p>
          </table:table-cell>
        </table:table-row>
        <table:table-row>
          <table:table-cell table:style-name="Table20.A2" office:value-type="string">
            <text:p text:style-name="P110">Préalables :</text:p>
          </table:table-cell>
          <table:table-cell table:style-name="Table20.B2" office:value-type="string">
            <text:list xml:id="list75024771165362" text:continue-list="list75026425661311" text:style-name="L1">
              <text:list-item>
                <text:p text:style-name="P28"><text:span text:style-name="T2">L’utilisateur </text:span><text:span text:style-name="T4">connecté</text:span><text:span text:style-name="T2"> du programme est un </text:span><text:span text:style-name="T7">administrateur</text:span><text:span text:style-name="T2"> </text:span><text:span text:style-name="T5">(</text:span><text:span text:style-name="T2">1.5 </text:span><text:soft-page-break/><text:span text:style-name="T2">Authentifier et autoriser un utilisateur</text:span><text:span text:style-name="T5">)</text:span></text:p>
              </text:list-item>
            </text:list>
          </table:table-cell>
        </table:table-row>
        <table:table-row>
          <table:table-cell table:style-name="Table20.A5" office:value-type="string">
            <text:p text:style-name="P98">Description :</text:p>
          </table:table-cell>
          <table:table-cell table:style-name="Table20.B5" office:value-type="string">
            <text:list text:style-name="L22">
              <text:list-item>
                <text:p text:style-name="P54">L’utilisateur entre des données dans le champ de recherche des <text:span text:style-name="T16">adresses</text:span> du menu principal.</text:p>
              </text:list-item>
              <text:list-item>
                <text:p text:style-name="P54">Le système affiche la liste des <text:span text:style-name="T16">adresses</text:span> correspondant<text:span text:style-name="T26">e</text:span>s.</text:p>
              </text:list-item>
              <text:list-item>
                <text:p text:style-name="P54">L’utilisateur sélectionne <text:span text:style-name="T16">l’adresse</text:span> voulu<text:span text:style-name="T26">e</text:span> dans la liste affichée.</text:p>
              </text:list-item>
              <text:list-item>
                <text:p text:style-name="P54">Le système active les boutons d’actions pour <text:span text:style-name="T16">le adresse</text:span> sélectionné.</text:p>
              </text:list-item>
              <text:list-item>
                <text:p text:style-name="P54">L’utilisateur clique sur le bouton d’action de <text:span text:style-name="T12">suppression</text:span>.</text:p>
              </text:list-item>
              <text:list-item>
                <text:p text:style-name="P54">Le système ouvre la fenêtre de gestion des <text:span text:style-name="T16">adresses</text:span> en mode <text:span text:style-name="T12">suppression</text:span> pour l’<text:span text:style-name="T26">adresse</text:span> sélectionné<text:span text:style-name="T26">e</text:span>.</text:p>
              </text:list-item>
              <text:list-item>
                <text:p text:style-name="P54">Soit :</text:p>
                <text:list>
                  <text:list-item>
                    <text:p text:style-name="P54">L’utilisateur appuie sur le bouton « <text:span text:style-name="T12">Confirmer</text:span> ».</text:p>
                  </text:list-item>
                  <text:list-item>
                    <text:p text:style-name="P93">Soit :</text:p>
                    <text:list>
                      <text:list-item>
                        <text:p text:style-name="P93">Le système peut supprimer l’adresse (<text:span text:style-name="T27">elle</text:span><text:span text:style-name="T21"> n’</text:span><text:span text:style-name="T22">est lié</text:span><text:span text:style-name="T27">e</text:span><text:span text:style-name="T22"> à</text:span><text:span text:style-name="T21"> aucun </text:span><text:span text:style-name="T27">entrepôt</text:span><text:span text:style-name="T21"> ni ordre d’</text:span><text:span text:style-name="T22">expédition existant</text:span>)</text:p>
                        <text:list>
                          <text:list-item>
                            <text:p text:style-name="P93">Le système supprime l’adresse dans la base de données.</text:p>
                          </text:list-item>
                          <text:list-item>
                            <text:p text:style-name="P54">Le système ferme la fenêtre de gestion des <text:span text:style-name="T16">adresses</text:span>.</text:p>
                          </text:list-item>
                          <text:list-item>
                            <text:p text:style-name="P54">Le système <text:span text:style-name="T12">met à jour la liste de recherche du menu. principal pour refléter les changements apportés</text:span>.</text:p>
                          </text:list-item>
                        </text:list>
                      </text:list-item>
                      <text:list-item>
                        <text:p text:style-name="P82">Le système <text:span text:style-name="T16">ne peut supprimer l’adresse (</text:span><text:span text:style-name="T22">est lié</text:span><text:span text:style-name="T28">e</text:span><text:span text:style-name="T22"> à </text:span><text:span text:style-name="T28">un/</text:span><text:span text:style-name="T22">des</text:span><text:span text:style-name="T21"> </text:span><text:span text:style-name="T28">entrepôt</text:span><text:span text:style-name="T21"> </text:span><text:span text:style-name="T22">ou</text:span><text:span text:style-name="T21"> ordre</text:span><text:span text:style-name="T22">s</text:span><text:span text:style-name="T21"> d’</text:span><text:span text:style-name="T22">expédition existants</text:span><text:span text:style-name="T16">)</text:span>.</text:p>
                        <text:list>
                          <text:list-item>
                            <text:p text:style-name="P54">Le système <text:span text:style-name="T16">affiche un message d’erreur à cet effet</text:span>.</text:p>
                          </text:list-item>
                        </text:list>
                      </text:list-item>
                    </text:list>
                  </text:list-item>
                  <text:list-item>
                    <text:p text:style-name="P54">L’utilisateur appuie sur le bouton « Annuler ».</text:p>
                    <text:list>
                      <text:list-item>
                        <text:p text:style-name="P54">Le système ferme la fenêtre de gestion des <text:span text:style-name="T35">adresses</text:span>.</text:p>
                      </text:list-item>
                    </text:list>
                  </text:list-item>
                </text:list>
              </text:list-item>
            </text:list>
          </table:table-cell>
        </table:table-row>
      </table:table>
      <text:p text:style-name="P22"/>
      <text:h text:style-name="Heading_20_4" text:outline-level="4"><text:span text:style-name="T20">5. </text:span>Entrepôts</text:h>
      <text:p text:style-name="P23"/>
      <table:table table:name="Table21" table:style-name="Table21">
        <table:table-column table:style-name="Table21.A"/>
        <table:table-column table:style-name="Table21.B"/>
        <table:table-row table:style-name="Table21.1">
          <table:table-cell table:style-name="Table21.A1" table:number-columns-spanned="2" office:value-type="string">
            <text:p text:style-name="P122">Cas d’utilisation</text:p>
          </table:table-cell>
          <table:covered-table-cell/>
        </table:table-row>
        <table:table-row>
          <table:table-cell table:style-name="Table21.A2" office:value-type="string">
            <text:p text:style-name="P99">N<text:span text:style-name="T1">uméro :</text:span></text:p>
          </table:table-cell>
          <table:table-cell table:style-name="Table21.B2" office:value-type="string">
            <text:p text:style-name="P105"><text:span text:style-name="T29">5</text:span>.1</text:p>
          </table:table-cell>
        </table:table-row>
        <table:table-row>
          <table:table-cell table:style-name="Table21.A3" office:value-type="string">
            <text:p text:style-name="P99">Nom :</text:p>
          </table:table-cell>
          <table:table-cell table:style-name="Table21.B3" office:value-type="string">
            <text:p text:style-name="P105">Créer un <text:span text:style-name="T16">entrepôt</text:span></text:p>
          </table:table-cell>
        </table:table-row>
        <table:table-row>
          <table:table-cell table:style-name="Table21.A2" office:value-type="string">
            <text:p text:style-name="P111">Préalables :</text:p>
          </table:table-cell>
          <table:table-cell table:style-name="Table21.B2" office:value-type="string">
            <text:list xml:id="list75026318949698" text:continue-list="list75024771165362" text:style-name="L1">
              <text:list-item>
                <text:p text:style-name="P32"><text:span text:style-name="T3">L’utilisateur du programme </text:span><text:span text:style-name="T4">connecté</text:span><text:span text:style-name="T3"> est un </text:span><text:span text:style-name="T7">administrateur</text:span><text:span text:style-name="T3"> </text:span><text:span text:style-name="T5">(</text:span><text:span text:style-name="T3">1.5 Authentifier et autoriser un utilisateur</text:span><text:span text:style-name="T5">)</text:span></text:p>
              </text:list-item>
            </text:list>
          </table:table-cell>
        </table:table-row>
        <table:table-row>
          <table:table-cell table:style-name="Table21.A5" office:value-type="string">
            <text:p text:style-name="P99">Description :</text:p>
          </table:table-cell>
          <table:table-cell table:style-name="Table21.B5" office:value-type="string">
            <text:list xml:id="list4293390150" text:style-name="L23">
              <text:list-item>
                <text:p text:style-name="P55">L’<text:span text:style-name="T21">utilisateur</text:span> appuie sur le bouton de création d<text:span text:style-name="T16">e entrepôt</text:span> dans le menu principal.</text:p>
              </text:list-item>
              <text:list-item>
                <text:p text:style-name="P55">Le système ouvre la fenêtre de gestion des <text:span text:style-name="T16">entrepôts</text:span> en mode création.</text:p>
              </text:list-item>
              <text:list-item>
                <text:p text:style-name="P55">L’utilisateur <text:span text:style-name="T31">clique sur le bouton de création d’adresse pour le nouvel entrepôt</text:span>.</text:p>
                <text:list>
                  <text:list-item>
                    <text:p text:style-name="P115">Le système ouvre la fenêtre de gestion des adresses en mode création.</text:p>
                  </text:list-item>
                  <text:list-item>
                    <text:p text:style-name="P115">L’utilisateur crée une nouvelle adresse pour l’entrepôt (voir cas 4.1 – Créer une adresse, <text:span text:style-name="T23">mutatis mutandis</text:span>)</text:p>
                  </text:list-item>
                  <text:list-item>
                    <text:p text:style-name="P116">Le système met à jour et remplit le sélectionneur d’adresse dans la fenêtre de gestion des entrepôts avec l’adresse créée</text:p>
                  </text:list-item>
                </text:list>
              </text:list-item>
              <text:list-item>
                <text:p text:style-name="P55">L’utilisateur entre les données d<text:span text:style-name="T32">u nouvel</text:span><text:span text:style-name="T21"> entrepôt</text:span> dans les champs appropriés.</text:p>
              </text:list-item>
              <text:list-item>
                <text:p text:style-name="P55">Soit :</text:p>
                <text:list>
                  <text:list-item>
                    <text:p text:style-name="P55">L’utilisateur appuie sur le bouton « Créer ».</text:p>
                    <text:list>
                      <text:list-item>
                        <text:p text:style-name="P55">Le système valide les données des champs.</text:p>
                      </text:list-item>
                      <text:list-item>
                        <text:p text:style-name="P55">Le système crée et sauvegarde <text:span text:style-name="T16">l’entrepôt</text:span> dans la base de données.</text:p>
                      </text:list-item>
                      <text:list-item>
                        <text:p text:style-name="P55">Le système ferme la fenêtre de gestion des <text:span text:style-name="T16">entrepôts</text:span>.</text:p>
                      </text:list-item>
                      <text:list-item>
                        <text:p text:style-name="P55">Le système ouvre la fenêtre de gestion des <text:span text:style-name="T16">entrepôts</text:span> en mode visualisation pour <text:span text:style-name="T16">l’entrepôt</text:span> créé<text:span text:style-name="T26">e</text:span>.</text:p>
                      </text:list-item>
                    </text:list>
                  </text:list-item>
                  <text:list-item>
                    <text:p text:style-name="P55">L’utilisateur appuie sur le bouton « Annuler ».</text:p>
                    <text:list>
                      <text:list-item>
                        <text:p text:style-name="P55">Le système ferme la fenêtre de gestion des <text:span text:style-name="T16">entrepôts</text:span>.</text:p>
                      </text:list-item>
                    </text:list>
                  </text:list-item>
                </text:list>
              </text:list-item>
            </text:list>
          </table:table-cell>
        </table:table-row>
      </table:table>
      <text:p text:style-name="P23"/>
      <text:p text:style-name="P23"/>
      <table:table table:name="Table22" table:style-name="Table22">
        <table:table-column table:style-name="Table22.A"/>
        <table:table-column table:style-name="Table22.B"/>
        <table:table-row table:style-name="Table22.1">
          <table:table-cell table:style-name="Table22.A1" table:number-columns-spanned="2" office:value-type="string">
            <text:p text:style-name="P122">Cas d’utilisation</text:p>
          </table:table-cell>
          <table:covered-table-cell/>
        </table:table-row>
        <table:table-row>
          <table:table-cell table:style-name="Table22.A2" office:value-type="string">
            <text:p text:style-name="P99">N<text:span text:style-name="T1">uméro :</text:span></text:p>
          </table:table-cell>
          <table:table-cell table:style-name="Table22.B2" office:value-type="string">
            <text:p text:style-name="P105"><text:span text:style-name="T29">5</text:span>.2</text:p>
          </table:table-cell>
        </table:table-row>
        <table:table-row>
          <table:table-cell table:style-name="Table22.A3" office:value-type="string">
            <text:p text:style-name="P99">Nom :</text:p>
          </table:table-cell>
          <table:table-cell table:style-name="Table22.B3" office:value-type="string">
            <text:p text:style-name="P105">Voir les détails d’un <text:span text:style-name="T16">entrepôt </text:span><text:span text:style-name="T33">(manuellement)</text:span></text:p>
          </table:table-cell>
        </table:table-row>
        <table:table-row>
          <table:table-cell table:style-name="Table22.A2" office:value-type="string">
            <text:p text:style-name="P111">Préalables :</text:p>
          </table:table-cell>
          <table:table-cell table:style-name="Table22.B2" office:value-type="string">
            <text:list xml:id="list75026714756826" text:continue-list="list75026318949698" text:style-name="L1">
              <text:list-item>
                <text:p text:style-name="P29"><text:span text:style-name="T8">Un </text:span><text:span text:style-name="T2">utilisateur </text:span><text:span text:style-name="T8">est</text:span><text:span text:style-name="T2"> </text:span><text:span text:style-name="T4">connecté</text:span><text:span text:style-name="T2"> </text:span><text:span text:style-name="T9">a</text:span><text:span text:style-name="T2">u programme </text:span><text:span text:style-name="T5">(</text:span><text:span text:style-name="T2">1.5 Authentifier et autoriser un utilisateur</text:span><text:span text:style-name="T5">)</text:span></text:p>
              </text:list-item>
            </text:list>
          </table:table-cell>
        </table:table-row>
        <table:table-row>
          <table:table-cell table:style-name="Table22.A5" office:value-type="string">
            <text:p text:style-name="P99">Description :</text:p>
          </table:table-cell>
          <table:table-cell table:style-name="Table22.B5" office:value-type="string">
            <text:list text:style-name="L24">
              <text:list-item>
                <text:p text:style-name="P56">L’utilisateur entre des données dans le champ de recherche des <text:soft-page-break/><text:span text:style-name="T16">entrepôts</text:span> du menu principal.</text:p>
              </text:list-item>
              <text:list-item>
                <text:p text:style-name="P56">Le système affiche la liste des <text:span text:style-name="T16">entrepôts</text:span> correspondants.</text:p>
              </text:list-item>
              <text:list-item>
                <text:p text:style-name="P56">L’utilisateur sélectionne <text:span text:style-name="T26">l’</text:span><text:span text:style-name="T16">entrepôt</text:span> voulu dans la liste affichée.</text:p>
              </text:list-item>
              <text:list-item>
                <text:p text:style-name="P56">Le système active les boutons d’actions pour <text:span text:style-name="T16">l’entrepôt</text:span> sélectionné.</text:p>
              </text:list-item>
              <text:list-item>
                <text:p text:style-name="P56">L’utilisateur clique sur le bouton d’action de visualisation.</text:p>
              </text:list-item>
              <text:list-item>
                <text:p text:style-name="P56">Le système ouvre la fenêtre de gestion des <text:span text:style-name="T16">entrepôts</text:span> en mode visualisation pour <text:span text:style-name="T16">l’entrepôt</text:span> sélectionné.</text:p>
              </text:list-item>
              <text:list-item>
                <text:p text:style-name="P56">Soit :</text:p>
                <text:list>
                  <text:list-item>
                    <text:p text:style-name="P56">L’utilisateur appuie sur le bouton « OK ».</text:p>
                    <text:list>
                      <text:list-item>
                        <text:p text:style-name="P56">Le système ferme la fenêtre de gestion des <text:span text:style-name="T16">entrepôts</text:span>.</text:p>
                      </text:list-item>
                    </text:list>
                  </text:list-item>
                  <text:list-item>
                    <text:p text:style-name="P56">L’utilisateur appuie sur le bouton « Annuler ».</text:p>
                    <text:list>
                      <text:list-item>
                        <text:p text:style-name="P56">Le système ferme la fenêtre de gestion des <text:span text:style-name="T16">entrepôts</text:span>.</text:p>
                      </text:list-item>
                    </text:list>
                  </text:list-item>
                </text:list>
              </text:list-item>
            </text:list>
          </table:table-cell>
        </table:table-row>
      </table:table>
      <text:p text:style-name="P23"/>
      <text:p text:style-name="P23"/>
      <table:table table:name="Table23" table:style-name="Table23">
        <table:table-column table:style-name="Table23.A"/>
        <table:table-column table:style-name="Table23.B"/>
        <table:table-row table:style-name="Table23.1">
          <table:table-cell table:style-name="Table23.A1" table:number-columns-spanned="2" office:value-type="string">
            <text:p text:style-name="P122">Cas d’utilisation</text:p>
          </table:table-cell>
          <table:covered-table-cell/>
        </table:table-row>
        <table:table-row>
          <table:table-cell table:style-name="Table23.A2" office:value-type="string">
            <text:p text:style-name="P99">N<text:span text:style-name="T1">uméro :</text:span></text:p>
          </table:table-cell>
          <table:table-cell table:style-name="Table23.B2" office:value-type="string">
            <text:p text:style-name="P105"><text:span text:style-name="T29">5</text:span>.3</text:p>
          </table:table-cell>
        </table:table-row>
        <table:table-row>
          <table:table-cell table:style-name="Table23.A3" office:value-type="string">
            <text:p text:style-name="P99">Nom :</text:p>
          </table:table-cell>
          <table:table-cell table:style-name="Table23.B3" office:value-type="string">
            <text:p text:style-name="P105">Modifier un <text:span text:style-name="T16">entrepôt</text:span></text:p>
          </table:table-cell>
        </table:table-row>
        <table:table-row>
          <table:table-cell table:style-name="Table23.A2" office:value-type="string">
            <text:p text:style-name="P111">Préalables :</text:p>
          </table:table-cell>
          <table:table-cell table:style-name="Table23.B2" office:value-type="string">
            <text:list xml:id="list75025665207087" text:continue-list="list75026714756826" text:style-name="L1">
              <text:list-item>
                <text:p text:style-name="P32"><text:span text:style-name="T2">L’utilisateur du programme </text:span><text:span text:style-name="T4">connecté</text:span><text:span text:style-name="T2"> est un </text:span><text:span text:style-name="T7">administrateur</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23.A5" office:value-type="string">
            <text:p text:style-name="P99">Description :</text:p>
          </table:table-cell>
          <table:table-cell table:style-name="Table23.B5" office:value-type="string">
            <text:list text:style-name="L25">
              <text:list-item>
                <text:p text:style-name="P57">L’utilisateur entre des données dans le champ de recherche des <text:span text:style-name="T16">entrepôts</text:span> du menu principal.</text:p>
              </text:list-item>
              <text:list-item>
                <text:p text:style-name="P57">Le système affiche la liste des <text:span text:style-name="T16">entrepôts</text:span> correspondants.</text:p>
              </text:list-item>
              <text:list-item>
                <text:p text:style-name="P57">L’utilisateur sélectionne <text:span text:style-name="T16">l’entrepôt</text:span> voulu dans la liste affichée.</text:p>
              </text:list-item>
              <text:list-item>
                <text:p text:style-name="P57">Le système active les boutons d’actions pour <text:span text:style-name="T16">l’entrepôt</text:span> sélectionné.</text:p>
              </text:list-item>
              <text:list-item>
                <text:p text:style-name="P57">L’utilisateur clique sur le bouton d’action de <text:span text:style-name="T12">modification</text:span>.</text:p>
              </text:list-item>
              <text:list-item>
                <text:p text:style-name="P57">Le système ouvre la fenêtre de gestion des <text:span text:style-name="T16">entrepôts</text:span> en mode <text:span text:style-name="T12">modification</text:span> pour <text:span text:style-name="T16">l’entrepôt</text:span> sélectionné.</text:p>
              </text:list-item>
              <text:list-item>
                <text:p text:style-name="P73">L’utilisateur modifie les données dans les champs prévus à cet effet.</text:p>
              </text:list-item>
              <text:list-item>
                <text:p text:style-name="P57">Soit :</text:p>
                <text:list>
                  <text:list-item>
                    <text:p text:style-name="P57">L’utilisateur appuie sur le bouton « <text:span text:style-name="T12">Sauvegarder</text:span> ».</text:p>
                    <text:list>
                      <text:list-item>
                        <text:p text:style-name="P57">Le système valide les données des champs.</text:p>
                      </text:list-item>
                      <text:list-item>
                        <text:p text:style-name="P57">Le système sauvegarde <text:span text:style-name="T12">les modifications d</text:span><text:span text:style-name="T26">e l’</text:span><text:span text:style-name="T16">entrepôt</text:span> dans la base de données.</text:p>
                      </text:list-item>
                      <text:list-item>
                        <text:p text:style-name="P57">Le système ferme la fenêtre de gestion des <text:span text:style-name="T16">entrepôts</text:span>.</text:p>
                      </text:list-item>
                      <text:list-item>
                        <text:p text:style-name="P57">Le système <text:span text:style-name="T12">met à jour la liste de recherche du menu principal pour refléter les changements apportés</text:span>.</text:p>
                      </text:list-item>
                    </text:list>
                  </text:list-item>
                  <text:list-item>
                    <text:p text:style-name="P57">L’utilisateur appuie sur le bouton « Annuler ».</text:p>
                    <text:list>
                      <text:list-item>
                        <text:p text:style-name="P57">Le système ferme la fenêtre de gestion des <text:span text:style-name="T16">entrepôts</text:span>.</text:p>
                      </text:list-item>
                    </text:list>
                  </text:list-item>
                </text:list>
              </text:list-item>
            </text:list>
          </table:table-cell>
        </table:table-row>
      </table:table>
      <text:p text:style-name="P23"/>
      <text:p text:style-name="P23"/>
      <table:table table:name="Table24" table:style-name="Table24">
        <table:table-column table:style-name="Table24.A"/>
        <table:table-column table:style-name="Table24.B"/>
        <table:table-row table:style-name="Table24.1">
          <table:table-cell table:style-name="Table24.A1" table:number-columns-spanned="2" office:value-type="string">
            <text:p text:style-name="P122">Cas d’utilisation</text:p>
          </table:table-cell>
          <table:covered-table-cell/>
        </table:table-row>
        <text:soft-page-break/>
        <table:table-row>
          <table:table-cell table:style-name="Table24.A2" office:value-type="string">
            <text:p text:style-name="P99">N<text:span text:style-name="T1">uméro :</text:span></text:p>
          </table:table-cell>
          <table:table-cell table:style-name="Table24.B2" office:value-type="string">
            <text:p text:style-name="P105"><text:span text:style-name="T29">5</text:span>.4</text:p>
          </table:table-cell>
        </table:table-row>
        <table:table-row>
          <table:table-cell table:style-name="Table24.A3" office:value-type="string">
            <text:p text:style-name="P99">Nom :</text:p>
          </table:table-cell>
          <table:table-cell table:style-name="Table24.B3" office:value-type="string">
            <text:p text:style-name="P105">Supprimer un <text:span text:style-name="T16">entrepôt</text:span></text:p>
          </table:table-cell>
        </table:table-row>
        <table:table-row>
          <table:table-cell table:style-name="Table24.A2" office:value-type="string">
            <text:p text:style-name="P111">Préalables :</text:p>
          </table:table-cell>
          <table:table-cell table:style-name="Table24.B2" office:value-type="string">
            <text:list xml:id="list75024803891442" text:continue-list="list75025665207087" text:style-name="L1">
              <text:list-item>
                <text:p text:style-name="P32"><text:span text:style-name="T2">L’utilisateur du programme </text:span><text:span text:style-name="T4">connecté</text:span><text:span text:style-name="T2"> est un </text:span><text:span text:style-name="T7">administrateur</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24.A5" office:value-type="string">
            <text:p text:style-name="P99">Description :</text:p>
          </table:table-cell>
          <table:table-cell table:style-name="Table24.B5" office:value-type="string">
            <text:list xml:id="list2663416409" text:style-name="L26">
              <text:list-item>
                <text:p text:style-name="P58">L’utilisateur entre des données dans le champ de recherche des <text:span text:style-name="T16">entrepôts</text:span> du menu principal.</text:p>
              </text:list-item>
              <text:list-item>
                <text:p text:style-name="P58">Le système affiche la liste des <text:span text:style-name="T16">entrepôts</text:span> correspondants.</text:p>
              </text:list-item>
              <text:list-item>
                <text:p text:style-name="P58">L’utilisateur sélectionne <text:span text:style-name="T16">l’entrepôt</text:span> voulu dans la liste affichée.</text:p>
              </text:list-item>
              <text:list-item>
                <text:p text:style-name="P58">Le système active les boutons d’actions pour <text:span text:style-name="T16">l’entrepôt</text:span> sélectionné.</text:p>
              </text:list-item>
              <text:list-item>
                <text:p text:style-name="P58">L’utilisateur clique sur le bouton d’action de <text:span text:style-name="T12">suppression</text:span>.</text:p>
              </text:list-item>
              <text:list-item>
                <text:p text:style-name="P58">Le système ouvre la fenêtre de gestion des <text:span text:style-name="T16">entrepôts</text:span> en mode <text:span text:style-name="T12">suppression</text:span> pour l’<text:span text:style-name="T26">entrepôt</text:span> sélectionné.</text:p>
              </text:list-item>
              <text:list-item>
                <text:p text:style-name="P58">Soit :</text:p>
                <text:list>
                  <text:list-item>
                    <text:p text:style-name="P58">L’utilisateur appuie sur le bouton « <text:span text:style-name="T12">Confirmer</text:span> ».</text:p>
                  </text:list-item>
                  <text:list-item>
                    <text:p text:style-name="P94">Soit :</text:p>
                    <text:list>
                      <text:list-item>
                        <text:p text:style-name="P94">Le système peut supprimer l’entrepôt (<text:span text:style-name="T33">il</text:span><text:span text:style-name="T21"> n’</text:span><text:span text:style-name="T22">est lié à</text:span><text:span text:style-name="T21"> aucun </text:span><text:span text:style-name="T33">client,</text:span><text:span text:style-name="T21"> ordre d</text:span><text:span text:style-name="T33">e restockage ou employé (utilisateur)</text:span><text:span text:style-name="T22"> existant</text:span>)</text:p>
                        <text:list>
                          <text:list-item>
                            <text:p text:style-name="P94">Le système supprime l’entrepôt dans la base de données.</text:p>
                          </text:list-item>
                          <text:list-item>
                            <text:p text:style-name="P117">Le système supprime l’adresse associée à l’entrepôt dans la base de données.</text:p>
                          </text:list-item>
                          <text:list-item>
                            <text:p text:style-name="P58">Le système ferme la fenêtre de gestion des <text:span text:style-name="T16">entrepôts</text:span>.</text:p>
                          </text:list-item>
                          <text:list-item>
                            <text:p text:style-name="P58">Le système <text:span text:style-name="T12">met à jour la liste de recherche du menu. principal pour refléter les changements apportés</text:span>.</text:p>
                          </text:list-item>
                        </text:list>
                      </text:list-item>
                      <text:list-item>
                        <text:p text:style-name="P83">Le système <text:span text:style-name="T16">ne peut supprimer l’entrepôt (</text:span><text:span text:style-name="T22">est lié à </text:span><text:span text:style-name="T28">un/</text:span><text:span text:style-name="T22">des</text:span><text:span text:style-name="T21"> </text:span><text:span text:style-name="T33">client(s), ordre(s) de restockage</text:span><text:span text:style-name="T21"> </text:span><text:span text:style-name="T22">ou</text:span><text:span text:style-name="T21"> </text:span><text:span text:style-name="T33">employé(s) (utilisateur)</text:span><text:span text:style-name="T22"> existants</text:span><text:span text:style-name="T16">)</text:span>.</text:p>
                        <text:list>
                          <text:list-item>
                            <text:p text:style-name="P58">Le système <text:span text:style-name="T16">affiche un message d’erreur à cet effet</text:span>.</text:p>
                          </text:list-item>
                        </text:list>
                      </text:list-item>
                    </text:list>
                  </text:list-item>
                  <text:list-item>
                    <text:p text:style-name="P58">L’utilisateur appuie sur le bouton « Annuler ».</text:p>
                    <text:list>
                      <text:list-item>
                        <text:p text:style-name="P58">Le système ferme la fenêtre de gestion des <text:span text:style-name="T35">entrepôts</text:span>.</text:p>
                      </text:list-item>
                    </text:list>
                  </text:list-item>
                </text:list>
              </text:list-item>
            </text:list>
          </table:table-cell>
        </table:table-row>
      </table:table>
      <text:p text:style-name="P23"/>
      <text:h text:style-name="Heading_20_4" text:outline-level="4"><text:span text:style-name="T20">6. </text:span>Fournisseurs</text:h>
      <text:p text:style-name="P24"/>
      <table:table table:name="Table25" table:style-name="Table25">
        <table:table-column table:style-name="Table25.A"/>
        <table:table-column table:style-name="Table25.B"/>
        <table:table-row table:style-name="Table25.1">
          <table:table-cell table:style-name="Table25.A1" table:number-columns-spanned="2" office:value-type="string">
            <text:p text:style-name="P123">Cas d’utilisation</text:p>
          </table:table-cell>
          <table:covered-table-cell/>
        </table:table-row>
        <table:table-row>
          <table:table-cell table:style-name="Table25.A2" office:value-type="string">
            <text:p text:style-name="P100">N<text:span text:style-name="T1">uméro :</text:span></text:p>
          </table:table-cell>
          <table:table-cell table:style-name="Table25.B2" office:value-type="string">
            <text:p text:style-name="P106"><text:span text:style-name="T34">6</text:span>.1</text:p>
          </table:table-cell>
        </table:table-row>
        <table:table-row>
          <table:table-cell table:style-name="Table25.A3" office:value-type="string">
            <text:p text:style-name="P100">Nom :</text:p>
          </table:table-cell>
          <table:table-cell table:style-name="Table25.B3" office:value-type="string">
            <text:p text:style-name="P106">Créer un <text:span text:style-name="T16">fournisseur</text:span></text:p>
          </table:table-cell>
        </table:table-row>
        <table:table-row>
          <table:table-cell table:style-name="Table25.A2" office:value-type="string">
            <text:p text:style-name="P112">Préalables :</text:p>
          </table:table-cell>
          <table:table-cell table:style-name="Table25.B2" office:value-type="string">
            <text:list xml:id="list75026527594692" text:continue-list="list75024803891442" text:style-name="L1">
              <text:list-item>
                <text:p text:style-name="P33"><text:span text:style-name="T3">L’utilisateur du programme </text:span><text:span text:style-name="T4">connecté</text:span><text:span text:style-name="T3"> est un </text:span><text:span text:style-name="T7">administrateur </text:span><text:span text:style-name="T10">ou un employé de bureau</text:span><text:span text:style-name="T3"> </text:span><text:span text:style-name="T5">(</text:span><text:span text:style-name="T3">1.5 Authentifier et autoriser un utilisateur</text:span><text:span text:style-name="T5">)</text:span></text:p>
              </text:list-item>
            </text:list>
          </table:table-cell>
        </table:table-row>
        <table:table-row>
          <table:table-cell table:style-name="Table25.A5" office:value-type="string">
            <text:p text:style-name="P100">Description :</text:p>
          </table:table-cell>
          <table:table-cell table:style-name="Table25.B5" office:value-type="string">
            <text:list xml:id="list1247682807" text:style-name="L27">
              <text:list-item>
                <text:p text:style-name="P59">L’<text:span text:style-name="T21">utilisateur</text:span> appuie sur le bouton de création d<text:span text:style-name="T16">e fournisseur</text:span> dans le menu principal.</text:p>
              </text:list-item>
              <text:list-item>
                <text:p text:style-name="P59">Le système ouvre la fenêtre de gestion des <text:span text:style-name="T16">fournisseurs</text:span> en mode création.</text:p>
              </text:list-item>
              <text:list-item>
                <text:p text:style-name="P59">L’utilisateur entre les données d<text:span text:style-name="T32">u nouve</text:span><text:span text:style-name="T35">au</text:span><text:span text:style-name="T21"> fournisseur</text:span> dans les champs appropriés.</text:p>
              </text:list-item>
              <text:list-item>
                <text:p text:style-name="P59">Soit :</text:p>
                <text:list>
                  <text:list-item>
                    <text:p text:style-name="P59">L’utilisateur appuie sur le bouton « Créer ».</text:p>
                    <text:list>
                      <text:list-item>
                        <text:p text:style-name="P59">Le système valide les données des champs.</text:p>
                      </text:list-item>
                      <text:list-item>
                        <text:p text:style-name="P59">Le système crée et sauvegarde <text:span text:style-name="T16">le fournisseur</text:span> dans la base de données.</text:p>
                      </text:list-item>
                      <text:list-item>
                        <text:p text:style-name="P59">Le système ferme la fenêtre de gestion des <text:span text:style-name="T16">fournisseurs</text:span>.</text:p>
                      </text:list-item>
                      <text:list-item>
                        <text:p text:style-name="P59">Le système ouvre la fenêtre de gestion des <text:span text:style-name="T16">fournisseurs</text:span> en mode visualisation pour <text:span text:style-name="T16">le fournisseur</text:span> créé.</text:p>
                      </text:list-item>
                    </text:list>
                  </text:list-item>
                  <text:list-item>
                    <text:p text:style-name="P59">L’utilisateur appuie sur le bouton « Annuler ».</text:p>
                    <text:list>
                      <text:list-item>
                        <text:p text:style-name="P59">Le système ferme la fenêtre de gestion des <text:span text:style-name="T16">fournisseurs</text:span>.</text:p>
                      </text:list-item>
                    </text:list>
                  </text:list-item>
                </text:list>
              </text:list-item>
            </text:list>
          </table:table-cell>
        </table:table-row>
      </table:table>
      <text:p text:style-name="P24"/>
      <text:p text:style-name="P24"/>
      <table:table table:name="Table26" table:style-name="Table26">
        <table:table-column table:style-name="Table26.A"/>
        <table:table-column table:style-name="Table26.B"/>
        <table:table-row table:style-name="Table26.1">
          <table:table-cell table:style-name="Table26.A1" table:number-columns-spanned="2" office:value-type="string">
            <text:p text:style-name="P123">Cas d’utilisation</text:p>
          </table:table-cell>
          <table:covered-table-cell/>
        </table:table-row>
        <table:table-row>
          <table:table-cell table:style-name="Table26.A2" office:value-type="string">
            <text:p text:style-name="P100">N<text:span text:style-name="T1">uméro :</text:span></text:p>
          </table:table-cell>
          <table:table-cell table:style-name="Table26.B2" office:value-type="string">
            <text:p text:style-name="P106"><text:span text:style-name="T34">6</text:span>.2</text:p>
          </table:table-cell>
        </table:table-row>
        <table:table-row>
          <table:table-cell table:style-name="Table26.A3" office:value-type="string">
            <text:p text:style-name="P100">Nom :</text:p>
          </table:table-cell>
          <table:table-cell table:style-name="Table26.B3" office:value-type="string">
            <text:p text:style-name="P106">Voir les détails d’un <text:span text:style-name="T16">fournisseur</text:span></text:p>
          </table:table-cell>
        </table:table-row>
        <table:table-row>
          <table:table-cell table:style-name="Table26.A2" office:value-type="string">
            <text:p text:style-name="P112">Préalables :</text:p>
          </table:table-cell>
          <table:table-cell table:style-name="Table26.B2" office:value-type="string">
            <text:list xml:id="list75025528028568" text:continue-list="list75026527594692" text:style-name="L1">
              <text:list-item>
                <text:p text:style-name="P34"><text:span text:style-name="T8">Un </text:span><text:span text:style-name="T2">utilisateur </text:span><text:span text:style-name="T8">est</text:span><text:span text:style-name="T2"> </text:span><text:span text:style-name="T4">connecté</text:span><text:span text:style-name="T2"> </text:span><text:span text:style-name="T9">a</text:span><text:span text:style-name="T2">u programme </text:span><text:span text:style-name="T5">(</text:span><text:span text:style-name="T2">1.5 Authentifier et autoriser un utilisateur</text:span><text:span text:style-name="T5">)</text:span></text:p>
              </text:list-item>
            </text:list>
          </table:table-cell>
        </table:table-row>
        <table:table-row>
          <table:table-cell table:style-name="Table26.A5" office:value-type="string">
            <text:p text:style-name="P100">Description :</text:p>
          </table:table-cell>
          <table:table-cell table:style-name="Table26.B5" office:value-type="string">
            <text:list text:style-name="L28">
              <text:list-item>
                <text:p text:style-name="P60">L’utilisateur entre des données dans le champ de recherche des <text:span text:style-name="T16">fournisseurs</text:span> du menu principal.</text:p>
              </text:list-item>
              <text:list-item>
                <text:p text:style-name="P60">Le système affiche la liste des <text:span text:style-name="T16">fournisseurs</text:span> correspondants.</text:p>
              </text:list-item>
              <text:list-item>
                <text:p text:style-name="P60">L’utilisateur sélectionne <text:span text:style-name="T26">le fournisseur</text:span> voulu dans la liste affichée.</text:p>
              </text:list-item>
              <text:list-item>
                <text:p text:style-name="P60">Le système active les boutons d’actions pour <text:span text:style-name="T16">le fournisseur</text:span> sélectionné.</text:p>
              </text:list-item>
              <text:list-item>
                <text:p text:style-name="P60">L’utilisateur clique sur le bouton d’action de visualisation.</text:p>
              </text:list-item>
              <text:list-item>
                <text:p text:style-name="P60">Le système ouvre la fenêtre de gestion des <text:span text:style-name="T16">fournisseurs</text:span> en mode visualisation pour <text:span text:style-name="T16">le fournisseur</text:span> sélectionné.</text:p>
              </text:list-item>
              <text:list-item>
                <text:p text:style-name="P60"><text:soft-page-break/>Soit :</text:p>
                <text:list>
                  <text:list-item>
                    <text:p text:style-name="P60">L’utilisateur appuie sur le bouton « OK ».</text:p>
                    <text:list>
                      <text:list-item>
                        <text:p text:style-name="P60">Le système ferme la fenêtre de gestion des <text:span text:style-name="T16">fournisseurs</text:span>.</text:p>
                      </text:list-item>
                    </text:list>
                  </text:list-item>
                  <text:list-item>
                    <text:p text:style-name="P60">L’utilisateur appuie sur le bouton « Annuler ».</text:p>
                    <text:list>
                      <text:list-item>
                        <text:p text:style-name="P60">Le système ferme la fenêtre de gestion des <text:span text:style-name="T16">fournisseurs</text:span>.</text:p>
                      </text:list-item>
                    </text:list>
                  </text:list-item>
                </text:list>
              </text:list-item>
            </text:list>
          </table:table-cell>
        </table:table-row>
      </table:table>
      <text:p text:style-name="P24"/>
      <text:p text:style-name="P24"/>
      <table:table table:name="Table27" table:style-name="Table27">
        <table:table-column table:style-name="Table27.A"/>
        <table:table-column table:style-name="Table27.B"/>
        <table:table-row table:style-name="Table27.1">
          <table:table-cell table:style-name="Table27.A1" table:number-columns-spanned="2" office:value-type="string">
            <text:p text:style-name="P123">Cas d’utilisation</text:p>
          </table:table-cell>
          <table:covered-table-cell/>
        </table:table-row>
        <table:table-row>
          <table:table-cell table:style-name="Table27.A2" office:value-type="string">
            <text:p text:style-name="P100">N<text:span text:style-name="T1">uméro :</text:span></text:p>
          </table:table-cell>
          <table:table-cell table:style-name="Table27.B2" office:value-type="string">
            <text:p text:style-name="P106"><text:span text:style-name="T34">6</text:span>.3</text:p>
          </table:table-cell>
        </table:table-row>
        <table:table-row>
          <table:table-cell table:style-name="Table27.A3" office:value-type="string">
            <text:p text:style-name="P100">Nom :</text:p>
          </table:table-cell>
          <table:table-cell table:style-name="Table27.B3" office:value-type="string">
            <text:p text:style-name="P106">Modifier un <text:span text:style-name="T16">fournisseur</text:span></text:p>
          </table:table-cell>
        </table:table-row>
        <table:table-row>
          <table:table-cell table:style-name="Table27.A2" office:value-type="string">
            <text:p text:style-name="P112">Préalables :</text:p>
          </table:table-cell>
          <table:table-cell table:style-name="Table27.B2" office:value-type="string">
            <text:list xml:id="list75024775141278" text:continue-list="list75025528028568" text:style-name="L1">
              <text:list-item>
                <text:p text:style-name="P34"><text:span text:style-name="T2">L’utilisateur du programme </text:span><text:span text:style-name="T4">connecté</text:span><text:span text:style-name="T2"> est un </text:span><text:span text:style-name="T7">administrateur </text:span><text:span text:style-name="T10">ou un employé de bureau</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27.A5" office:value-type="string">
            <text:p text:style-name="P100">Description :</text:p>
          </table:table-cell>
          <table:table-cell table:style-name="Table27.B5" office:value-type="string">
            <text:list text:style-name="L29">
              <text:list-item>
                <text:p text:style-name="P61">L’utilisateur entre des données dans le champ de recherche des <text:span text:style-name="T16">fournisseurs</text:span> du menu principal.</text:p>
              </text:list-item>
              <text:list-item>
                <text:p text:style-name="P61">Le système affiche la liste des <text:span text:style-name="T16">fournisseurs</text:span> correspondants.</text:p>
              </text:list-item>
              <text:list-item>
                <text:p text:style-name="P61">L’utilisateur sélectionne <text:span text:style-name="T16">le fournisseur</text:span> voulu dans la liste affichée.</text:p>
              </text:list-item>
              <text:list-item>
                <text:p text:style-name="P61">Le système active les boutons d’actions pour <text:span text:style-name="T16">le fournisseur</text:span> sélectionné.</text:p>
              </text:list-item>
              <text:list-item>
                <text:p text:style-name="P61">L’utilisateur clique sur le bouton d’action de <text:span text:style-name="T12">modification</text:span>.</text:p>
              </text:list-item>
              <text:list-item>
                <text:p text:style-name="P61">Le système ouvre la fenêtre de gestion des <text:span text:style-name="T16">fournisseurs</text:span> en mode <text:span text:style-name="T12">modification</text:span> pour <text:span text:style-name="T16">le fournisseur</text:span> sélectionné.</text:p>
              </text:list-item>
              <text:list-item>
                <text:p text:style-name="P74">L’utilisateur modifie les données dans les champs prévus à cet effet.</text:p>
              </text:list-item>
              <text:list-item>
                <text:p text:style-name="P61">Soit :</text:p>
                <text:list>
                  <text:list-item>
                    <text:p text:style-name="P61">L’utilisateur appuie sur le bouton « <text:span text:style-name="T12">Sauvegarder</text:span> ».</text:p>
                    <text:list>
                      <text:list-item>
                        <text:p text:style-name="P61">Le système valide les données des champs.</text:p>
                      </text:list-item>
                      <text:list-item>
                        <text:p text:style-name="P61">Le système sauvegarde <text:span text:style-name="T12">les modifications d</text:span><text:span text:style-name="T35">u</text:span><text:span text:style-name="T26"> fournisseur</text:span> dans la base de données.</text:p>
                      </text:list-item>
                      <text:list-item>
                        <text:p text:style-name="P61">Le système ferme la fenêtre de gestion des <text:span text:style-name="T16">fournisseurs</text:span>.</text:p>
                      </text:list-item>
                      <text:list-item>
                        <text:p text:style-name="P61">Le système <text:span text:style-name="T12">met à jour la liste de recherche du menu principal pour refléter les changements apportés</text:span>.</text:p>
                      </text:list-item>
                    </text:list>
                  </text:list-item>
                  <text:list-item>
                    <text:p text:style-name="P61">L’utilisateur appuie sur le bouton « Annuler ».</text:p>
                    <text:list>
                      <text:list-item>
                        <text:p text:style-name="P61">Le système ferme la fenêtre de gestion des <text:span text:style-name="T16">fournisseurs</text:span>.</text:p>
                      </text:list-item>
                    </text:list>
                  </text:list-item>
                </text:list>
              </text:list-item>
            </text:list>
          </table:table-cell>
        </table:table-row>
      </table:table>
      <text:p text:style-name="P24"/>
      <text:p text:style-name="P24"/>
      <table:table table:name="Table28" table:style-name="Table28">
        <table:table-column table:style-name="Table28.A"/>
        <table:table-column table:style-name="Table28.B"/>
        <table:table-row table:style-name="Table28.1">
          <table:table-cell table:style-name="Table28.A1" table:number-columns-spanned="2" office:value-type="string">
            <text:p text:style-name="P123">Cas d’utilisation</text:p>
          </table:table-cell>
          <table:covered-table-cell/>
        </table:table-row>
        <table:table-row>
          <table:table-cell table:style-name="Table28.A2" office:value-type="string">
            <text:p text:style-name="P100">N<text:span text:style-name="T1">uméro :</text:span></text:p>
          </table:table-cell>
          <table:table-cell table:style-name="Table28.B2" office:value-type="string">
            <text:p text:style-name="P106"><text:span text:style-name="T34">6</text:span>.4</text:p>
          </table:table-cell>
        </table:table-row>
        <table:table-row>
          <table:table-cell table:style-name="Table28.A3" office:value-type="string">
            <text:p text:style-name="P100">Nom :</text:p>
          </table:table-cell>
          <table:table-cell table:style-name="Table28.B3" office:value-type="string">
            <text:p text:style-name="P106">Supprimer un <text:span text:style-name="T16">fournisseur</text:span></text:p>
          </table:table-cell>
        </table:table-row>
        <table:table-row>
          <table:table-cell table:style-name="Table28.A2" office:value-type="string">
            <text:p text:style-name="P112">Préalables :</text:p>
          </table:table-cell>
          <table:table-cell table:style-name="Table28.B2" office:value-type="string">
            <text:list xml:id="list75025330046509" text:continue-list="list75024775141278" text:style-name="L1">
              <text:list-item>
                <text:p text:style-name="P34"><text:span text:style-name="T2">L’utilisateur du programme </text:span><text:span text:style-name="T4">connecté</text:span><text:span text:style-name="T2"> est un </text:span><text:span text:style-name="T7">administrateur </text:span><text:span text:style-name="T10">ou un employé de bureau</text:span><text:span text:style-name="T2"> </text:span><text:span text:style-name="T5">(</text:span><text:span text:style-name="T2">1.5 Authentifier et autoriser un utilisateur</text:span><text:span text:style-name="T5">)</text:span></text:p>
              </text:list-item>
            </text:list>
          </table:table-cell>
        </table:table-row>
        <text:soft-page-break/>
        <table:table-row>
          <table:table-cell table:style-name="Table28.A5" office:value-type="string">
            <text:p text:style-name="P100">Description :</text:p>
          </table:table-cell>
          <table:table-cell table:style-name="Table28.B5" office:value-type="string">
            <text:list text:style-name="L30">
              <text:list-item>
                <text:p text:style-name="P62">L’utilisateur entre des données dans le champ de recherche des <text:span text:style-name="T16">fournisseurs</text:span> du menu principal.</text:p>
              </text:list-item>
              <text:list-item>
                <text:p text:style-name="P62">Le système affiche la liste des <text:span text:style-name="T16">fournisseurs</text:span> correspondants.</text:p>
              </text:list-item>
              <text:list-item>
                <text:p text:style-name="P62">L’utilisateur sélectionne <text:span text:style-name="T16">le fournisseur</text:span> voulu dans la liste affichée.</text:p>
              </text:list-item>
              <text:list-item>
                <text:p text:style-name="P62">Le système active les boutons d’actions pour <text:span text:style-name="T16">le fournisseur</text:span> sélectionné.</text:p>
              </text:list-item>
              <text:list-item>
                <text:p text:style-name="P62">L’utilisateur clique sur le bouton d’action de <text:span text:style-name="T12">suppression</text:span>.</text:p>
              </text:list-item>
              <text:list-item>
                <text:p text:style-name="P62">Le système ouvre la fenêtre de gestion des <text:span text:style-name="T16">fournisseurs</text:span> en mode <text:span text:style-name="T12">suppression</text:span> pour le fournisseur sélectionné.</text:p>
              </text:list-item>
              <text:list-item>
                <text:p text:style-name="P62">Soit :</text:p>
                <text:list>
                  <text:list-item>
                    <text:p text:style-name="P62">L’utilisateur appuie sur le bouton « <text:span text:style-name="T12">Confirmer</text:span> ».</text:p>
                  </text:list-item>
                  <text:list-item>
                    <text:p text:style-name="P95">Soit :</text:p>
                    <text:list>
                      <text:list-item>
                        <text:p text:style-name="P95">Le système peut supprimer le fournisseur (<text:span text:style-name="T33">il</text:span><text:span text:style-name="T21"> n’</text:span><text:span text:style-name="T22">est lié à</text:span><text:span text:style-name="T21"> aucun </text:span><text:span text:style-name="T35">produit</text:span><text:span text:style-name="T22"> existant</text:span>)</text:p>
                        <text:list>
                          <text:list-item>
                            <text:p text:style-name="P95">Le système supprime le fournisseur dans la base de données.</text:p>
                          </text:list-item>
                          <text:list-item>
                            <text:p text:style-name="P62">Le système ferme la fenêtre de gestion des <text:span text:style-name="T16">fournisseurs</text:span>.</text:p>
                          </text:list-item>
                          <text:list-item>
                            <text:p text:style-name="P62">Le système <text:span text:style-name="T12">met à jour la liste de recherche du menu. principal pour refléter les changements apportés</text:span>.</text:p>
                          </text:list-item>
                        </text:list>
                      </text:list-item>
                      <text:list-item>
                        <text:p text:style-name="P84">Le système <text:span text:style-name="T16">ne peut supprimer le fournisseur (</text:span><text:span text:style-name="T22">est lié à </text:span><text:span text:style-name="T28">un/</text:span><text:span text:style-name="T22">des</text:span><text:span text:style-name="T21"> </text:span><text:span text:style-name="T35">produit</text:span><text:span text:style-name="T33">(s)</text:span><text:span text:style-name="T22"> existants</text:span><text:span text:style-name="T16">)</text:span>.</text:p>
                        <text:list>
                          <text:list-item>
                            <text:p text:style-name="P62">Le système <text:span text:style-name="T16">affiche un message d’erreur à cet effet</text:span>.</text:p>
                          </text:list-item>
                        </text:list>
                      </text:list-item>
                    </text:list>
                  </text:list-item>
                  <text:list-item>
                    <text:p text:style-name="P62">L’utilisateur appuie sur le bouton « Annuler ».</text:p>
                    <text:list>
                      <text:list-item>
                        <text:p text:style-name="P62">Le système ferme la fenêtre de gestion des <text:span text:style-name="T35">fournisseurs</text:span>.</text:p>
                      </text:list-item>
                    </text:list>
                  </text:list-item>
                </text:list>
              </text:list-item>
            </text:list>
          </table:table-cell>
        </table:table-row>
      </table:table>
      <text:p text:style-name="P24"/>
      <text:h text:style-name="Heading_20_4" text:outline-level="4"><text:span text:style-name="T20">7. </text:span>Produits</text:h>
      <text:p text:style-name="P25"/>
      <table:table table:name="Table29" table:style-name="Table29">
        <table:table-column table:style-name="Table29.A"/>
        <table:table-column table:style-name="Table29.B"/>
        <table:table-row table:style-name="Table29.1">
          <table:table-cell table:style-name="Table29.A1" table:number-columns-spanned="2" office:value-type="string">
            <text:p text:style-name="P124">Cas d’utilisation</text:p>
          </table:table-cell>
          <table:covered-table-cell/>
        </table:table-row>
        <table:table-row>
          <table:table-cell table:style-name="Table29.A2" office:value-type="string">
            <text:p text:style-name="P101">N<text:span text:style-name="T1">uméro :</text:span></text:p>
          </table:table-cell>
          <table:table-cell table:style-name="Table29.B2" office:value-type="string">
            <text:p text:style-name="P107"><text:span text:style-name="T36">7</text:span>.1</text:p>
          </table:table-cell>
        </table:table-row>
        <table:table-row>
          <table:table-cell table:style-name="Table29.A3" office:value-type="string">
            <text:p text:style-name="P101">Nom :</text:p>
          </table:table-cell>
          <table:table-cell table:style-name="Table29.B3" office:value-type="string">
            <text:p text:style-name="P107">Créer un <text:span text:style-name="T16">produit</text:span></text:p>
          </table:table-cell>
        </table:table-row>
        <table:table-row>
          <table:table-cell table:style-name="Table29.A2" office:value-type="string">
            <text:p text:style-name="P113">Préalables :</text:p>
          </table:table-cell>
          <table:table-cell table:style-name="Table29.B2" office:value-type="string">
            <text:list xml:id="list75026682018335" text:continue-list="list75025330046509" text:style-name="L1">
              <text:list-item>
                <text:p text:style-name="P35"><text:span text:style-name="T3">L’utilisateur du programme </text:span><text:span text:style-name="T4">connecté</text:span><text:span text:style-name="T3"> est un </text:span><text:span text:style-name="T7">administrateur </text:span><text:span text:style-name="T10">ou un employé de bureau</text:span><text:span text:style-name="T3"> </text:span><text:span text:style-name="T5">(</text:span><text:span text:style-name="T3">1.5 Authentifier et autoriser un utilisateur</text:span><text:span text:style-name="T5">)</text:span></text:p>
              </text:list-item>
            </text:list>
          </table:table-cell>
        </table:table-row>
        <table:table-row>
          <table:table-cell table:style-name="Table29.A5" office:value-type="string">
            <text:p text:style-name="P101">Description :</text:p>
          </table:table-cell>
          <table:table-cell table:style-name="Table29.B5" office:value-type="string">
            <text:list xml:id="list3827353729" text:style-name="L31">
              <text:list-item>
                <text:p text:style-name="P63">L’<text:span text:style-name="T21">utilisateur</text:span> appuie sur le bouton de création d<text:span text:style-name="T16">e produit</text:span> dans le menu principal.</text:p>
              </text:list-item>
              <text:list-item>
                <text:p text:style-name="P63">Le système ouvre la fenêtre de gestion des <text:span text:style-name="T16">produits</text:span> en mode création.</text:p>
              </text:list-item>
              <text:list-item>
                <text:p text:style-name="P118">L’utilisateur sélectionne ou crée un client à associer au produit.<text:span text:style-name="T4"/></text:p>
              </text:list-item>
              <text:list-item>
                <text:p text:style-name="P118">L’utilisateur sélectionne ou crée un fournisseur à associer au produit.</text:p>
              </text:list-item>
              <text:list-item>
                <text:p text:style-name="P63">L’utilisateur entre les données d<text:span text:style-name="T32">u nouve</text:span><text:span text:style-name="T35">au</text:span><text:span text:style-name="T21"> produit</text:span> dans les champs appropriés.</text:p>
              </text:list-item>
              <text:list-item>
                <text:p text:style-name="P63">Soit :</text:p>
                <text:list>
                  <text:list-item>
                    <text:p text:style-name="P63">L’utilisateur appuie sur le bouton « Créer ».</text:p>
                    <text:list>
                      <text:list-item>
                        <text:p text:style-name="P63">Le système valide les données des champs.</text:p>
                      </text:list-item>
                      <text:list-item>
                        <text:p text:style-name="P63">Le système crée et sauvegarde <text:span text:style-name="T16">le produit</text:span> dans la base de données.</text:p>
                      </text:list-item>
                      <text:list-item>
                        <text:p text:style-name="P63">Le système ferme la fenêtre de gestion des <text:span text:style-name="T16">produits</text:span>.</text:p>
                      </text:list-item>
                      <text:list-item>
                        <text:p text:style-name="P63">Le système ouvre la fenêtre de gestion des <text:span text:style-name="T16">produits</text:span> en mode visualisation pour <text:span text:style-name="T16">le produit</text:span> créé.</text:p>
                      </text:list-item>
                    </text:list>
                  </text:list-item>
                  <text:list-item>
                    <text:p text:style-name="P63">L’utilisateur appuie sur le bouton « Annuler ».</text:p>
                    <text:list>
                      <text:list-item>
                        <text:p text:style-name="P63">Le système ferme la fenêtre de gestion des <text:span text:style-name="T16">produits</text:span>.</text:p>
                      </text:list-item>
                    </text:list>
                  </text:list-item>
                </text:list>
              </text:list-item>
            </text:list>
          </table:table-cell>
        </table:table-row>
      </table:table>
      <text:p text:style-name="P25"/>
      <text:p text:style-name="P25"/>
      <table:table table:name="Table30" table:style-name="Table30">
        <table:table-column table:style-name="Table30.A"/>
        <table:table-column table:style-name="Table30.B"/>
        <table:table-row table:style-name="Table30.1">
          <table:table-cell table:style-name="Table30.A1" table:number-columns-spanned="2" office:value-type="string">
            <text:p text:style-name="P124">Cas d’utilisation</text:p>
          </table:table-cell>
          <table:covered-table-cell/>
        </table:table-row>
        <table:table-row>
          <table:table-cell table:style-name="Table30.A2" office:value-type="string">
            <text:p text:style-name="P101">N<text:span text:style-name="T1">uméro :</text:span></text:p>
          </table:table-cell>
          <table:table-cell table:style-name="Table30.B2" office:value-type="string">
            <text:p text:style-name="P107"><text:span text:style-name="T36">7</text:span>.2</text:p>
          </table:table-cell>
        </table:table-row>
        <table:table-row>
          <table:table-cell table:style-name="Table30.A3" office:value-type="string">
            <text:p text:style-name="P101">Nom :</text:p>
          </table:table-cell>
          <table:table-cell table:style-name="Table30.B3" office:value-type="string">
            <text:p text:style-name="P107">Voir les détails d’un <text:span text:style-name="T16">produit</text:span></text:p>
          </table:table-cell>
        </table:table-row>
        <table:table-row>
          <table:table-cell table:style-name="Table30.A2" office:value-type="string">
            <text:p text:style-name="P113">Préalables :</text:p>
          </table:table-cell>
          <table:table-cell table:style-name="Table30.B2" office:value-type="string">
            <text:list xml:id="list75025184188353" text:continue-list="list75026682018335" text:style-name="L1">
              <text:list-item>
                <text:p text:style-name="P35"><text:span text:style-name="T8">Un </text:span><text:span text:style-name="T2">utilisateur </text:span><text:span text:style-name="T8">est</text:span><text:span text:style-name="T2"> </text:span><text:span text:style-name="T4">connecté</text:span><text:span text:style-name="T2"> </text:span><text:span text:style-name="T9">a</text:span><text:span text:style-name="T2">u programme </text:span><text:span text:style-name="T5">(</text:span><text:span text:style-name="T2">1.5 Authentifier et autoriser un utilisateur</text:span><text:span text:style-name="T5">)</text:span></text:p>
              </text:list-item>
            </text:list>
          </table:table-cell>
        </table:table-row>
        <table:table-row>
          <table:table-cell table:style-name="Table30.A5" office:value-type="string">
            <text:p text:style-name="P101">Description :</text:p>
          </table:table-cell>
          <table:table-cell table:style-name="Table30.B5" office:value-type="string">
            <text:list text:style-name="L32">
              <text:list-item>
                <text:p text:style-name="P64">L’utilisateur entre des données dans le champ de recherche des <text:span text:style-name="T16">produits</text:span> du menu principal.</text:p>
              </text:list-item>
              <text:list-item>
                <text:p text:style-name="P64">Le système affiche la liste des <text:span text:style-name="T16">produits</text:span> correspondants.</text:p>
              </text:list-item>
              <text:list-item>
                <text:p text:style-name="P64">L’utilisateur sélectionne <text:span text:style-name="T26">le produit</text:span> voulu dans la liste affichée.</text:p>
              </text:list-item>
              <text:list-item>
                <text:p text:style-name="P64">Le système active les boutons d’actions pour <text:span text:style-name="T16">le produit</text:span> sélectionné.</text:p>
              </text:list-item>
              <text:list-item>
                <text:p text:style-name="P64">L’utilisateur clique sur le bouton d’action de visualisation.</text:p>
              </text:list-item>
              <text:list-item>
                <text:p text:style-name="P64"><text:soft-page-break/>Le système ouvre la fenêtre de gestion des <text:span text:style-name="T16">produits</text:span> en mode visualisation pour <text:span text:style-name="T16">le produit</text:span> sélectionné.</text:p>
              </text:list-item>
              <text:list-item>
                <text:p text:style-name="P64">Soit :</text:p>
                <text:list>
                  <text:list-item>
                    <text:p text:style-name="P64">L’utilisateur appuie sur le bouton « OK ».</text:p>
                    <text:list>
                      <text:list-item>
                        <text:p text:style-name="P64">Le système ferme la fenêtre de gestion des <text:span text:style-name="T16">produits</text:span>.</text:p>
                      </text:list-item>
                    </text:list>
                  </text:list-item>
                  <text:list-item>
                    <text:p text:style-name="P64">L’utilisateur appuie sur le bouton « Annuler ».</text:p>
                    <text:list>
                      <text:list-item>
                        <text:p text:style-name="P64">Le système ferme la fenêtre de gestion des <text:span text:style-name="T16">produits</text:span>.</text:p>
                      </text:list-item>
                    </text:list>
                  </text:list-item>
                </text:list>
              </text:list-item>
            </text:list>
          </table:table-cell>
        </table:table-row>
      </table:table>
      <text:p text:style-name="P25"/>
      <text:p text:style-name="P25"/>
      <table:table table:name="Table31" table:style-name="Table31">
        <table:table-column table:style-name="Table31.A"/>
        <table:table-column table:style-name="Table31.B"/>
        <table:table-row table:style-name="Table31.1">
          <table:table-cell table:style-name="Table31.A1" table:number-columns-spanned="2" office:value-type="string">
            <text:p text:style-name="P124">Cas d’utilisation</text:p>
          </table:table-cell>
          <table:covered-table-cell/>
        </table:table-row>
        <table:table-row>
          <table:table-cell table:style-name="Table31.A2" office:value-type="string">
            <text:p text:style-name="P101">N<text:span text:style-name="T1">uméro :</text:span></text:p>
          </table:table-cell>
          <table:table-cell table:style-name="Table31.B2" office:value-type="string">
            <text:p text:style-name="P107"><text:span text:style-name="T36">7</text:span>.3</text:p>
          </table:table-cell>
        </table:table-row>
        <table:table-row>
          <table:table-cell table:style-name="Table31.A3" office:value-type="string">
            <text:p text:style-name="P101">Nom :</text:p>
          </table:table-cell>
          <table:table-cell table:style-name="Table31.B3" office:value-type="string">
            <text:p text:style-name="P107">Modifier un <text:span text:style-name="T16">produit</text:span></text:p>
          </table:table-cell>
        </table:table-row>
        <table:table-row>
          <table:table-cell table:style-name="Table31.A2" office:value-type="string">
            <text:p text:style-name="P113">Préalables :</text:p>
          </table:table-cell>
          <table:table-cell table:style-name="Table31.B2" office:value-type="string">
            <text:list xml:id="list75025229843814" text:continue-list="list75025184188353" text:style-name="L1">
              <text:list-item>
                <text:p text:style-name="P35"><text:span text:style-name="T2">L’utilisateur du programme </text:span><text:span text:style-name="T4">connecté</text:span><text:span text:style-name="T2"> est un </text:span><text:span text:style-name="T7">administrateur </text:span><text:span text:style-name="T10">ou un employé de bureau</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31.A5" office:value-type="string">
            <text:p text:style-name="P101">Description :</text:p>
          </table:table-cell>
          <table:table-cell table:style-name="Table31.B5" office:value-type="string">
            <text:list text:style-name="L33">
              <text:list-item>
                <text:p text:style-name="P65">L’utilisateur entre des données dans le champ de recherche des <text:span text:style-name="T16">produits</text:span> du menu principal.</text:p>
              </text:list-item>
              <text:list-item>
                <text:p text:style-name="P65">Le système affiche la liste des <text:span text:style-name="T16">produits</text:span> correspondants.</text:p>
              </text:list-item>
              <text:list-item>
                <text:p text:style-name="P65">L’utilisateur sélectionne <text:span text:style-name="T16">le produit</text:span> voulu dans la liste affichée.</text:p>
              </text:list-item>
              <text:list-item>
                <text:p text:style-name="P65">Le système active les boutons d’actions pour <text:span text:style-name="T16">le produit</text:span> sélectionné.</text:p>
              </text:list-item>
              <text:list-item>
                <text:p text:style-name="P65">L’utilisateur clique sur le bouton d’action de <text:span text:style-name="T12">modification</text:span>.</text:p>
              </text:list-item>
              <text:list-item>
                <text:p text:style-name="P65">Le système ouvre la fenêtre de gestion des <text:span text:style-name="T16">produits</text:span> en mode <text:span text:style-name="T12">modification</text:span> pour <text:span text:style-name="T16">le produit</text:span> sélectionné.</text:p>
              </text:list-item>
              <text:list-item>
                <text:p text:style-name="P75">L’utilisateur modifie les données dans les champs prévus à cet effet.</text:p>
              </text:list-item>
              <text:list-item>
                <text:p text:style-name="P65">Soit :</text:p>
                <text:list>
                  <text:list-item>
                    <text:p text:style-name="P65">L’utilisateur appuie sur le bouton « <text:span text:style-name="T12">Sauvegarder</text:span> ».</text:p>
                    <text:list>
                      <text:list-item>
                        <text:p text:style-name="P65">Le système valide les données des champs.</text:p>
                      </text:list-item>
                      <text:list-item>
                        <text:p text:style-name="P65">Le système sauvegarde <text:span text:style-name="T12">les modifications d</text:span><text:span text:style-name="T35">u</text:span><text:span text:style-name="T26"> produit</text:span> dans la base de données.</text:p>
                      </text:list-item>
                      <text:list-item>
                        <text:p text:style-name="P65">Le système ferme la fenêtre de gestion des <text:span text:style-name="T16">produits</text:span>.</text:p>
                      </text:list-item>
                      <text:list-item>
                        <text:p text:style-name="P65">Le système <text:span text:style-name="T12">met à jour la liste de recherche du menu principal pour refléter les changements apportés</text:span>.</text:p>
                      </text:list-item>
                    </text:list>
                  </text:list-item>
                  <text:list-item>
                    <text:p text:style-name="P65">L’utilisateur appuie sur le bouton « Annuler ».</text:p>
                    <text:list>
                      <text:list-item>
                        <text:p text:style-name="P65">Le système ferme la fenêtre de gestion des <text:span text:style-name="T16">produits</text:span>.</text:p>
                      </text:list-item>
                    </text:list>
                  </text:list-item>
                </text:list>
              </text:list-item>
            </text:list>
          </table:table-cell>
        </table:table-row>
      </table:table>
      <text:p text:style-name="P25"/>
      <text:p text:style-name="P25"/>
      <table:table table:name="Table32" table:style-name="Table32">
        <table:table-column table:style-name="Table32.A"/>
        <table:table-column table:style-name="Table32.B"/>
        <table:table-row table:style-name="Table32.1">
          <table:table-cell table:style-name="Table32.A1" table:number-columns-spanned="2" office:value-type="string">
            <text:p text:style-name="P124">Cas d’utilisation</text:p>
          </table:table-cell>
          <table:covered-table-cell/>
        </table:table-row>
        <table:table-row>
          <table:table-cell table:style-name="Table32.A2" office:value-type="string">
            <text:p text:style-name="P101">N<text:span text:style-name="T1">uméro :</text:span></text:p>
          </table:table-cell>
          <table:table-cell table:style-name="Table32.B2" office:value-type="string">
            <text:p text:style-name="P107"><text:span text:style-name="T36">7</text:span>.4</text:p>
          </table:table-cell>
        </table:table-row>
        <table:table-row>
          <table:table-cell table:style-name="Table32.A3" office:value-type="string">
            <text:p text:style-name="P101">Nom :</text:p>
          </table:table-cell>
          <table:table-cell table:style-name="Table32.B3" office:value-type="string">
            <text:p text:style-name="P107">Supprimer un <text:span text:style-name="T16">produit</text:span></text:p>
          </table:table-cell>
        </table:table-row>
        <table:table-row>
          <table:table-cell table:style-name="Table32.A2" office:value-type="string">
            <text:p text:style-name="P113">Préalables :</text:p>
          </table:table-cell>
          <table:table-cell table:style-name="Table32.B2" office:value-type="string">
            <text:list xml:id="list75025850267814" text:continue-list="list75025229843814" text:style-name="L1">
              <text:list-item>
                <text:p text:style-name="P35"><text:span text:style-name="T2">L’utilisateur du programme </text:span><text:span text:style-name="T4">connecté</text:span><text:span text:style-name="T2"> est un </text:span><text:span text:style-name="T7">administrateur </text:span><text:span text:style-name="T10">ou un </text:span><text:soft-page-break/><text:span text:style-name="T10">employé de bureau</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32.A5" office:value-type="string">
            <text:p text:style-name="P101">Description :</text:p>
          </table:table-cell>
          <table:table-cell table:style-name="Table32.B5" office:value-type="string">
            <text:list xml:id="list1231507466" text:style-name="L34">
              <text:list-item>
                <text:p text:style-name="P66">L’utilisateur entre des données dans le champ de recherche des <text:span text:style-name="T16">produits</text:span> du menu principal.</text:p>
              </text:list-item>
              <text:list-item>
                <text:p text:style-name="P66">Le système affiche la liste des <text:span text:style-name="T16">produits</text:span> correspondants.</text:p>
              </text:list-item>
              <text:list-item>
                <text:p text:style-name="P66">L’utilisateur sélectionne <text:span text:style-name="T16">le produit</text:span> voulu dans la liste affichée.</text:p>
              </text:list-item>
              <text:list-item>
                <text:p text:style-name="P66">Le système active les boutons d’actions pour <text:span text:style-name="T16">le produit</text:span> sélectionné.</text:p>
              </text:list-item>
              <text:list-item>
                <text:p text:style-name="P66">L’utilisateur clique sur le bouton d’action de <text:span text:style-name="T12">suppression</text:span>.</text:p>
              </text:list-item>
              <text:list-item>
                <text:p text:style-name="P66">Le système ouvre la fenêtre de gestion des <text:span text:style-name="T16">produits</text:span> en mode <text:span text:style-name="T12">suppression</text:span> pour le produit sélectionné.</text:p>
              </text:list-item>
              <text:list-item>
                <text:p text:style-name="P66">Soit :</text:p>
                <text:list>
                  <text:list-item>
                    <text:p text:style-name="P66">L’utilisateur appuie sur le bouton « <text:span text:style-name="T12">Confirmer</text:span> ».</text:p>
                  </text:list-item>
                  <text:list-item>
                    <text:p text:style-name="P96">Soit :</text:p>
                    <text:list>
                      <text:list-item>
                        <text:p text:style-name="P96">Le système peut supprimer le produit (<text:span text:style-name="T33">il</text:span><text:span text:style-name="T21"> n’</text:span><text:span text:style-name="T22">est lié à</text:span><text:span text:style-name="T21"> aucun </text:span><text:span text:style-name="T37">ordre de restockage ou ordre d’expédition</text:span><text:span text:style-name="T22"> existant</text:span>)</text:p>
                        <text:list>
                          <text:list-item>
                            <text:p text:style-name="P96">Le système supprime le produit dans la base de données.</text:p>
                          </text:list-item>
                          <text:list-item>
                            <text:p text:style-name="P66">Le système ferme la fenêtre de gestion des <text:span text:style-name="T16">produits</text:span>.</text:p>
                          </text:list-item>
                          <text:list-item>
                            <text:p text:style-name="P66">Le système <text:span text:style-name="T12">met à jour la liste de recherche du menu. principal pour refléter les changements apportés</text:span>.</text:p>
                          </text:list-item>
                        </text:list>
                      </text:list-item>
                      <text:list-item>
                        <text:p text:style-name="P85">Le système <text:span text:style-name="T16">ne peut supprimer le produit (</text:span><text:span text:style-name="T22">est lié à </text:span><text:span text:style-name="T28">un/</text:span><text:span text:style-name="T22">des</text:span><text:span text:style-name="T21"> </text:span><text:span text:style-name="T37">ordre(s) de restockage ou ordre</text:span><text:span text:style-name="T33">(s)</text:span><text:span text:style-name="T37"> d’expédition</text:span><text:span text:style-name="T22"> existants</text:span><text:span text:style-name="T16">)</text:span>.</text:p>
                        <text:list>
                          <text:list-item>
                            <text:p text:style-name="P66">Le système <text:span text:style-name="T16">affiche un message d’erreur à cet effet</text:span>.</text:p>
                          </text:list-item>
                        </text:list>
                      </text:list-item>
                    </text:list>
                  </text:list-item>
                  <text:list-item>
                    <text:p text:style-name="P66">L’utilisateur appuie sur le bouton « Annuler ».</text:p>
                    <text:list>
                      <text:list-item>
                        <text:p text:style-name="P66">Le système ferme la fenêtre de gestion des <text:span text:style-name="T35">produits</text:span>.</text:p>
                      </text:list-item>
                    </text:list>
                  </text:list-item>
                </text:list>
              </text:list-item>
            </text:list>
          </table:table-cell>
        </table:table-row>
      </table:table>
      <text:p text:style-name="P25"/>
      <text:h text:style-name="Heading_20_4" text:outline-level="4"><text:span text:style-name="T20">8. </text:span>Expéditions</text:h>
      <text:p text:style-name="P26"/>
      <table:table table:name="Table33" table:style-name="Table33">
        <table:table-column table:style-name="Table33.A"/>
        <table:table-column table:style-name="Table33.B"/>
        <table:table-row table:style-name="Table33.1">
          <table:table-cell table:style-name="Table33.A1" table:number-columns-spanned="2" office:value-type="string">
            <text:p text:style-name="P125">Cas d’utilisation</text:p>
          </table:table-cell>
          <table:covered-table-cell/>
        </table:table-row>
        <table:table-row>
          <table:table-cell table:style-name="Table33.A2" office:value-type="string">
            <text:p text:style-name="P102">N<text:span text:style-name="T1">uméro :</text:span></text:p>
          </table:table-cell>
          <table:table-cell table:style-name="Table33.B2" office:value-type="string">
            <text:p text:style-name="P108"><text:span text:style-name="T38">8</text:span>.1</text:p>
          </table:table-cell>
        </table:table-row>
        <table:table-row>
          <table:table-cell table:style-name="Table33.A3" office:value-type="string">
            <text:p text:style-name="P102">Nom :</text:p>
          </table:table-cell>
          <table:table-cell table:style-name="Table33.B3" office:value-type="string">
            <text:p text:style-name="P108">Créer un<text:span text:style-name="T38">e expédition pour un ordre d’expédition</text:span></text:p>
          </table:table-cell>
        </table:table-row>
        <table:table-row>
          <table:table-cell table:style-name="Table33.A2" office:value-type="string">
            <text:p text:style-name="P114">Préalables :</text:p>
          </table:table-cell>
          <table:table-cell table:style-name="Table33.B2" office:value-type="string">
            <text:list xml:id="list75025471600669" text:continue-list="list75025850267814" text:style-name="L1">
              <text:list-item>
                <text:p text:style-name="P36"><text:span text:style-name="T3">L’utilisateur du programme </text:span><text:span text:style-name="T4">connecté</text:span><text:span text:style-name="T3"> est un </text:span><text:span text:style-name="T7">administrateur </text:span><text:span text:style-name="T10">ou un employé d</text:span><text:span text:style-name="T11">’entrepôt</text:span><text:span text:style-name="T3"> </text:span><text:span text:style-name="T5">(</text:span><text:span text:style-name="T3">1.5 Authentifier et autoriser un utilisateur</text:span><text:span text:style-name="T5">)</text:span></text:p>
              </text:list-item>
              <text:list-item>
                <text:p text:style-name="P130"><text:span text:style-name="T5">L’</text:span><text:span text:style-name="T2">ordre d’expédition visé a le statut « processing ».</text:span></text:p>
              </text:list-item>
            </text:list>
          </table:table-cell>
        </table:table-row>
        <table:table-row>
          <table:table-cell table:style-name="Table33.A5" office:value-type="string">
            <text:p text:style-name="P102">Description :</text:p>
          </table:table-cell>
          <table:table-cell table:style-name="Table33.B5" office:value-type="string">
            <text:list text:style-name="L35">
              <text:list-item>
                <text:p text:style-name="P67">L’<text:span text:style-name="T21">utilisateur</text:span> appuie sur le bouton de création d<text:span text:style-name="T16">e produit</text:span> dans le menu principal.</text:p>
              </text:list-item>
              <text:list-item>
                <text:p text:style-name="P67">Le système ouvre la fenêtre de gestion des <text:span text:style-name="T16">produits</text:span> en mode création.</text:p>
              </text:list-item>
              <text:list-item>
                <text:p text:style-name="P119">L’utilisateur sélectionne ou crée un client à associer au produit.</text:p>
              </text:list-item>
              <text:list-item>
                <text:p text:style-name="P119">L’utilisateur sélectionne ou crée un fournisseur à associer au produit.</text:p>
              </text:list-item>
              <text:list-item>
                <text:p text:style-name="P67">L’utilisateur entre les données d<text:span text:style-name="T32">u nouve</text:span><text:span text:style-name="T35">au</text:span><text:span text:style-name="T21"> produit</text:span> dans les champs appropriés.</text:p>
              </text:list-item>
              <text:list-item>
                <text:p text:style-name="P67">Soit :</text:p>
                <text:list>
                  <text:list-item>
                    <text:p text:style-name="P67">L’utilisateur appuie sur le bouton « Créer ».</text:p>
                    <text:list>
                      <text:list-item>
                        <text:p text:style-name="P67">Le système valide les données des champs.</text:p>
                      </text:list-item>
                      <text:list-item>
                        <text:p text:style-name="P67">Le système crée et sauvegarde <text:span text:style-name="T16">le produit</text:span> dans la base de données.</text:p>
                      </text:list-item>
                      <text:list-item>
                        <text:p text:style-name="P67">Le système ferme la fenêtre de gestion des <text:span text:style-name="T16">produits</text:span>.</text:p>
                      </text:list-item>
                      <text:list-item>
                        <text:p text:style-name="P67">Le système ouvre la fenêtre de gestion des <text:span text:style-name="T16">produits</text:span> en mode visualisation pour <text:span text:style-name="T16">le produit</text:span> créé.</text:p>
                      </text:list-item>
                    </text:list>
                  </text:list-item>
                  <text:list-item>
                    <text:p text:style-name="P67">L’utilisateur appuie sur le bouton « Annuler ».</text:p>
                    <text:list>
                      <text:list-item>
                        <text:p text:style-name="P67">Le système ferme la fenêtre de gestion des <text:span text:style-name="T16">produits</text:span>.</text:p>
                      </text:list-item>
                    </text:list>
                  </text:list-item>
                </text:list>
              </text:list-item>
            </text:list>
          </table:table-cell>
        </table:table-row>
      </table:table>
      <text:p text:style-name="P26"/>
      <text:h text:style-name="Heading_20_4" text:outline-level="4"><text:span text:style-name="T20">9. </text:span>Ordres d’expédition</text:h>
      <text:h text:style-name="Heading_20_4" text:outline-level="4"><text:span text:style-name="T20">10. </text:span>Ordres de restockage</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C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ans1" fo:font-family="'Liberation Sans'" style:font-style-name="Regular" style:font-family-generic="swiss" style:font-pitch="variable"/>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fo:keep-together="always" style:page-number="auto" fo:break-before="page"/>
      <style:text-properties fo:color="#00008b" loext:opacity="100%"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en" number:country="CA">$</number:currency-symbol>
      <number:number number:decimal-places="0" number:min-decimal-places="0" number:min-integer-digits="1" number:grouping="true"/>
    </number:currency-style>
    <number:currency-style style:name="N117">
      <number:text>-</number:text>
      <number:currency-symbol number:language="en" number:country="CA">$</number:currency-symbol>
      <number:number number:decimal-places="0" number:min-decimal-places="0" number:min-integer-digits="1" number:grouping="true"/>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21P0" style:volatile="true">
      <number:currency-symbol number:language="en" number:country="CA">$</number:currency-symbol>
      <number:number number:decimal-places="2" number:min-decimal-places="2" number:min-integer-digits="1" number:grouping="true"/>
    </number:currency-style>
    <number:currency-style style:name="N121">
      <number:text>-</number:text>
      <number:currency-symbol number:language="en" number:country="CA">$</number:currency-symbol>
      <number:number number:decimal-places="2" number:min-decimal-places="2" number:min-integer-digits="1" number:grouping="true"/>
      <style:map style:condition="value()&gt;=0" style:apply-style-name="N121P0"/>
    </number:currency-style>
    <number:currency-style style:name="N122P0" style:volatile="true">
      <number:currency-symbol number:language="en" number:country="CA">$</number:currency-symbol>
      <number:number number:decimal-places="0" number:min-decimal-places="0" number:min-integer-digits="1" number:grouping="true"/>
    </number:currency-style>
    <number:currency-style style:name="N122">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22P0"/>
    </number:currency-style>
    <number:currency-style style:name="N123P0" style:volatile="true">
      <number:currency-symbol number:language="en" number:country="CA">$</number:currency-symbol>
      <number:number number:decimal-places="2" number:min-decimal-places="2" number:min-integer-digits="1" number:grouping="true"/>
    </number:currency-style>
    <number:currency-style style:name="N123">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23P0"/>
    </number:currency-style>
    <number:currency-style style:name="N125P0" style:volatile="true">
      <number:currency-symbol number:language="en" number:country="CA">$</number:currency-symbol>
      <number:number number:decimal-places="2" number:min-decimal-places="0" number:min-integer-digits="1" number:decimal-replacement="--" number:grouping="true"/>
    </number:currency-style>
    <number:currency-style style:name="N125">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25P0"/>
    </number:currency-style>
    <number:date-style style:name="N10117" number:language="en" number:country="CA">
      <number:year number:style="long"/>
    </number:date-style>
    <number:date-style style:name="N20114" number:language="fr" number:country="CA">
      <number:year number:style="long"/>
    </number:date-style>
  </office:styles>
  <office:automatic-styles>
    <style:style style:name="MP1" style:family="paragraph" style:parent-style-name="Header">
      <style:text-properties fo:font-style="italic" officeooo:rsid="00253d4b" officeooo:paragraph-rsid="00253d4b" style:font-style-asian="italic" style:font-style-complex="italic"/>
    </style:style>
    <style:style style:name="MP2" style:family="paragraph" style:parent-style-name="Footer">
      <style:text-properties officeooo:rsid="00253d4b" officeooo:paragraph-rsid="00253d4b"/>
    </style:style>
    <style:style style:name="MT1" style:family="text">
      <style:text-properties style:text-underline-style="solid" style:text-underline-width="auto" style:text-underline-color="font-color" fo:font-weight="bold" style:font-weight-asian="bold" style:font-weight-complex="bold"/>
    </style:style>
    <style:style style:name="MT2" style:family="text">
      <style:text-properties style:text-underline-style="none" fo:font-weight="normal" style:font-weight-asian="normal" style:font-weight-complex="normal"/>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420-DA3 Développement d’applications multi-tiers</text:span><text:span text:style-name="MT2"><text:tab/></text:span>Projet – Analyse (version enseignant)</text:p>
      </style:header>
      <style:footer>
        <text:p text:style-name="MP2">© <text:date style:data-style-name="N20114" text:date-value="2024-10-15T07:50:24.498999724">2024</text:date><text:s/>Marc-Eric Boury – Tous droits réservés<text:tab/><text:tab/>Page <text:page-number text:select-page="current">27</text:page-number><text:s/>sur <text:page-count>2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0-14T20:01:09.719000000</dc:date>
    <meta:editing-duration>P1DT9H26M24S</meta:editing-duration>
    <meta:editing-cycles>32</meta:editing-cycles>
    <meta:generator>LibreOffice/7.5.4.2$Windows_X86_64 LibreOffice_project/36ccfdc35048b057fd9854c757a8b67ec53977b6</meta:generator>
    <meta:document-statistic meta:table-count="33" meta:image-count="0" meta:object-count="0" meta:page-count="27" meta:paragraph-count="722" meta:word-count="5907" meta:character-count="35682" meta:non-whitespace-character-count="30964"/>
  </office:meta>
</office:document-meta>
</file>